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  <style:font-face style:name="Cascadia Code SemiBold" svg:font-family="Cascadia Code SemiBold" style:font-family-generic="modern" style:font-pitch="fixed" svg:panose-1="2 11 6 9 2 0 0 2 0 4"/>
    <style:font-face style:name="Cascadia Code Light" svg:font-family="Cascadia Code Light" style:font-family-generic="modern" style:font-pitch="fixed" svg:panose-1="2 11 6 9 2 0 0 2 0 4"/>
    <style:font-face style:name="Cascadia Code SemiLight" svg:font-family="Cascadia Code SemiLight" style:font-family-generic="modern" style:font-pitch="fixed" svg:panose-1="2 11 6 9 2 0 0 2 0 4"/>
  </office:font-face-decls>
  <office:automatic-styles>
    <style:style style:name="P1" style:parent-style-name="Standard" style:master-page-name="MP0" style:family="paragraph">
      <style:paragraph-properties fo:break-before="page" fo:margin-bottom="0in" style:line-height-at-least="0.1979in" fo:background-color="#1E1E1E">
        <style:background-fill draw:fill="solid" draw:fill-color="#1E1E1E"/>
      </style:paragraph-properties>
    </style:style>
    <style:style style:name="T2" style:parent-style-name="Absatz-Standardschriftart" style:family="text">
      <style:text-properties style:font-name="Consolas" style:font-name-asian="Times New Roman" fo:color="#DCDCAA" style:letter-kerning="false" fo:font-size="10.5pt" style:font-size-asian="10.5pt" style:font-size-complex="10.5pt" fo:language="fr" fo:country="CH" style:language-asian="de" style:country-asian="CH"/>
    </style:style>
    <style:style style:name="T3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4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5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6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7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8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9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P10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1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12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13" style:parent-style-name="Absatz-Standardschriftart" style:family="text">
      <style:text-properties style:font-name="Consolas" style:font-name-asian="Times New Roman" fo:color="#DCDCAA" style:letter-kerning="false" fo:font-size="10.5pt" style:font-size-asian="10.5pt" style:font-size-complex="10.5pt" fo:language="fr" fo:country="CH" style:language-asian="de" style:country-asian="CH"/>
    </style:style>
    <style:style style:name="T14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5" style:parent-style-name="Absatz-Standardschriftart" style:family="text">
      <style:text-properties style:font-name="Consolas" style:font-name-asian="Times New Roman" fo:color="#9A9A9A" style:letter-kerning="false" fo:font-size="10.5pt" style:font-size-asian="10.5pt" style:font-size-complex="10.5pt" fo:language="fr" fo:country="CH" style:language-asian="de" style:country-asian="CH"/>
    </style:style>
    <style:style style:name="T16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7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18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9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20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P21" style:parent-style-name="Standard" style:family="paragraph">
      <style:paragraph-properties fo:text-align="center"/>
      <style:text-properties fo:color="#FFFFFF" fo:font-size="90pt" style:font-size-asian="90pt" style:font-size-complex="90pt"/>
    </style:style>
    <style:style style:name="P22" style:parent-style-name="Standard" style:family="paragraph">
      <style:paragraph-properties fo:text-align="center"/>
      <style:text-properties fo:color="#FFFFFF" fo:font-size="36pt" style:font-size-asian="36pt" style:font-size-complex="36pt"/>
    </style:style>
    <style:style style:name="T23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24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25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26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27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28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29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30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31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P32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33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34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35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36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37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38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39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40" style:parent-style-name="Absatz-Standardschriftart" style:family="text">
      <style:text-properties style:font-name="Consolas" style:font-name-asian="Times New Roman" fo:color="#DCDCAA" style:letter-kerning="false" fo:font-size="10.5pt" style:font-size-asian="10.5pt" style:font-size-complex="10.5pt" fo:language="fr" fo:country="CH" style:language-asian="de" style:country-asian="CH"/>
    </style:style>
    <style:style style:name="T41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42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43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44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45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46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47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48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49" style:parent-style-name="Absatz-Standardschriftart" style:family="text">
      <style:text-properties style:font-name="Consolas" style:font-name-asian="Times New Roman" fo:color="#D8A0DF" style:letter-kerning="false" fo:font-size="10.5pt" style:font-size-asian="10.5pt" style:font-size-complex="10.5pt" style:language-asian="de" style:country-asian="CH"/>
    </style:style>
    <style:style style:name="T50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51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52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53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54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55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style:language-asian="de" style:country-asian="CH"/>
    </style:style>
    <style:style style:name="T56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style:language-asian="de" style:country-asian="CH"/>
    </style:style>
    <style:style style:name="T57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style:language-asian="de" style:country-asian="CH"/>
    </style:style>
    <style:style style:name="T58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59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60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61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62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63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style:language-asian="de" style:country-asian="CH"/>
    </style:style>
    <style:style style:name="T64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style:language-asian="de" style:country-asian="CH"/>
    </style:style>
    <style:style style:name="T65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style:language-asian="de" style:country-asian="CH"/>
    </style:style>
    <style:style style:name="T66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P67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68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69" style:parent-style-name="Absatz-Standardschriftart" style:family="text">
      <style:text-properties style:font-name="Consolas" style:font-name-asian="Times New Roman" fo:color="#D8A0DF" style:letter-kerning="false" fo:font-size="10.5pt" style:font-size-asian="10.5pt" style:font-size-complex="10.5pt" style:language-asian="de" style:country-asian="CH"/>
    </style:style>
    <style:style style:name="T70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71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72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73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74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75" style:parent-style-name="Absatz-Standardschriftart" style:family="text">
      <style:text-properties style:font-name="Consolas" style:font-name-asian="Times New Roman" fo:color="#B5CEA8" style:letter-kerning="false" fo:font-size="10.5pt" style:font-size-asian="10.5pt" style:font-size-complex="10.5pt" style:language-asian="de" style:country-asian="CH"/>
    </style:style>
    <style:style style:name="T76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77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78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79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80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81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82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83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84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85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86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87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88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89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90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P91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92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93" style:parent-style-name="Absatz-Standardschriftart" style:family="text">
      <style:text-properties style:font-name="Consolas" style:font-name-asian="Times New Roman" fo:color="#DCDCAA" style:letter-kerning="false" fo:font-size="10.5pt" style:font-size-asian="10.5pt" style:font-size-complex="10.5pt" style:language-asian="de" style:country-asian="CH"/>
    </style:style>
    <style:style style:name="T94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95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96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97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98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99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100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01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style:language-asian="de" style:country-asian="CH"/>
    </style:style>
    <style:style style:name="T102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style:language-asian="de" style:country-asian="CH"/>
    </style:style>
    <style:style style:name="T103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style:language-asian="de" style:country-asian="CH"/>
    </style:style>
    <style:style style:name="T104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05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P106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07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08" style:parent-style-name="Absatz-Standardschriftart" style:family="text">
      <style:text-properties style:font-name="Consolas" style:font-name-asian="Times New Roman" fo:color="#D8A0DF" style:letter-kerning="false" fo:font-size="10.5pt" style:font-size-asian="10.5pt" style:font-size-complex="10.5pt" style:language-asian="de" style:country-asian="CH"/>
    </style:style>
    <style:style style:name="T109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10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111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12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113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14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115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116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117" style:parent-style-name="Absatz-Standardschriftart" style:family="text">
      <style:text-properties style:font-name="Consolas" style:font-name-asian="Times New Roman" fo:color="#DCDCAA" style:letter-kerning="false" fo:font-size="10.5pt" style:font-size-asian="10.5pt" style:font-size-complex="10.5pt" style:language-asian="de" style:country-asian="CH"/>
    </style:style>
    <style:style style:name="T118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19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120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21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122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23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124" style:parent-style-name="Absatz-Standardschriftart" style:family="text">
      <style:text-properties style:font-name="Consolas" style:font-name-asian="Times New Roman" fo:color="#B5CEA8" style:letter-kerning="false" fo:font-size="10.5pt" style:font-size-asian="10.5pt" style:font-size-complex="10.5pt" style:language-asian="de" style:country-asian="CH"/>
    </style:style>
    <style:style style:name="T125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26" style:parent-style-name="Absatz-Standardschriftart" style:family="text">
      <style:text-properties style:font-name="Consolas" style:font-name-asian="Times New Roman" fo:color="#DCDCAA" style:letter-kerning="false" fo:font-size="10.5pt" style:font-size-asian="10.5pt" style:font-size-complex="10.5pt" style:language-asian="de" style:country-asian="CH"/>
    </style:style>
    <style:style style:name="T127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28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129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30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131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32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133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34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style:language-asian="de" style:country-asian="CH"/>
    </style:style>
    <style:style style:name="T135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style:language-asian="de" style:country-asian="CH"/>
    </style:style>
    <style:style style:name="T136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style:language-asian="de" style:country-asian="CH"/>
    </style:style>
    <style:style style:name="T137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38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P139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40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41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P142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43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P144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P145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46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47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48" style:parent-style-name="Absatz-Standardschriftart" style:family="text">
      <style:text-properties style:font-name="Consolas" style:font-name-asian="Times New Roman" fo:color="#DCDCAA" style:letter-kerning="false" fo:font-size="10.5pt" style:font-size-asian="10.5pt" style:font-size-complex="10.5pt" style:language-asian="de" style:country-asian="CH"/>
    </style:style>
    <style:style style:name="T149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150" style:parent-style-name="Absatz-Standardschriftart" style:family="text">
      <style:text-properties style:font-name="Consolas" style:font-name-asian="Times New Roman" fo:color="#9A9A9A" style:letter-kerning="false" fo:font-size="10.5pt" style:font-size-asian="10.5pt" style:font-size-complex="10.5pt" style:language-asian="de" style:country-asian="CH"/>
    </style:style>
    <style:style style:name="T151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152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53" style:parent-style-name="Absatz-Standardschriftart" style:family="text">
      <style:text-properties style:font-name="Consolas" style:font-name-asian="Times New Roman" fo:color="#9A9A9A" style:letter-kerning="false" fo:font-size="10.5pt" style:font-size-asian="10.5pt" style:font-size-complex="10.5pt" style:language-asian="de" style:country-asian="CH"/>
    </style:style>
    <style:style style:name="T154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155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56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P157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58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59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60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61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162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163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64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165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166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67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168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P169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70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71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172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73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174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75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176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177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178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179" style:parent-style-name="Absatz-Standardschriftart" style:family="text">
      <style:text-properties style:font-name="Consolas" style:font-name-asian="Times New Roman" fo:color="#DCDCAA" style:letter-kerning="false" fo:font-size="10.5pt" style:font-size-asian="10.5pt" style:font-size-complex="10.5pt" style:language-asian="de" style:country-asian="CH"/>
    </style:style>
    <style:style style:name="T180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81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style:language-asian="de" style:country-asian="CH"/>
    </style:style>
    <style:style style:name="T182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style:language-asian="de" style:country-asian="CH"/>
    </style:style>
    <style:style style:name="T183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style:language-asian="de" style:country-asian="CH"/>
    </style:style>
    <style:style style:name="T184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85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P186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87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88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189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90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191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92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193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194" style:parent-style-name="Absatz-Standardschriftart" style:family="text">
      <style:text-properties style:font-name="Consolas" style:font-name-asian="Times New Roman" fo:color="#DCDCAA" style:letter-kerning="false" fo:font-size="10.5pt" style:font-size-asian="10.5pt" style:font-size-complex="10.5pt" style:language-asian="de" style:country-asian="CH"/>
    </style:style>
    <style:style style:name="T195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96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style:language-asian="de" style:country-asian="CH"/>
    </style:style>
    <style:style style:name="T197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style:language-asian="de" style:country-asian="CH"/>
    </style:style>
    <style:style style:name="T198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style:language-asian="de" style:country-asian="CH"/>
    </style:style>
    <style:style style:name="T199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200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P201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202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203" style:parent-style-name="Absatz-Standardschriftart" style:family="text">
      <style:text-properties style:font-name="Consolas" style:font-name-asian="Times New Roman" fo:color="#D8A0DF" style:letter-kerning="false" fo:font-size="10.5pt" style:font-size-asian="10.5pt" style:font-size-complex="10.5pt" style:language-asian="de" style:country-asian="CH"/>
    </style:style>
    <style:style style:name="T204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205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206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207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208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209" style:parent-style-name="Absatz-Standardschriftart" style:family="text">
      <style:text-properties style:font-name="Consolas" style:font-name-asian="Times New Roman" fo:color="#B5CEA8" style:letter-kerning="false" fo:font-size="10.5pt" style:font-size-asian="10.5pt" style:font-size-complex="10.5pt" style:language-asian="de" style:country-asian="CH"/>
    </style:style>
    <style:style style:name="T210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211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212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213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214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215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216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217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218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219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220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221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222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223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224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P225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226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227" style:parent-style-name="Absatz-Standardschriftart" style:family="text">
      <style:text-properties style:font-name="Consolas" style:font-name-asian="Times New Roman" fo:color="#D8A0DF" style:letter-kerning="false" fo:font-size="10.5pt" style:font-size-asian="10.5pt" style:font-size-complex="10.5pt" fo:language="fr" fo:country="CH" style:language-asian="de" style:country-asian="CH"/>
    </style:style>
    <style:style style:name="T228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229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230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231" style:parent-style-name="Absatz-Standardschriftart" style:family="text">
      <style:text-properties style:font-name="Consolas" style:font-name-asian="Times New Roman" fo:color="#DCDCAA" style:letter-kerning="false" fo:font-size="10.5pt" style:font-size-asian="10.5pt" style:font-size-complex="10.5pt" fo:language="fr" fo:country="CH" style:language-asian="de" style:country-asian="CH"/>
    </style:style>
    <style:style style:name="T232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233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234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235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236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237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238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239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240" style:parent-style-name="Absatz-Standardschriftart" style:family="text">
      <style:text-properties style:font-name="Consolas" style:font-name-asian="Times New Roman" fo:color="#B5CEA8" style:letter-kerning="false" fo:font-size="10.5pt" style:font-size-asian="10.5pt" style:font-size-complex="10.5pt" fo:language="fr" fo:country="CH" style:language-asian="de" style:country-asian="CH"/>
    </style:style>
    <style:style style:name="T241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242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243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244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245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246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247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248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249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250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251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252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253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254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255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256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257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258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259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260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261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262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263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264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265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266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267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268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269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270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P271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272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273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274" style:parent-style-name="Absatz-Standardschriftart" style:family="text">
      <style:text-properties style:font-name="Consolas" style:font-name-asian="Times New Roman" fo:color="#DCDCAA" style:letter-kerning="false" fo:font-size="10.5pt" style:font-size-asian="10.5pt" style:font-size-complex="10.5pt" fo:language="fr" fo:country="CH" style:language-asian="de" style:country-asian="CH"/>
    </style:style>
    <style:style style:name="T275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276" style:parent-style-name="Absatz-Standardschriftart" style:family="text">
      <style:text-properties style:font-name="Consolas" style:font-name-asian="Times New Roman" fo:color="#9A9A9A" style:letter-kerning="false" fo:font-size="10.5pt" style:font-size-asian="10.5pt" style:font-size-complex="10.5pt" fo:language="fr" fo:country="CH" style:language-asian="de" style:country-asian="CH"/>
    </style:style>
    <style:style style:name="T277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278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279" style:parent-style-name="Absatz-Standardschriftart" style:family="text">
      <style:text-properties style:font-name="Consolas" style:font-name-asian="Times New Roman" fo:color="#9A9A9A" style:letter-kerning="false" fo:font-size="10.5pt" style:font-size-asian="10.5pt" style:font-size-complex="10.5pt" fo:language="fr" fo:country="CH" style:language-asian="de" style:country-asian="CH"/>
    </style:style>
    <style:style style:name="T280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281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282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283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284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285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286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287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288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289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290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291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292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293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294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295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296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297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298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299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300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301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302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303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304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305" style:parent-style-name="Absatz-Standardschriftart" style:family="text">
      <style:text-properties style:font-name="Consolas" style:font-name-asian="Times New Roman" fo:color="#DCDCAA" style:letter-kerning="false" fo:font-size="10.5pt" style:font-size-asian="10.5pt" style:font-size-complex="10.5pt" fo:language="fr" fo:country="CH" style:language-asian="de" style:country-asian="CH"/>
    </style:style>
    <style:style style:name="T306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307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308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309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310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311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312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313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314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315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316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317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318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319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320" style:parent-style-name="Absatz-Standardschriftart" style:family="text">
      <style:text-properties style:font-name="Consolas" style:font-name-asian="Times New Roman" fo:color="#DCDCAA" style:letter-kerning="false" fo:font-size="10.5pt" style:font-size-asian="10.5pt" style:font-size-complex="10.5pt" style:language-asian="de" style:country-asian="CH"/>
    </style:style>
    <style:style style:name="T321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322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style:language-asian="de" style:country-asian="CH"/>
    </style:style>
    <style:style style:name="T323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style:language-asian="de" style:country-asian="CH"/>
    </style:style>
    <style:style style:name="T324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style:language-asian="de" style:country-asian="CH"/>
    </style:style>
    <style:style style:name="T325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326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P327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328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329" style:parent-style-name="Absatz-Standardschriftart" style:family="text">
      <style:text-properties style:font-name="Consolas" style:font-name-asian="Times New Roman" fo:color="#D8A0DF" style:letter-kerning="false" fo:font-size="10.5pt" style:font-size-asian="10.5pt" style:font-size-complex="10.5pt" style:language-asian="de" style:country-asian="CH"/>
    </style:style>
    <style:style style:name="T330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331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332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333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334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335" style:parent-style-name="Absatz-Standardschriftart" style:family="text">
      <style:text-properties style:font-name="Consolas" style:font-name-asian="Times New Roman" fo:color="#B5CEA8" style:letter-kerning="false" fo:font-size="10.5pt" style:font-size-asian="10.5pt" style:font-size-complex="10.5pt" style:language-asian="de" style:country-asian="CH"/>
    </style:style>
    <style:style style:name="T336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337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338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339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340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341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342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343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344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345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346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347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348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349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350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P351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352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353" style:parent-style-name="Absatz-Standardschriftart" style:family="text">
      <style:text-properties style:font-name="Consolas" style:font-name-asian="Times New Roman" fo:color="#D8A0DF" style:letter-kerning="false" fo:font-size="10.5pt" style:font-size-asian="10.5pt" style:font-size-complex="10.5pt" fo:language="fr" fo:country="CH" style:language-asian="de" style:country-asian="CH"/>
    </style:style>
    <style:style style:name="T354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355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356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357" style:parent-style-name="Absatz-Standardschriftart" style:family="text">
      <style:text-properties style:font-name="Consolas" style:font-name-asian="Times New Roman" fo:color="#DCDCAA" style:letter-kerning="false" fo:font-size="10.5pt" style:font-size-asian="10.5pt" style:font-size-complex="10.5pt" fo:language="fr" fo:country="CH" style:language-asian="de" style:country-asian="CH"/>
    </style:style>
    <style:style style:name="T358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359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360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361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362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363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364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365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366" style:parent-style-name="Absatz-Standardschriftart" style:family="text">
      <style:text-properties style:font-name="Consolas" style:font-name-asian="Times New Roman" fo:color="#B5CEA8" style:letter-kerning="false" fo:font-size="10.5pt" style:font-size-asian="10.5pt" style:font-size-complex="10.5pt" fo:language="fr" fo:country="CH" style:language-asian="de" style:country-asian="CH"/>
    </style:style>
    <style:style style:name="T367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368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369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370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P371" style:parent-style-name="Standard" style:family="paragraph">
      <style:paragraph-properties fo:text-indent="-0.0986in"/>
      <style:text-properties fo:color="#FFFFFF" fo:font-size="36pt" style:font-size-asian="36pt" style:font-size-complex="36pt"/>
    </style:style>
    <style:style style:name="P372" style:parent-style-name="Standard" style:family="paragraph">
      <style:paragraph-properties fo:text-indent="-0.0986in"/>
      <style:text-properties fo:color="#FFFFFF" fo:font-size="36pt" style:font-size-asian="36pt" style:font-size-complex="36pt"/>
    </style:style>
    <style:style style:name="P373" style:parent-style-name="Standard" style:family="paragraph">
      <style:paragraph-properties fo:text-indent="-0.0986in"/>
      <style:text-properties fo:color="#FFFFFF" fo:font-size="36pt" style:font-size-asian="36pt" style:font-size-complex="36pt"/>
    </style:style>
    <style:style style:name="P374" style:parent-style-name="Standard" style:family="paragraph">
      <style:paragraph-properties fo:text-indent="-0.0986in"/>
      <style:text-properties fo:color="#FFFFFF" fo:font-size="36pt" style:font-size-asian="36pt" style:font-size-complex="36pt"/>
    </style:style>
    <style:style style:name="T375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376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377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378" style:parent-style-name="Absatz-Standardschriftart" style:family="text">
      <style:text-properties style:font-name="Consolas" style:font-name-asian="Times New Roman" fo:color="#DCDCAA" style:letter-kerning="false" fo:font-size="10.5pt" style:font-size-asian="10.5pt" style:font-size-complex="10.5pt" fo:language="fr" fo:country="CH" style:language-asian="de" style:country-asian="CH"/>
    </style:style>
    <style:style style:name="T379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380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381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382" style:parent-style-name="Absatz-Standardschriftart" style:family="text">
      <style:text-properties style:font-name="Consolas" style:font-name-asian="Times New Roman" fo:color="#DCDCAA" style:letter-kerning="false" fo:font-size="10.5pt" style:font-size-asian="10.5pt" style:font-size-complex="10.5pt" fo:language="fr" fo:country="CH" style:language-asian="de" style:country-asian="CH"/>
    </style:style>
    <style:style style:name="T383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384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385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386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387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388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389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390" style:parent-style-name="Absatz-Standardschriftart" style:family="text">
      <style:text-properties style:font-name="Consolas" style:font-name-asian="Times New Roman" fo:color="#B5CEA8" style:letter-kerning="false" fo:font-size="10.5pt" style:font-size-asian="10.5pt" style:font-size-complex="10.5pt" fo:language="fr" fo:country="CH" style:language-asian="de" style:country-asian="CH"/>
    </style:style>
    <style:style style:name="T391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392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393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394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395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P396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397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398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P399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400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401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402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403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404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405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406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407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408" style:parent-style-name="Absatz-Standardschriftart" style:family="text">
      <style:text-properties style:font-name="Consolas" style:font-name-asian="Times New Roman" fo:color="#DCDCAA" style:letter-kerning="false" fo:font-size="10.5pt" style:font-size-asian="10.5pt" style:font-size-complex="10.5pt" style:language-asian="de" style:country-asian="CH"/>
    </style:style>
    <style:style style:name="T409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410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style:language-asian="de" style:country-asian="CH"/>
    </style:style>
    <style:style style:name="T411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style:language-asian="de" style:country-asian="CH"/>
    </style:style>
    <style:style style:name="T412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style:language-asian="de" style:country-asian="CH"/>
    </style:style>
    <style:style style:name="T413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414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P415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416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P417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P418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419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420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421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422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423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P424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425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426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427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428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429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430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style:language-asian="de" style:country-asian="CH"/>
    </style:style>
    <style:style style:name="T431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style:language-asian="de" style:country-asian="CH"/>
    </style:style>
    <style:style style:name="T432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style:language-asian="de" style:country-asian="CH"/>
    </style:style>
    <style:style style:name="T433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P434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435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436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437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P438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439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440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441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442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443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444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445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style:language-asian="de" style:country-asian="CH"/>
    </style:style>
    <style:style style:name="T446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style:language-asian="de" style:country-asian="CH"/>
    </style:style>
    <style:style style:name="T447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style:language-asian="de" style:country-asian="CH"/>
    </style:style>
    <style:style style:name="T448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P449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450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451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452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453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454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455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456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457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458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459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460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461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462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463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464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465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466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467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468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469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470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471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472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473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474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475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476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477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478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479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480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481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482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483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484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485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486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487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488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489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490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491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492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493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494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495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496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497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498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499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P500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501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502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503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504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505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506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507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508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509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510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511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512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513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514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515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516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517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518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519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520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521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522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523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524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525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526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527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528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529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530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531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532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533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534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P535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536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537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538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539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540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541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542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543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P544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545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546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547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548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P549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550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551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552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553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P554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555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556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557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558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559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560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561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562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563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564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565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566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567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568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569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570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571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572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573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574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575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576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577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578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579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580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581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582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583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584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585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586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587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588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589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590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591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592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593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594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595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596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597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598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599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600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601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P602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603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604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605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606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607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608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609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610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611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612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613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614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615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616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617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618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619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620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621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622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623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624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625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626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627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628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629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630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631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632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633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634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635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636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637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638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639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640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641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642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643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644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645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646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647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648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649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650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651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652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653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654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655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656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657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658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659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660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661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662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663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664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665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666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667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668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669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670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P671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672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673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674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675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676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P677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678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679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680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681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682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683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684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685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686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687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688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689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690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691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692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693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694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695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696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697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698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699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700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701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702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703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704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P705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706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707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708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709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710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711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712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713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714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715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716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717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718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719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720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721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722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723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724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725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726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727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728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729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730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731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732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733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734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735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P736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737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738" style:parent-style-name="Absatz-Standardschriftart" style:family="text">
      <style:text-properties style:font-name="Consolas" style:font-name-asian="Times New Roman" fo:color="#57A64A" style:letter-kerning="false" fo:font-size="10.5pt" style:font-size-asian="10.5pt" style:font-size-complex="10.5pt" style:language-asian="de" style:country-asian="CH"/>
    </style:style>
    <style:style style:name="P739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740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741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742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743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744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745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746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747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748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749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P750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P751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752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753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754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755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756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757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758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759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760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761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762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763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764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P765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766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767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768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769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770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771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772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773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774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775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776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777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778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779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780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781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782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783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784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785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786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787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788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789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790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791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792" style:parent-style-name="Absatz-Standardschriftart" style:family="text">
      <style:text-properties style:font-name="Consolas" style:font-name-asian="Times New Roman" fo:color="#D7BA7D" style:letter-kerning="false" fo:font-size="10.5pt" style:font-size-asian="10.5pt" style:font-size-complex="10.5pt" fo:language="fr" fo:country="CH" style:language-asian="de" style:country-asian="CH"/>
    </style:style>
    <style:style style:name="T793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794" style:parent-style-name="Absatz-Standardschriftart" style:family="text">
      <style:text-properties style:font-name="Consolas" style:font-name-asian="Times New Roman" fo:color="#D7BA7D" style:letter-kerning="false" fo:font-size="10.5pt" style:font-size-asian="10.5pt" style:font-size-complex="10.5pt" fo:language="fr" fo:country="CH" style:language-asian="de" style:country-asian="CH"/>
    </style:style>
    <style:style style:name="T795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796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797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798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799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800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801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802" style:parent-style-name="Absatz-Standardschriftart" style:family="text">
      <style:text-properties style:font-name="Consolas" style:font-name-asian="Times New Roman" fo:color="#B5CEA8" style:letter-kerning="false" fo:font-size="10.5pt" style:font-size-asian="10.5pt" style:font-size-complex="10.5pt" fo:language="fr" fo:country="CH" style:language-asian="de" style:country-asian="CH"/>
    </style:style>
    <style:style style:name="T803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804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805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806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807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808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809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810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811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812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813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814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815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816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P817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818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819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820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821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822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823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824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825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826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827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828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829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830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831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832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833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834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835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836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837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838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839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840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841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842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843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844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845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846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847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848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849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850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851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852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853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854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855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856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857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858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859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860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861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862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863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864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865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866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867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868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869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870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871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872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873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874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875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876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877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878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879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880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881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882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883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884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885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886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887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888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889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890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891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892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893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894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895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P896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P897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898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899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900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901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902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903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904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905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906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907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908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909" style:parent-style-name="Absatz-Standardschriftart" style:family="text">
      <style:text-properties style:font-name="Consolas" style:font-name-asian="Times New Roman" fo:color="#57A64A" style:letter-kerning="false" fo:font-size="10.5pt" style:font-size-asian="10.5pt" style:font-size-complex="10.5pt" fo:language="fr" fo:country="CH" style:language-asian="de" style:country-asian="CH"/>
    </style:style>
    <style:style style:name="P910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911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912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913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914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915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916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917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918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919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920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921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922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923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924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925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926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927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928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929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930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931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932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933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934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935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936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937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938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939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940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941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942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943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944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945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946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947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948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949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950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951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952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953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954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955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956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957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958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959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960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961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962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963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964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965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966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967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968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969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970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971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972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973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974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975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976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977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978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979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980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981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982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983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984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985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986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987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988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P989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P990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991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992" style:parent-style-name="Absatz-Standardschriftart" style:family="text">
      <style:text-properties style:font-name="Consolas" style:font-name-asian="Times New Roman" fo:color="#57A64A" style:letter-kerning="false" fo:font-size="10.5pt" style:font-size-asian="10.5pt" style:font-size-complex="10.5pt" style:language-asian="de" style:country-asian="CH"/>
    </style:style>
    <style:style style:name="P993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994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995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996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997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998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999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1000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style:language-asian="de" style:country-asian="CH"/>
    </style:style>
    <style:style style:name="T1001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style:language-asian="de" style:country-asian="CH"/>
    </style:style>
    <style:style style:name="T1002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style:language-asian="de" style:country-asian="CH"/>
    </style:style>
    <style:style style:name="T1003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P1004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005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006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007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008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009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1010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1011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style:language-asian="de" style:country-asian="CH"/>
    </style:style>
    <style:style style:name="T1012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style:language-asian="de" style:country-asian="CH"/>
    </style:style>
    <style:style style:name="T1013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style:language-asian="de" style:country-asian="CH"/>
    </style:style>
    <style:style style:name="T1014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015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016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017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018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019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020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021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022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023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024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025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026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027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028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029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030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031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032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033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034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035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036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037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038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039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1040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1041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style:language-asian="de" style:country-asian="CH"/>
    </style:style>
    <style:style style:name="T1042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style:language-asian="de" style:country-asian="CH"/>
    </style:style>
    <style:style style:name="T1043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style:language-asian="de" style:country-asian="CH"/>
    </style:style>
    <style:style style:name="T1044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045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046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047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048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049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050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051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052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053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054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055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056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P1057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P1058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059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060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061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062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063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1064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1065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style:language-asian="de" style:country-asian="CH"/>
    </style:style>
    <style:style style:name="T1066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style:language-asian="de" style:country-asian="CH"/>
    </style:style>
    <style:style style:name="T1067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style:language-asian="de" style:country-asian="CH"/>
    </style:style>
    <style:style style:name="T1068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069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P1070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P1071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072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073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074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075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076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077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078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079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080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081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082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083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084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085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086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087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088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089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090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1091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1092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style:language-asian="de" style:country-asian="CH"/>
    </style:style>
    <style:style style:name="T1093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style:language-asian="de" style:country-asian="CH"/>
    </style:style>
    <style:style style:name="T1094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style:language-asian="de" style:country-asian="CH"/>
    </style:style>
    <style:style style:name="T1095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096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097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098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099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100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101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102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103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104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105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P1106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P1107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108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109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110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111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112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1113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1114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style:language-asian="de" style:country-asian="CH"/>
    </style:style>
    <style:style style:name="T1115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style:language-asian="de" style:country-asian="CH"/>
    </style:style>
    <style:style style:name="T1116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style:language-asian="de" style:country-asian="CH"/>
    </style:style>
    <style:style style:name="T1117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118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119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120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121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122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123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124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125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126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127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128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129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130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131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132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133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134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135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136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137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138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1139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1140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style:language-asian="de" style:country-asian="CH"/>
    </style:style>
    <style:style style:name="T1141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style:language-asian="de" style:country-asian="CH"/>
    </style:style>
    <style:style style:name="T1142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style:language-asian="de" style:country-asian="CH"/>
    </style:style>
    <style:style style:name="T1143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144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145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146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147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148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149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150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151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P1152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153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154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155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156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157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1158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1159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style:language-asian="de" style:country-asian="CH"/>
    </style:style>
    <style:style style:name="T1160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style:language-asian="de" style:country-asian="CH"/>
    </style:style>
    <style:style style:name="T1161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style:language-asian="de" style:country-asian="CH"/>
    </style:style>
    <style:style style:name="T1162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163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164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165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166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167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168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169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170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171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172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173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174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175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176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177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178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179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180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181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182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183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1184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1185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style:language-asian="de" style:country-asian="CH"/>
    </style:style>
    <style:style style:name="T1186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style:language-asian="de" style:country-asian="CH"/>
    </style:style>
    <style:style style:name="T1187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style:language-asian="de" style:country-asian="CH"/>
    </style:style>
    <style:style style:name="T1188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189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190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191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192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193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194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195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196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197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198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P1199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P1200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P1201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202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1203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204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205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P1206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P1207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P1208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209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1210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1211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212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P1213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214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1215" style:parent-style-name="Absatz-Standardschriftart" style:family="text">
      <style:text-properties style:font-name="Consolas" style:font-name-asian="Times New Roman" fo:color="#57A64A" style:letter-kerning="false" fo:font-size="10.5pt" style:font-size-asian="10.5pt" style:font-size-complex="10.5pt" style:language-asian="de" style:country-asian="CH"/>
    </style:style>
    <style:style style:name="P1216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217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style:language-asian="de" style:country-asian="CH"/>
    </style:style>
    <style:style style:name="T1218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1219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1220" style:parent-style-name="Absatz-Standardschriftart" style:family="text">
      <style:text-properties style:font-name="Consolas" style:font-name-asian="Times New Roman" fo:color="#DCDCAA" style:letter-kerning="false" fo:font-size="10.5pt" style:font-size-asian="10.5pt" style:font-size-complex="10.5pt" style:language-asian="de" style:country-asian="CH"/>
    </style:style>
    <style:style style:name="T1221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style:language-asian="de" style:country-asian="CH"/>
    </style:style>
    <style:style style:name="T1222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style:language-asian="de" style:country-asian="CH"/>
    </style:style>
    <style:style style:name="T1223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style:language-asian="de" style:country-asian="CH"/>
    </style:style>
    <style:style style:name="T1224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style:language-asian="de" style:country-asian="CH"/>
    </style:style>
    <style:style style:name="T1225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style:language-asian="de" style:country-asian="CH"/>
    </style:style>
    <style:style style:name="T1226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1227" style:parent-style-name="Absatz-Standardschriftart" style:family="text">
      <style:text-properties style:font-name="Consolas" style:font-name-asian="Times New Roman" fo:color="#DCDCAA" style:letter-kerning="false" fo:font-size="10.5pt" style:font-size-asian="10.5pt" style:font-size-complex="10.5pt" style:language-asian="de" style:country-asian="CH"/>
    </style:style>
    <style:style style:name="T1228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style:language-asian="de" style:country-asian="CH"/>
    </style:style>
    <style:style style:name="T1229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230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1231" style:parent-style-name="Absatz-Standardschriftart" style:family="text">
      <style:text-properties style:font-name="Consolas" style:font-name-asian="Times New Roman" fo:color="#9A9A9A" style:letter-kerning="false" fo:font-size="10.5pt" style:font-size-asian="10.5pt" style:font-size-complex="10.5pt" style:language-asian="de" style:country-asian="CH"/>
    </style:style>
    <style:style style:name="T1232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1233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style:language-asian="de" style:country-asian="CH"/>
    </style:style>
    <style:style style:name="T1234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P1235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236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style:language-asian="de" style:country-asian="CH"/>
    </style:style>
    <style:style style:name="T1237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1238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1239" style:parent-style-name="Absatz-Standardschriftart" style:family="text">
      <style:text-properties style:font-name="Consolas" style:font-name-asian="Times New Roman" fo:color="#DCDCAA" style:letter-kerning="false" fo:font-size="10.5pt" style:font-size-asian="10.5pt" style:font-size-complex="10.5pt" style:language-asian="de" style:country-asian="CH"/>
    </style:style>
    <style:style style:name="T1240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style:language-asian="de" style:country-asian="CH"/>
    </style:style>
    <style:style style:name="T1241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style:language-asian="de" style:country-asian="CH"/>
    </style:style>
    <style:style style:name="T1242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style:language-asian="de" style:country-asian="CH"/>
    </style:style>
    <style:style style:name="T1243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style:language-asian="de" style:country-asian="CH"/>
    </style:style>
    <style:style style:name="T1244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1245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style:language-asian="de" style:country-asian="CH"/>
    </style:style>
    <style:style style:name="T1246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247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1248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style:language-asian="de" style:country-asian="CH"/>
    </style:style>
    <style:style style:name="T1249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P1250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251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1252" style:parent-style-name="Absatz-Standardschriftart" style:family="text">
      <style:text-properties style:font-name="Consolas" style:font-name-asian="Times New Roman" fo:color="#57A64A" style:letter-kerning="false" fo:font-size="10.5pt" style:font-size-asian="10.5pt" style:font-size-complex="10.5pt" style:language-asian="de" style:country-asian="CH"/>
    </style:style>
    <style:style style:name="P1253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254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style:language-asian="de" style:country-asian="CH"/>
    </style:style>
    <style:style style:name="T1255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1256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257" style:parent-style-name="Absatz-Standardschriftart" style:family="text">
      <style:text-properties style:font-name="Consolas" style:font-name-asian="Times New Roman" fo:color="#DCDCAA" style:letter-kerning="false" fo:font-size="10.5pt" style:font-size-asian="10.5pt" style:font-size-complex="10.5pt" fo:language="fr" fo:country="CH" style:language-asian="de" style:country-asian="CH"/>
    </style:style>
    <style:style style:name="T1258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259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1260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1261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1262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263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264" style:parent-style-name="Absatz-Standardschriftart" style:family="text">
      <style:text-properties style:font-name="Consolas" style:font-name-asian="Times New Roman" fo:color="#DCDCAA" style:letter-kerning="false" fo:font-size="10.5pt" style:font-size-asian="10.5pt" style:font-size-complex="10.5pt" fo:language="fr" fo:country="CH" style:language-asian="de" style:country-asian="CH"/>
    </style:style>
    <style:style style:name="T1265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266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1267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268" style:parent-style-name="Absatz-Standardschriftart" style:family="text">
      <style:text-properties style:font-name="Consolas" style:font-name-asian="Times New Roman" fo:color="#9A9A9A" style:letter-kerning="false" fo:font-size="10.5pt" style:font-size-asian="10.5pt" style:font-size-complex="10.5pt" fo:language="fr" fo:country="CH" style:language-asian="de" style:country-asian="CH"/>
    </style:style>
    <style:style style:name="T1269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270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271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272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273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274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1275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1276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1277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1278" style:parent-style-name="Absatz-Standardschriftart" style:family="text">
      <style:text-properties style:font-name="Consolas" style:font-name-asian="Times New Roman" fo:color="#DCDCAA" style:letter-kerning="false" fo:font-size="10.5pt" style:font-size-asian="10.5pt" style:font-size-complex="10.5pt" style:language-asian="de" style:country-asian="CH"/>
    </style:style>
    <style:style style:name="T1279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style:language-asian="de" style:country-asian="CH"/>
    </style:style>
    <style:style style:name="T1280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style:language-asian="de" style:country-asian="CH"/>
    </style:style>
    <style:style style:name="T1281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style:language-asian="de" style:country-asian="CH"/>
    </style:style>
    <style:style style:name="T1282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style:language-asian="de" style:country-asian="CH"/>
    </style:style>
    <style:style style:name="T1283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style:language-asian="de" style:country-asian="CH"/>
    </style:style>
    <style:style style:name="T1284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P1285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286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style:language-asian="de" style:country-asian="CH"/>
    </style:style>
    <style:style style:name="T1287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1288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style:language-asian="de" style:country-asian="CH"/>
    </style:style>
    <style:style style:name="T1289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P1290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291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1292" style:parent-style-name="Absatz-Standardschriftart" style:family="text">
      <style:text-properties style:font-name="Consolas" style:font-name-asian="Times New Roman" fo:color="#57A64A" style:letter-kerning="false" fo:font-size="10.5pt" style:font-size-asian="10.5pt" style:font-size-complex="10.5pt" style:language-asian="de" style:country-asian="CH"/>
    </style:style>
    <style:style style:name="P1293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294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style:language-asian="de" style:country-asian="CH"/>
    </style:style>
    <style:style style:name="T1295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1296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1297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1298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1299" style:parent-style-name="Absatz-Standardschriftart" style:family="text">
      <style:text-properties style:font-name="Consolas" style:font-name-asian="Times New Roman" fo:color="#DCDCAA" style:letter-kerning="false" fo:font-size="10.5pt" style:font-size-asian="10.5pt" style:font-size-complex="10.5pt" style:language-asian="de" style:country-asian="CH"/>
    </style:style>
    <style:style style:name="T1300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style:language-asian="de" style:country-asian="CH"/>
    </style:style>
    <style:style style:name="T1301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style:language-asian="de" style:country-asian="CH"/>
    </style:style>
    <style:style style:name="T1302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style:language-asian="de" style:country-asian="CH"/>
    </style:style>
    <style:style style:name="T1303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style:language-asian="de" style:country-asian="CH"/>
    </style:style>
    <style:style style:name="T1304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style:language-asian="de" style:country-asian="CH"/>
    </style:style>
    <style:style style:name="T1305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P1306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307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1308" style:parent-style-name="Absatz-Standardschriftart" style:family="text">
      <style:text-properties style:font-name="Consolas" style:font-name-asian="Times New Roman" fo:color="#57A64A" style:letter-kerning="false" fo:font-size="10.5pt" style:font-size-asian="10.5pt" style:font-size-complex="10.5pt" style:language-asian="de" style:country-asian="CH"/>
    </style:style>
    <style:style style:name="P1309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310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style:language-asian="de" style:country-asian="CH"/>
    </style:style>
    <style:style style:name="T1311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1312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313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1314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315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316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317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1318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319" style:parent-style-name="Absatz-Standardschriftart" style:family="text">
      <style:text-properties style:font-name="Consolas" style:font-name-asian="Times New Roman" fo:color="#DCDCAA" style:letter-kerning="false" fo:font-size="10.5pt" style:font-size-asian="10.5pt" style:font-size-complex="10.5pt" fo:language="fr" fo:country="CH" style:language-asian="de" style:country-asian="CH"/>
    </style:style>
    <style:style style:name="T1320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321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1322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1323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1324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325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326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327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328" style:parent-style-name="Absatz-Standardschriftart" style:family="text">
      <style:text-properties style:font-name="Consolas" style:font-name-asian="Times New Roman" fo:color="#DCDCAA" style:letter-kerning="false" fo:font-size="10.5pt" style:font-size-asian="10.5pt" style:font-size-complex="10.5pt" fo:language="fr" fo:country="CH" style:language-asian="de" style:country-asian="CH"/>
    </style:style>
    <style:style style:name="T1329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330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1331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332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333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334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335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336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337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338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339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340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341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342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343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P1344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345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P1346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347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348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1349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350" style:parent-style-name="Absatz-Standardschriftart" style:family="text">
      <style:text-properties style:font-name="Consolas" style:font-name-asian="Times New Roman" fo:color="#DCDCAA" style:letter-kerning="false" fo:font-size="10.5pt" style:font-size-asian="10.5pt" style:font-size-complex="10.5pt" fo:language="fr" fo:country="CH" style:language-asian="de" style:country-asian="CH"/>
    </style:style>
    <style:style style:name="T1351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352" style:parent-style-name="Absatz-Standardschriftart" style:family="text">
      <style:text-properties style:font-name="Consolas" style:font-name-asian="Times New Roman" fo:color="#9A9A9A" style:letter-kerning="false" fo:font-size="10.5pt" style:font-size-asian="10.5pt" style:font-size-complex="10.5pt" fo:language="fr" fo:country="CH" style:language-asian="de" style:country-asian="CH"/>
    </style:style>
    <style:style style:name="T1353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354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355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356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357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358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1359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360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1361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362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363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364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1365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366" style:parent-style-name="Absatz-Standardschriftart" style:family="text">
      <style:text-properties style:font-name="Consolas" style:font-name-asian="Times New Roman" fo:color="#DCDCAA" style:letter-kerning="false" fo:font-size="10.5pt" style:font-size-asian="10.5pt" style:font-size-complex="10.5pt" fo:language="fr" fo:country="CH" style:language-asian="de" style:country-asian="CH"/>
    </style:style>
    <style:style style:name="T1367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368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1369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1370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1371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372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373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374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375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1376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377" style:parent-style-name="Absatz-Standardschriftart" style:family="text">
      <style:text-properties style:font-name="Consolas" style:font-name-asian="Times New Roman" fo:color="#DCDCAA" style:letter-kerning="false" fo:font-size="10.5pt" style:font-size-asian="10.5pt" style:font-size-complex="10.5pt" fo:language="fr" fo:country="CH" style:language-asian="de" style:country-asian="CH"/>
    </style:style>
    <style:style style:name="T1378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379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1380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381" style:parent-style-name="Absatz-Standardschriftart" style:family="text">
      <style:text-properties style:font-name="Consolas" style:font-name-asian="Times New Roman" fo:color="#9A9A9A" style:letter-kerning="false" fo:font-size="10.5pt" style:font-size-asian="10.5pt" style:font-size-complex="10.5pt" fo:language="fr" fo:country="CH" style:language-asian="de" style:country-asian="CH"/>
    </style:style>
    <style:style style:name="T1382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383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384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385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386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387" style:parent-style-name="Absatz-Standardschriftart" style:family="text">
      <style:text-properties style:font-name="Consolas" style:font-name-asian="Times New Roman" fo:color="#D8A0DF" style:letter-kerning="false" fo:font-size="10.5pt" style:font-size-asian="10.5pt" style:font-size-complex="10.5pt" fo:language="fr" fo:country="CH" style:language-asian="de" style:country-asian="CH"/>
    </style:style>
    <style:style style:name="T1388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389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1390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391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392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393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1394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1395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1396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397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398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399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1400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401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1402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403" style:parent-style-name="Absatz-Standardschriftart" style:family="text">
      <style:text-properties style:font-name="Consolas" style:font-name-asian="Times New Roman" fo:color="#DCDCAA" style:letter-kerning="false" fo:font-size="10.5pt" style:font-size-asian="10.5pt" style:font-size-complex="10.5pt" fo:language="fr" fo:country="CH" style:language-asian="de" style:country-asian="CH"/>
    </style:style>
    <style:style style:name="T1404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405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1406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407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408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</style:style>
    <style:style style:name="T1409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410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1411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412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1413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414" style:parent-style-name="Absatz-Standardschriftart" style:family="text">
      <style:text-properties style:font-name="Consolas" style:font-name-asian="Times New Roman" fo:color="#DCDCAA" style:letter-kerning="false" fo:font-size="10.5pt" style:font-size-asian="10.5pt" style:font-size-complex="10.5pt" fo:language="fr" fo:country="CH" style:language-asian="de" style:country-asian="CH"/>
    </style:style>
    <style:style style:name="T1415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416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1417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1418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1419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420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421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22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23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24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25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26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27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28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29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30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31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32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33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34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35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36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37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38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39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40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41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42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43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44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45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46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47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48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49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50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51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52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53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54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55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56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57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58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59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60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61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62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63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64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65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66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67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68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69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70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71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72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73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74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75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76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77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78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79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</style:style>
    <style:style style:name="T1480" style:parent-style-name="Absatz-Standardschriftart" style:family="text">
      <style:text-properties style:font-name="Consolas" style:font-name-asian="Times New Roman" fo:font-weight="bold" style:font-weight-asian="bold" style:font-weight-complex="bold" fo:color="#577909" style:letter-kerning="false" fo:font-size="10.5pt" style:font-size-asian="10.5pt" style:font-size-complex="10.5pt" fo:language="fr" fo:country="CH" style:language-asian="de" style:country-asian="CH"/>
    </style:style>
    <style:style style:name="P1481" style:parent-style-name="Standard" style:family="paragraph">
      <style:text-properties style:font-name="Cascadia Code SemiBold" style:font-name-complex="Cascadia Code SemiBold" fo:color="#196B24" fo:font-size="28pt" style:font-size-asian="28pt" style:font-size-complex="28pt"/>
    </style:style>
    <style:style style:name="P1482" style:parent-style-name="Standard" style:family="paragraph">
      <style:text-properties style:font-name="Cascadia Code SemiBold" style:font-name-complex="Cascadia Code SemiBold" fo:color="#196B24" fo:font-size="28pt" style:font-size-asian="28pt" style:font-size-complex="28pt"/>
    </style:style>
    <style:style style:name="T1483" style:parent-style-name="Absatz-Standardschriftart" style:family="text"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T1484" style:parent-style-name="Absatz-Standardschriftart" style:family="text"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485" style:parent-style-name="Standard" style:family="paragraph">
      <style:paragraph-properties fo:text-align="end"/>
      <style:text-properties style:font-name="Cascadia Code SemiBold" style:font-name-complex="Cascadia Code SemiBold" fo:color="#196B24" fo:font-size="115pt" style:font-size-asian="115pt" style:font-size-complex="115pt"/>
    </style:style>
    <style:style style:name="T1486" style:parent-style-name="Absatz-Standardschriftart" style:family="text">
      <style:text-properties fo:color="#196B24"/>
    </style:style>
    <style:style style:name="T1487" style:parent-style-name="Absatz-Standardschriftart" style:family="text">
      <style:text-properties style:font-name="Cascadia Code SemiBold" style:font-name-complex="Cascadia Code SemiBold" fo:color="#196B24" fo:font-size="28pt" style:font-size-asian="28pt" style:font-size-complex="28pt"/>
    </style:style>
    <style:style style:name="P1488" style:parent-style-name="Standard" style:family="paragraph">
      <style:paragraph-properties fo:text-align="end"/>
      <style:text-properties style:font-name="Cascadia Code SemiBold" style:font-name-complex="Cascadia Code SemiBold" fo:color="#196B24" fo:font-size="28pt" style:font-size-asian="28pt" style:font-size-complex="28pt"/>
    </style:style>
    <style:style style:name="P1489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fo:language="fr" fo:country="CH"/>
    </style:style>
    <style:style style:name="P1490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491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492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493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494" style:parent-style-name="Absatz-Standardschriftart" style:family="text">
      <style:text-properties style:font-name="Consolas" style:font-name-asian="Times New Roman" fo:color="#D8A0DF" style:letter-kerning="false" fo:font-size="10.5pt" style:font-size-asian="10.5pt" style:font-size-complex="10.5pt" fo:language="fr" fo:country="CH" style:language-asian="de" style:country-asian="CH"/>
    </style:style>
    <style:style style:name="T1495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496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497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498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499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1500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501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1502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503" style:parent-style-name="Absatz-Standardschriftart" style:family="text">
      <style:text-properties style:font-name="Consolas" style:font-name-asian="Times New Roman" fo:color="#DCDCAA" style:letter-kerning="false" fo:font-size="10.5pt" style:font-size-asian="10.5pt" style:font-size-complex="10.5pt" fo:language="fr" fo:country="CH" style:language-asian="de" style:country-asian="CH"/>
    </style:style>
    <style:style style:name="T1504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505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1506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1507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1508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509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510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511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512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513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514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515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516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517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518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519" style:parent-style-name="Absatz-Standardschriftart" style:family="text"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520" style:parent-style-name="Standard" style:family="paragraph">
      <style:paragraph-properties fo:text-align="center"/>
      <style:text-properties fo:text-shadow="0in 0.0277in 0.0416in #6E747A" fo:color="#156082"/>
    </style:style>
    <style:style style:name="T1521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522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523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524" style:parent-style-name="Absatz-Standardschriftart" style:family="text"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525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526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P1527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528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529" style:parent-style-name="Absatz-Standardschriftart" style:family="text">
      <style:text-properties style:font-name="Consolas" style:font-name-asian="Times New Roman" fo:color="#DCDCAA" style:letter-kerning="false" fo:font-size="10.5pt" style:font-size-asian="10.5pt" style:font-size-complex="10.5pt" fo:language="fr" fo:country="CH" style:language-asian="de" style:country-asian="CH"/>
    </style:style>
    <style:style style:name="T1530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531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1532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1533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1534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535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536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537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P1538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539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540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1541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542" style:parent-style-name="Absatz-Standardschriftart" style:family="text">
      <style:text-properties style:font-name="Consolas" style:font-name-asian="Times New Roman" fo:color="#C8C8C8" style:letter-kerning="false" fo:font-size="10.5pt" style:font-size-asian="10.5pt" style:font-size-complex="10.5pt" fo:language="fr" fo:country="CH" style:language-asian="de" style:country-asian="CH"/>
    </style:style>
    <style:style style:name="T1543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544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545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546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1547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548" style:parent-style-name="Absatz-Standardschriftart" style:family="text">
      <style:text-properties style:font-name="Consolas" style:font-name-asian="Times New Roman" fo:color="#DCDCAA" style:letter-kerning="false" fo:font-size="10.5pt" style:font-size-asian="10.5pt" style:font-size-complex="10.5pt" fo:language="fr" fo:country="CH" style:language-asian="de" style:country-asian="CH"/>
    </style:style>
    <style:style style:name="T1549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550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1551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1552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1553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554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555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556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557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1558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559" style:parent-style-name="Absatz-Standardschriftart" style:family="text">
      <style:text-properties style:font-name="Consolas" style:font-name-asian="Times New Roman" fo:color="#C8C8C8" style:letter-kerning="false" fo:font-size="10.5pt" style:font-size-asian="10.5pt" style:font-size-complex="10.5pt" fo:language="fr" fo:country="CH" style:language-asian="de" style:country-asian="CH"/>
    </style:style>
    <style:style style:name="T1560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561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562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563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1564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565" style:parent-style-name="Absatz-Standardschriftart" style:family="text">
      <style:text-properties style:font-name="Consolas" style:font-name-asian="Times New Roman" fo:color="#DCDCAA" style:letter-kerning="false" fo:font-size="10.5pt" style:font-size-asian="10.5pt" style:font-size-complex="10.5pt" fo:language="fr" fo:country="CH" style:language-asian="de" style:country-asian="CH"/>
    </style:style>
    <style:style style:name="T1566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567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1568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1569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1570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571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572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P1573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574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575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1576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577" style:parent-style-name="Absatz-Standardschriftart" style:family="text">
      <style:text-properties style:font-name="Consolas" style:font-name-asian="Times New Roman" fo:color="#C8C8C8" style:letter-kerning="false" fo:font-size="10.5pt" style:font-size-asian="10.5pt" style:font-size-complex="10.5pt" fo:language="fr" fo:country="CH" style:language-asian="de" style:country-asian="CH"/>
    </style:style>
    <style:style style:name="T1578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579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580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581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1582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583" style:parent-style-name="Absatz-Standardschriftart" style:family="text">
      <style:text-properties style:font-name="Consolas" style:font-name-asian="Times New Roman" fo:color="#DCDCAA" style:letter-kerning="false" fo:font-size="10.5pt" style:font-size-asian="10.5pt" style:font-size-complex="10.5pt" fo:language="fr" fo:country="CH" style:language-asian="de" style:country-asian="CH"/>
    </style:style>
    <style:style style:name="T1584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585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1586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1587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1588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589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590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P1591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592" style:parent-style-name="Absatz-Standardschriftart" style:family="text"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T1593" style:parent-style-name="Absatz-Standardschriftart" style:family="text"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594" style:parent-style-name="Standard" style:family="paragraph">
      <style:paragraph-properties fo:text-align="end"/>
      <style:text-properties style:font-name="Cascadia Code Light" style:font-name-complex="Cascadia Code Light" fo:color="#E97132" fo:font-size="28pt" style:font-size-asian="28pt" style:font-size-complex="28pt"/>
    </style:style>
    <style:style style:name="P1595" style:parent-style-name="Standard" style:family="paragraph">
      <style:paragraph-properties fo:text-align="end"/>
      <style:text-properties style:font-name="Cascadia Code Light" style:font-name-complex="Cascadia Code Light" fo:color="#E97132" fo:font-size="28pt" style:font-size-asian="28pt" style:font-size-complex="28pt"/>
    </style:style>
    <style:style style:name="T1596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P1597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598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599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1600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601" style:parent-style-name="Absatz-Standardschriftart" style:family="text">
      <style:text-properties style:font-name="Consolas" style:font-name-asian="Times New Roman" fo:color="#DCDCAA" style:letter-kerning="false" fo:font-size="10.5pt" style:font-size-asian="10.5pt" style:font-size-complex="10.5pt" fo:language="fr" fo:country="CH" style:language-asian="de" style:country-asian="CH"/>
    </style:style>
    <style:style style:name="T1602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603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1604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1605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1606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607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608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1609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610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611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612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613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614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1615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616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1617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618" style:parent-style-name="Absatz-Standardschriftart" style:family="text">
      <style:text-properties style:font-name="Consolas" style:font-name-asian="Times New Roman" fo:color="#DCDCAA" style:letter-kerning="false" fo:font-size="10.5pt" style:font-size-asian="10.5pt" style:font-size-complex="10.5pt" fo:language="fr" fo:country="CH" style:language-asian="de" style:country-asian="CH"/>
    </style:style>
    <style:style style:name="T1619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620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1621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1622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1623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624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625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626" style:parent-style-name="Absatz-Standardschriftart" style:family="text"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T1627" style:parent-style-name="Absatz-Standardschriftart" style:family="text"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628" style:parent-style-name="Standard" style:family="paragraph">
      <style:paragraph-properties fo:text-align="end"/>
    </style:style>
    <style:style style:name="T1629" style:parent-style-name="Absatz-Standardschriftart" style:family="text">
      <style:text-properties style:font-name="Cascadia Code Light" style:font-name-complex="Cascadia Code Light" fo:color="#E97132" fo:font-size="26pt" style:font-size-asian="26pt" style:font-size-complex="26pt"/>
    </style:style>
    <style:style style:name="T1630" style:parent-style-name="Absatz-Standardschriftart" style:family="text">
      <style:text-properties style:font-name="Cascadia Code Light" style:font-name-complex="Cascadia Code Light" fo:color="#E97132" fo:font-size="28pt" style:font-size-asian="28pt" style:font-size-complex="28pt"/>
    </style:style>
    <style:style style:name="T1631" style:parent-style-name="Absatz-Standardschriftart" style:family="text">
      <style:text-properties style:font-name="Cascadia Code Light" style:font-name-complex="Cascadia Code Light" fo:color="#E97132" fo:font-size="28pt" style:font-size-asian="28pt" style:font-size-complex="28pt"/>
    </style:style>
    <style:style style:name="T1632" style:parent-style-name="Absatz-Standardschriftart" style:family="text">
      <style:text-properties style:font-name="Cascadia Code Light" style:font-name-complex="Cascadia Code Light" fo:color="#E97132" fo:font-size="28pt" style:font-size-asian="28pt" style:font-size-complex="28pt"/>
    </style:style>
    <style:style style:name="P1633" style:parent-style-name="Standard" style:family="paragraph">
      <style:paragraph-properties fo:text-align="end"/>
      <style:text-properties style:font-name="Cascadia Code Light" style:font-name-complex="Cascadia Code Light" fo:color="#E97132" fo:font-size="28pt" style:font-size-asian="28pt" style:font-size-complex="28pt"/>
    </style:style>
    <style:style style:name="P1634" style:parent-style-name="Standard" style:family="paragraph">
      <style:paragraph-properties fo:text-align="end"/>
      <style:text-properties style:font-name="Cascadia Code Light" style:font-name-complex="Cascadia Code Light" fo:color="#E97132" fo:font-size="28pt" style:font-size-asian="28pt" style:font-size-complex="28pt"/>
    </style:style>
    <style:style style:name="P1635" style:parent-style-name="Standard" style:family="paragraph">
      <style:paragraph-properties fo:text-align="end"/>
      <style:text-properties style:font-name="Cascadia Code Light" style:font-name-complex="Cascadia Code Light" fo:color="#E97132" fo:font-size="28pt" style:font-size-asian="28pt" style:font-size-complex="28pt"/>
    </style:style>
    <style:style style:name="P1636" style:parent-style-name="Standard" style:family="paragraph">
      <style:paragraph-properties fo:text-align="end"/>
      <style:text-properties style:font-name="Cascadia Code Light" style:font-name-complex="Cascadia Code Light" fo:color="#E97132" fo:font-size="28pt" style:font-size-asian="28pt" style:font-size-complex="28pt"/>
    </style:style>
    <style:style style:name="P1637" style:parent-style-name="Standard" style:family="paragraph">
      <style:paragraph-properties fo:text-align="end"/>
      <style:text-properties style:font-name="Cascadia Code Light" style:font-name-complex="Cascadia Code Light" fo:color="#E97132" fo:font-size="28pt" style:font-size-asian="28pt" style:font-size-complex="28pt" fo:language="fr" fo:country="CH"/>
    </style:style>
    <style:style style:name="P1638" style:parent-style-name="Standard" style:family="paragraph">
      <style:paragraph-properties fo:text-align="end"/>
      <style:text-properties style:font-name="Cascadia Code Light" style:font-name-complex="Cascadia Code Light" fo:color="#E97132" fo:font-size="28pt" style:font-size-asian="28pt" style:font-size-complex="28pt" fo:language="fr" fo:country="CH"/>
    </style:style>
    <style:style style:name="P1639" style:parent-style-name="Standard" style:family="paragraph">
      <style:paragraph-properties fo:text-align="end"/>
      <style:text-properties style:font-name="Cascadia Code Light" style:font-name-complex="Cascadia Code Light" fo:color="#E97132" fo:font-size="28pt" style:font-size-asian="28pt" style:font-size-complex="28pt" fo:language="fr" fo:country="CH"/>
    </style:style>
    <style:style style:name="P1640" style:parent-style-name="Standard" style:family="paragraph">
      <style:paragraph-properties fo:text-align="end"/>
      <style:text-properties style:font-name="Cascadia Code SemiLight" style:font-name-complex="Cascadia Code SemiLight" fo:color="#E97132" fo:font-size="26pt" style:font-size-asian="26pt" style:font-size-complex="26pt" fo:language="fr" fo:country="CH"/>
    </style:style>
    <style:style style:name="T1641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642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1643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644" style:parent-style-name="Absatz-Standardschriftart" style:family="text">
      <style:text-properties style:font-name="Consolas" style:font-name-asian="Times New Roman" fo:color="#C8C8C8" style:letter-kerning="false" fo:font-size="10.5pt" style:font-size-asian="10.5pt" style:font-size-complex="10.5pt" fo:language="fr" fo:country="CH" style:language-asian="de" style:country-asian="CH"/>
    </style:style>
    <style:style style:name="T1645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646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647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648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1649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650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1651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652" style:parent-style-name="Absatz-Standardschriftart" style:family="text">
      <style:text-properties style:font-name="Consolas" style:font-name-asian="Times New Roman" fo:color="#DCDCAA" style:letter-kerning="false" fo:font-size="10.5pt" style:font-size-asian="10.5pt" style:font-size-complex="10.5pt" fo:language="fr" fo:country="CH" style:language-asian="de" style:country-asian="CH"/>
    </style:style>
    <style:style style:name="T1653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654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1655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1656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1657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658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659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660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P1661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662" style:parent-style-name="Absatz-Standardschriftart" style:family="text"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1663" style:parent-style-name="Standard" style:family="paragraph">
      <style:paragraph-properties fo:text-align="center"/>
      <style:text-properties fo:text-shadow="0in 0.0277in 0.0416in #6E747A" fo:color="#156082"/>
    </style:style>
    <style:style style:name="T1664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665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1666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667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1668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669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670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671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P1672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673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674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675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676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1677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1678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P1679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680" style:parent-style-name="Absatz-Standardschriftart" style:family="text"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T1681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682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683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684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1685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1686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1687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688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689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690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691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692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693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694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695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1696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1697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1698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P1699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700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1701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1702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1703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704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705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1706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1707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1708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709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P1710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711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712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713" style:parent-style-name="Absatz-Standardschriftart" style:family="text">
      <style:text-properties style:font-name="Consolas" style:font-name-asian="Times New Roman" fo:color="#D7BA7D" style:letter-kerning="false" fo:font-size="10.5pt" style:font-size-asian="10.5pt" style:font-size-complex="10.5pt" fo:language="fr" fo:country="CH" style:language-asian="de" style:country-asian="CH"/>
    </style:style>
    <style:style style:name="T1714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715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716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717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718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1719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720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721" style:parent-style-name="Absatz-Standardschriftart" style:family="text">
      <style:text-properties style:font-name="Consolas" style:font-name-asian="Times New Roman" fo:color="#B5CEA8" style:letter-kerning="false" fo:font-size="10.5pt" style:font-size-asian="10.5pt" style:font-size-complex="10.5pt" fo:language="fr" fo:country="CH" style:language-asian="de" style:country-asian="CH"/>
    </style:style>
    <style:style style:name="T1722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723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724" style:parent-style-name="Absatz-Standardschriftart" style:family="text"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T1725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726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727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728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729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730" style:parent-style-name="Absatz-Standardschriftart" style:family="text">
      <style:text-properties style:font-name="Consolas" style:font-name-asian="Times New Roman" fo:color="#D7BA7D" style:letter-kerning="false" fo:font-size="10.5pt" style:font-size-asian="10.5pt" style:font-size-complex="10.5pt" fo:language="fr" fo:country="CH" style:language-asian="de" style:country-asian="CH"/>
    </style:style>
    <style:style style:name="T1731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732" style:parent-style-name="Absatz-Standardschriftart" style:family="text">
      <style:text-properties style:font-name="Consolas" style:font-name-asian="Times New Roman" fo:color="#D7BA7D" style:letter-kerning="false" fo:font-size="10.5pt" style:font-size-asian="10.5pt" style:font-size-complex="10.5pt" fo:language="fr" fo:country="CH" style:language-asian="de" style:country-asian="CH"/>
    </style:style>
    <style:style style:name="T1733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734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735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736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737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1738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1739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style:language-asian="de" style:country-asian="CH"/>
    </style:style>
    <style:style style:name="T1740" style:parent-style-name="Absatz-Standardschriftart" style:family="text">
      <style:text-properties style:font-name="Consolas" style:font-name-asian="Times New Roman" fo:color="#B5CEA8" style:letter-kerning="false" fo:font-size="10.5pt" style:font-size-asian="10.5pt" style:font-size-complex="10.5pt" style:language-asian="de" style:country-asian="CH"/>
    </style:style>
    <style:style style:name="T1741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style:language-asian="de" style:country-asian="CH"/>
    </style:style>
    <style:style style:name="T1742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style:language-asian="de" style:country-asian="CH"/>
    </style:style>
    <style:style style:name="T1743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style:language-asian="de" style:country-asian="CH"/>
    </style:style>
    <style:style style:name="T1744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1745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style:language-asian="de" style:country-asian="CH"/>
    </style:style>
    <style:style style:name="T1746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P1747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748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style:language-asian="de" style:country-asian="CH"/>
    </style:style>
    <style:style style:name="T1749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style:language-asian="de" style:country-asian="CH"/>
    </style:style>
    <style:style style:name="T1750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T1751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style:language-asian="de" style:country-asian="CH"/>
    </style:style>
    <style:style style:name="T1752" style:parent-style-name="Absatz-Standardschriftart" style:family="text">
      <style:text-properties style:font-name="Consolas" style:font-name-asian="Times New Roman" fo:color="#B5CEA8" style:letter-kerning="false" fo:font-size="10.5pt" style:font-size-asian="10.5pt" style:font-size-complex="10.5pt" style:language-asian="de" style:country-asian="CH"/>
    </style:style>
    <style:style style:name="T1753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style:language-asian="de" style:country-asian="CH"/>
    </style:style>
    <style:style style:name="T1754" style:parent-style-name="Absatz-Standardschriftart" style:family="text">
      <style:text-properties style:font-name="Consolas" style:font-name-asian="Times New Roman" fo:color="#B5CEA8" style:letter-kerning="false" fo:font-size="10.5pt" style:font-size-asian="10.5pt" style:font-size-complex="10.5pt" style:language-asian="de" style:country-asian="CH"/>
    </style:style>
    <style:style style:name="T1755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style:language-asian="de" style:country-asian="CH"/>
    </style:style>
    <style:style style:name="P1756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757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style:language-asian="de" style:country-asian="CH"/>
    </style:style>
    <style:style style:name="T1758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1759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760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761" style:parent-style-name="Absatz-Standardschriftart" style:family="text">
      <style:text-properties style:font-name="Consolas" style:font-name-asian="Times New Roman" fo:color="#B5CEA8" style:letter-kerning="false" fo:font-size="10.5pt" style:font-size-asian="10.5pt" style:font-size-complex="10.5pt" fo:language="fr" fo:country="CH" style:language-asian="de" style:country-asian="CH"/>
    </style:style>
    <style:style style:name="T1762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763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764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765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1766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767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768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1769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770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771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772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1773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774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775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776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1777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778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779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780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1781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782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783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1784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785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786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787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1788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789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790" style:parent-style-name="Absatz-Standardschriftart" style:family="text">
      <style:text-properties style:font-name="Consolas" style:font-name-asian="Times New Roman" fo:color="#B5CEA8" style:letter-kerning="false" fo:font-size="10.5pt" style:font-size-asian="10.5pt" style:font-size-complex="10.5pt" fo:language="fr" fo:country="CH" style:language-asian="de" style:country-asian="CH"/>
    </style:style>
    <style:style style:name="T1791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792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793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794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1795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796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797" style:parent-style-name="Absatz-Standardschriftart" style:family="text">
      <style:text-properties style:font-name="Consolas" style:font-name-asian="Times New Roman" fo:color="#B5CEA8" style:letter-kerning="false" fo:font-size="10.5pt" style:font-size-asian="10.5pt" style:font-size-complex="10.5pt" fo:language="fr" fo:country="CH" style:language-asian="de" style:country-asian="CH"/>
    </style:style>
    <style:style style:name="T1798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799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800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P1801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802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803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804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805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806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807" style:parent-style-name="Absatz-Standardschriftart" style:family="text">
      <style:text-properties style:font-name="Consolas" style:font-name-asian="Times New Roman" fo:color="#D7BA7D" style:letter-kerning="false" fo:font-size="10.5pt" style:font-size-asian="10.5pt" style:font-size-complex="10.5pt" fo:language="fr" fo:country="CH" style:language-asian="de" style:country-asian="CH"/>
    </style:style>
    <style:style style:name="T1808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809" style:parent-style-name="Absatz-Standardschriftart" style:family="text">
      <style:text-properties style:font-name="Consolas" style:font-name-asian="Times New Roman" fo:color="#D7BA7D" style:letter-kerning="false" fo:font-size="10.5pt" style:font-size-asian="10.5pt" style:font-size-complex="10.5pt" fo:language="fr" fo:country="CH" style:language-asian="de" style:country-asian="CH"/>
    </style:style>
    <style:style style:name="T1810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811" style:parent-style-name="Absatz-Standardschriftart" style:family="text">
      <style:text-properties style:font-name="Consolas" style:font-name-asian="Times New Roman" fo:color="#D7BA7D" style:letter-kerning="false" fo:font-size="10.5pt" style:font-size-asian="10.5pt" style:font-size-complex="10.5pt" fo:language="fr" fo:country="CH" style:language-asian="de" style:country-asian="CH"/>
    </style:style>
    <style:style style:name="T1812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813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814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815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P1816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817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818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1819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820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1821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822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823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824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825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826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P1827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828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829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830" style:parent-style-name="Absatz-Standardschriftart" style:family="text">
      <style:text-properties style:font-name="Consolas" style:font-name-asian="Times New Roman" fo:color="#D7BA7D" style:letter-kerning="false" fo:font-size="10.5pt" style:font-size-asian="10.5pt" style:font-size-complex="10.5pt" fo:language="fr" fo:country="CH" style:language-asian="de" style:country-asian="CH"/>
    </style:style>
    <style:style style:name="T1831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832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833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834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835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1836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837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838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1839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840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841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842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1843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844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845" style:parent-style-name="Absatz-Standardschriftart" style:family="text">
      <style:text-properties style:font-name="Consolas" style:font-name-asian="Times New Roman" fo:color="#B5CEA8" style:letter-kerning="false" fo:font-size="10.5pt" style:font-size-asian="10.5pt" style:font-size-complex="10.5pt" fo:language="fr" fo:country="CH" style:language-asian="de" style:country-asian="CH"/>
    </style:style>
    <style:style style:name="T1846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847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848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849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850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851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852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853" style:parent-style-name="Absatz-Standardschriftart" style:family="text">
      <style:text-properties style:font-name="Consolas" style:font-name-asian="Times New Roman" fo:color="#D7BA7D" style:letter-kerning="false" fo:font-size="10.5pt" style:font-size-asian="10.5pt" style:font-size-complex="10.5pt" fo:language="fr" fo:country="CH" style:language-asian="de" style:country-asian="CH"/>
    </style:style>
    <style:style style:name="T1854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855" style:parent-style-name="Absatz-Standardschriftart" style:family="text">
      <style:text-properties style:font-name="Consolas" style:font-name-asian="Times New Roman" fo:color="#D7BA7D" style:letter-kerning="false" fo:font-size="10.5pt" style:font-size-asian="10.5pt" style:font-size-complex="10.5pt" fo:language="fr" fo:country="CH" style:language-asian="de" style:country-asian="CH"/>
    </style:style>
    <style:style style:name="T1856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857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858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859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860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1861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862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863" style:parent-style-name="Absatz-Standardschriftart" style:family="text">
      <style:text-properties style:font-name="Consolas" style:font-name-asian="Times New Roman" fo:color="#B5CEA8" style:letter-kerning="false" fo:font-size="10.5pt" style:font-size-asian="10.5pt" style:font-size-complex="10.5pt" fo:language="fr" fo:country="CH" style:language-asian="de" style:country-asian="CH"/>
    </style:style>
    <style:style style:name="T1864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865" style:parent-style-name="Absatz-Standardschriftart" style:family="text">
      <style:text-properties style:font-name="Consolas" style:font-name-asian="Times New Roman" fo:color="#B5CEA8" style:letter-kerning="false" fo:font-size="10.5pt" style:font-size-asian="10.5pt" style:font-size-complex="10.5pt" fo:language="fr" fo:country="CH" style:language-asian="de" style:country-asian="CH"/>
    </style:style>
    <style:style style:name="T1866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867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868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869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1870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871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872" style:parent-style-name="Absatz-Standardschriftart" style:family="text">
      <style:text-properties style:font-name="Consolas" style:font-name-asian="Times New Roman" fo:color="#B5CEA8" style:letter-kerning="false" fo:font-size="10.5pt" style:font-size-asian="10.5pt" style:font-size-complex="10.5pt" fo:language="fr" fo:country="CH" style:language-asian="de" style:country-asian="CH"/>
    </style:style>
    <style:style style:name="T1873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874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875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876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1877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878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879" style:parent-style-name="Absatz-Standardschriftart" style:family="text">
      <style:text-properties style:font-name="Consolas" style:font-name-asian="Times New Roman" fo:color="#B5CEA8" style:letter-kerning="false" fo:font-size="10.5pt" style:font-size-asian="10.5pt" style:font-size-complex="10.5pt" fo:language="fr" fo:country="CH" style:language-asian="de" style:country-asian="CH"/>
    </style:style>
    <style:style style:name="T1880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881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1882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883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884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1885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886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887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888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1889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890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891" style:parent-style-name="Absatz-Standardschriftart" style:family="text">
      <style:text-properties style:font-name="Consolas" style:font-name-asian="Times New Roman" fo:color="#B5CEA8" style:letter-kerning="false" fo:font-size="10.5pt" style:font-size-asian="10.5pt" style:font-size-complex="10.5pt" fo:language="fr" fo:country="CH" style:language-asian="de" style:country-asian="CH"/>
    </style:style>
    <style:style style:name="T1892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893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894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895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1896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897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898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1899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900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901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902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903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904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905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906" style:parent-style-name="Absatz-Standardschriftart" style:family="text">
      <style:text-properties style:font-name="Consolas" style:font-name-asian="Times New Roman" fo:color="#D7BA7D" style:letter-kerning="false" fo:font-size="10.5pt" style:font-size-asian="10.5pt" style:font-size-complex="10.5pt" fo:language="fr" fo:country="CH" style:language-asian="de" style:country-asian="CH"/>
    </style:style>
    <style:style style:name="T1907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908" style:parent-style-name="Absatz-Standardschriftart" style:family="text">
      <style:text-properties style:font-name="Consolas" style:font-name-asian="Times New Roman" fo:color="#D7BA7D" style:letter-kerning="false" fo:font-size="10.5pt" style:font-size-asian="10.5pt" style:font-size-complex="10.5pt" fo:language="fr" fo:country="CH" style:language-asian="de" style:country-asian="CH"/>
    </style:style>
    <style:style style:name="T1909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910" style:parent-style-name="Absatz-Standardschriftart" style:family="text">
      <style:text-properties style:font-name="Consolas" style:font-name-asian="Times New Roman" fo:color="#D7BA7D" style:letter-kerning="false" fo:font-size="10.5pt" style:font-size-asian="10.5pt" style:font-size-complex="10.5pt" fo:language="fr" fo:country="CH" style:language-asian="de" style:country-asian="CH"/>
    </style:style>
    <style:style style:name="T1911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912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913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914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915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1916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917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918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1919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920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P1921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922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923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P1924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925" style:parent-style-name="Absatz-Standardschriftart" style:family="text">
      <style:text-properties style:font-name="Consolas" style:font-name-asian="Times New Roman" fo:color="#D4D4D4" style:letter-kerning="false" fo:font-size="10.5pt" style:font-size-asian="10.5pt" style:font-size-complex="10.5pt" fo:language="fr" fo:country="CH" style:language-asian="de" style:country-asian="CH"/>
    </style:style>
    <style:style style:name="T1926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1927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1928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1929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P1930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931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1932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1933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1934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935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1936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1937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1938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1939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1940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941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1942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1943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1944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1945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946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1947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1948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1949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1950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1951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952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1953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1954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1955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1956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957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1958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1959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1960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1961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1962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963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1964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1965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1966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1967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1968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1969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1970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1971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972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1973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1974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1975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1976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1977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978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1979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1980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1981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1982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1983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1984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1985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1986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1987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1988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1989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1990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1991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1992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1993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1994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1995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1996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1997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1998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1999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2000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2001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2002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2003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2004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2005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2006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2007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2008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2009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2010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2011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2012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2013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2014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2015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2016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2017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2018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2019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2020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2021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2022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2023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2024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2025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2026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2027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2028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2029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2030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2031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2032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2033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2034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2035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2036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2037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2038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2039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2040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2041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2042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2043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2044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2045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2046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2047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2048" style:parent-style-name="Absatz-Standardschriftart" style:family="text">
      <style:text-properties style:font-name="Consolas" style:font-name-asian="Times New Roman" fo:color="#9CDCFE" style:letter-kerning="false" fo:font-size="10.5pt" style:font-size-asian="10.5pt" style:font-size-complex="10.5pt" fo:language="fr" fo:country="CH" style:language-asian="de" style:country-asian="CH"/>
    </style:style>
    <style:style style:name="T2049" style:parent-style-name="Absatz-Standardschriftart" style:family="text">
      <style:text-properties style:font-name="Consolas" style:font-name-asian="Times New Roman" fo:color="#B4B4B4" style:letter-kerning="false" fo:font-size="10.5pt" style:font-size-asian="10.5pt" style:font-size-complex="10.5pt" fo:language="fr" fo:country="CH" style:language-asian="de" style:country-asian="CH"/>
    </style:style>
    <style:style style:name="T2050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2051" style:parent-style-name="Absatz-Standardschriftart" style:family="text">
      <style:text-properties style:font-name="Consolas" style:font-name-asian="Times New Roman" fo:color="#CE9178" style:letter-kerning="false" fo:font-size="10.5pt" style:font-size-asian="10.5pt" style:font-size-complex="10.5pt" fo:language="fr" fo:country="CH" style:language-asian="de" style:country-asian="CH"/>
    </style:style>
    <style:style style:name="T2052" style:parent-style-name="Absatz-Standardschriftart" style:family="text">
      <style:text-properties style:font-name="Consolas" style:font-name-asian="Times New Roman" fo:color="#E8C9BB" style:letter-kerning="false" fo:font-size="10.5pt" style:font-size-asian="10.5pt" style:font-size-complex="10.5pt" fo:language="fr" fo:country="CH" style:language-asian="de" style:country-asian="CH"/>
    </style:style>
    <style:style style:name="T2053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2054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2055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2056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2057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T2058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fo:language="fr" fo:country="CH" style:language-asian="de" style:country-asian="CH"/>
    </style:style>
    <style:style style:name="T2059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fo:language="fr" fo:country="CH" style:language-asian="de" style:country-asian="CH"/>
    </style:style>
    <style:style style:name="P2060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2061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fo:language="fr" fo:country="CH" style:language-asian="de" style:country-asian="CH"/>
    </style:style>
    <style:style style:name="T2062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2063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2064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P2065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2066" style:parent-style-name="Absatz-Standardschriftart" style:family="text"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T2067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2068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2069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P2070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</style:style>
    <style:style style:name="T2071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T2072" style:parent-style-name="Absatz-Standardschriftart" style:family="text">
      <style:text-properties style:font-name="Consolas" style:font-name-asian="Times New Roman" fo:color="#569CD6" style:letter-kerning="false" fo:font-size="10.5pt" style:font-size-asian="10.5pt" style:font-size-complex="10.5pt" style:language-asian="de" style:country-asian="CH"/>
    </style:style>
    <style:style style:name="T2073" style:parent-style-name="Absatz-Standardschriftart" style:family="text">
      <style:text-properties style:font-name="Consolas" style:font-name-asian="Times New Roman" fo:color="#808080" style:letter-kerning="false" fo:font-size="10.5pt" style:font-size-asian="10.5pt" style:font-size-complex="10.5pt" style:language-asian="de" style:country-asian="CH"/>
    </style:style>
    <style:style style:name="P2074" style:parent-style-name="Standard" style:family="paragraph">
      <style:paragraph-properties fo:margin-bottom="0in" style:line-height-at-least="0.1979in" fo:background-color="#1E1E1E">
        <style:background-fill draw:fill="solid" draw:fill-color="#1E1E1E"/>
      </style:paragraph-properties>
      <style:text-properties style:font-name="Consolas" style:font-name-asian="Times New Roman" fo:color="#DADADA" style:letter-kerning="false" fo:font-size="10.5pt" style:font-size-asian="10.5pt" style:font-size-complex="10.5pt" style:language-asian="de" style:country-asian="CH"/>
    </style:style>
    <style:style style:name="P2075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076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077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078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079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080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081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082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083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084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085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086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087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088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089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090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091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092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093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094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095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096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097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098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099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100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101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102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103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104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105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106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107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108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109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110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111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112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113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114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115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116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117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118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119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120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121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122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123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124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125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126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127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128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129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130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131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132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133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134" style:parent-style-name="Standard" style:family="paragraph">
      <style:paragraph-properties fo:margin-bottom="0in" style:line-height-at-least="0.1979in" fo:background-color="#FFFAE8">
        <style:background-fill draw:fill="solid" draw:fill-color="#FFFAE8"/>
      </style:paragraph-properties>
    </style:style>
    <style:style style:name="T2135" style:parent-style-name="Absatz-Standardschriftart" style:family="text"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T2136" style:parent-style-name="Absatz-Standardschriftart" style:family="text">
      <style:text-properties style:font-name="Consolas" style:font-name-asian="Times New Roman" fo:font-weight="bold" style:font-weight-asian="bold" style:font-weight-complex="bold" fo:color="#577909" style:letter-kerning="false" fo:font-size="10.5pt" style:font-size-asian="10.5pt" style:font-size-complex="10.5pt" fo:language="fr" fo:country="CH" style:language-asian="de" style:country-asian="CH"/>
    </style:style>
    <style:style style:name="P2137" style:parent-style-name="Standard" style:family="paragraph">
      <style:text-properties style:font-name="Cascadia Code SemiBold" style:font-name-complex="Cascadia Code SemiBold" fo:color="#196B24" fo:font-size="28pt" style:font-size-asian="28pt" style:font-size-complex="28pt"/>
    </style:style>
    <style:style style:name="P2138" style:parent-style-name="Standard" style:family="paragraph">
      <style:text-properties style:font-name="Cascadia Code SemiBold" style:font-name-complex="Cascadia Code SemiBold" fo:color="#196B24" fo:font-size="28pt" style:font-size-asian="28pt" style:font-size-complex="28pt"/>
    </style:style>
    <style:style style:name="T2139" style:parent-style-name="Absatz-Standardschriftart" style:family="text"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T2140" style:parent-style-name="Absatz-Standardschriftart" style:family="text"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T2141" style:parent-style-name="Absatz-Standardschriftart" style:family="text"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T2142" style:parent-style-name="Absatz-Standardschriftart" style:family="text"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T2143" style:parent-style-name="Absatz-Standardschriftart" style:family="text"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T2144" style:parent-style-name="Absatz-Standardschriftart" style:family="text"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145" style:parent-style-name="Standard" style:family="paragraph">
      <style:paragraph-properties fo:text-align="end"/>
      <style:text-properties style:font-name="Cascadia Code SemiBold" style:font-name-complex="Cascadia Code SemiBold" fo:color="#196B24" fo:font-size="115pt" style:font-size-asian="115pt" style:font-size-complex="115pt"/>
    </style:style>
    <style:style style:name="T2146" style:parent-style-name="Absatz-Standardschriftart" style:family="text">
      <style:text-properties fo:color="#196B24"/>
    </style:style>
    <style:style style:name="T2147" style:parent-style-name="Absatz-Standardschriftart" style:family="text">
      <style:text-properties style:font-name="Cascadia Code SemiBold" style:font-name-complex="Cascadia Code SemiBold" fo:color="#196B24" fo:font-size="28pt" style:font-size-asian="28pt" style:font-size-complex="28pt"/>
    </style:style>
    <style:style style:name="P2148" style:parent-style-name="Standard" style:family="paragraph">
      <style:paragraph-properties fo:text-align="end"/>
      <style:text-properties style:font-name="Cascadia Code SemiBold" style:font-name-complex="Cascadia Code SemiBold" fo:color="#196B24" fo:font-size="28pt" style:font-size-asian="28pt" style:font-size-complex="28pt"/>
    </style:style>
    <style:style style:name="T2149" style:parent-style-name="Absatz-Standardschriftart" style:family="text"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150" style:parent-style-name="Standard" style:family="paragraph">
      <style:paragraph-properties fo:text-align="end"/>
      <style:text-properties style:font-name="Cascadia Code Light" style:font-name-complex="Cascadia Code Light" fo:color="#E97132" fo:font-size="28pt" style:font-size-asian="28pt" style:font-size-complex="28pt"/>
    </style:style>
    <style:style style:name="P2151" style:parent-style-name="Standard" style:family="paragraph">
      <style:paragraph-properties fo:text-align="end"/>
      <style:text-properties style:font-name="Cascadia Code Light" style:font-name-complex="Cascadia Code Light" fo:color="#E97132" fo:font-size="28pt" style:font-size-asian="28pt" style:font-size-complex="28pt"/>
    </style:style>
    <style:style style:name="T2152" style:parent-style-name="Absatz-Standardschriftart" style:family="text"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153" style:parent-style-name="Standard" style:family="paragraph">
      <style:paragraph-properties fo:text-align="center"/>
      <style:text-properties fo:text-shadow="0in 0.0277in 0.0416in #6E747A" fo:color="#156082"/>
    </style:style>
    <style:style style:name="T2154" style:parent-style-name="Absatz-Standardschriftart" style:family="text"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155" style:parent-style-name="Standard" style:family="paragraph">
      <style:paragraph-properties fo:text-align="end"/>
    </style:style>
    <style:style style:name="T2156" style:parent-style-name="Absatz-Standardschriftart" style:family="text">
      <style:text-properties style:font-name="Cascadia Code Light" style:font-name-complex="Cascadia Code Light" fo:color="#E97132" fo:font-size="26pt" style:font-size-asian="26pt" style:font-size-complex="26pt"/>
    </style:style>
    <style:style style:name="T2157" style:parent-style-name="Absatz-Standardschriftart" style:family="text">
      <style:text-properties style:font-name="Cascadia Code Light" style:font-name-complex="Cascadia Code Light" fo:color="#E97132" fo:font-size="28pt" style:font-size-asian="28pt" style:font-size-complex="28pt"/>
    </style:style>
    <style:style style:name="T2158" style:parent-style-name="Absatz-Standardschriftart" style:family="text">
      <style:text-properties style:font-name="Cascadia Code Light" style:font-name-complex="Cascadia Code Light" fo:color="#E97132" fo:font-size="28pt" style:font-size-asian="28pt" style:font-size-complex="28pt"/>
    </style:style>
    <style:style style:name="T2159" style:parent-style-name="Absatz-Standardschriftart" style:family="text">
      <style:text-properties style:font-name="Cascadia Code Light" style:font-name-complex="Cascadia Code Light" fo:color="#E97132" fo:font-size="28pt" style:font-size-asian="28pt" style:font-size-complex="28pt"/>
    </style:style>
    <style:style style:name="P2160" style:parent-style-name="Standard" style:family="paragraph">
      <style:paragraph-properties fo:text-align="end"/>
      <style:text-properties style:font-name="Cascadia Code Light" style:font-name-complex="Cascadia Code Light" fo:color="#E97132" fo:font-size="28pt" style:font-size-asian="28pt" style:font-size-complex="28pt"/>
    </style:style>
    <style:style style:name="P2161" style:parent-style-name="Standard" style:family="paragraph">
      <style:paragraph-properties fo:text-align="end"/>
      <style:text-properties style:font-name="Cascadia Code Light" style:font-name-complex="Cascadia Code Light" fo:color="#E97132" fo:font-size="28pt" style:font-size-asian="28pt" style:font-size-complex="28pt"/>
    </style:style>
    <style:style style:name="P2162" style:parent-style-name="Standard" style:family="paragraph">
      <style:paragraph-properties fo:text-align="end"/>
      <style:text-properties style:font-name="Cascadia Code Light" style:font-name-complex="Cascadia Code Light" fo:color="#E97132" fo:font-size="28pt" style:font-size-asian="28pt" style:font-size-complex="28pt"/>
    </style:style>
    <style:style style:name="P2163" style:parent-style-name="Standard" style:family="paragraph">
      <style:paragraph-properties fo:text-align="end"/>
      <style:text-properties style:font-name="Cascadia Code Light" style:font-name-complex="Cascadia Code Light" fo:color="#E97132" fo:font-size="28pt" style:font-size-asian="28pt" style:font-size-complex="28pt"/>
    </style:style>
    <style:style style:name="P2164" style:parent-style-name="Standard" style:family="paragraph">
      <style:paragraph-properties fo:text-align="end"/>
      <style:text-properties style:font-name="Cascadia Code Light" style:font-name-complex="Cascadia Code Light" fo:color="#E97132" fo:font-size="28pt" style:font-size-asian="28pt" style:font-size-complex="28pt" fo:language="fr" fo:country="CH"/>
    </style:style>
    <style:style style:name="P2165" style:parent-style-name="Standard" style:family="paragraph">
      <style:paragraph-properties fo:text-align="end"/>
      <style:text-properties style:font-name="Cascadia Code Light" style:font-name-complex="Cascadia Code Light" fo:color="#E97132" fo:font-size="28pt" style:font-size-asian="28pt" style:font-size-complex="28pt" fo:language="fr" fo:country="CH"/>
    </style:style>
    <style:style style:name="P2166" style:parent-style-name="Standard" style:family="paragraph">
      <style:paragraph-properties fo:text-align="end"/>
      <style:text-properties style:font-name="Cascadia Code Light" style:font-name-complex="Cascadia Code Light" fo:color="#E97132" fo:font-size="28pt" style:font-size-asian="28pt" style:font-size-complex="28pt" fo:language="fr" fo:country="CH"/>
    </style:style>
    <style:style style:name="P2167" style:parent-style-name="Standard" style:family="paragraph">
      <style:paragraph-properties fo:text-align="end"/>
      <style:text-properties style:font-name="Cascadia Code SemiLight" style:font-name-complex="Cascadia Code SemiLight" fo:color="#E97132" fo:font-size="26pt" style:font-size-asian="26pt" style:font-size-complex="26pt" fo:language="fr" fo:country="CH"/>
    </style:style>
    <style:style style:name="T2168" style:parent-style-name="Absatz-Standardschriftart" style:family="text">
      <style:text-properties style:font-name="Consolas" style:font-name-asian="Times New Roman" fo:color="#3E4B53" style:letter-kerning="false" fo:font-size="10.5pt" style:font-size-asian="10.5pt" style:font-size-complex="10.5pt" fo:language="fr" fo:country="CH" style:language-asian="de" style:country-asian="CH"/>
    </style:style>
    <style:style style:name="P2169" style:parent-style-name="Standard" style:family="paragraph">
      <style:paragraph-properties fo:text-align="center"/>
      <style:text-properties fo:text-shadow="0in 0.0277in 0.0416in #6E747A" fo:color="#156082"/>
    </style:style>
    <style:style style:name="P2170" style:parent-style-name="Standard" style:family="paragraph">
      <style:paragraph-properties fo:margin-left="-0.7875in" fo:text-indent="0.7875in">
        <style:tab-stops/>
      </style:paragraph-properties>
    </style:style>
    <style:style style:family="graphic" style:name="a20">
      <style:graphic-properties style:wrap="run-through" style:run-through="foreground" draw:fill="none" draw:stroke="solid" svg:stroke-width="0.08333in" svg:stroke-color="#156082" draw:marker-start="a18" draw:marker-end="a1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>
      <style:graphic-properties style:wrap="run-through" style:run-through="foreground" draw:fill="solid" draw:fill-color="#c2f1c8" draw:opacity="47%" draw:stroke="none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solid" draw:fill-color="#f6c6ad" draw:opacity="33%" draw:stroke="none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solid" draw:fill-color="#f2aa84" draw:opacity="33%" draw:stroke="none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solid" draw:fill-color="#c2f1c8" draw:opacity="47%" draw:stroke="none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solid" draw:fill-color="#84e291" draw:opacity="47%" draw:stroke="none" style:horizontal-rel="paragraph" style:vertical-rel="paragraph" style:horizontal-pos="from-left" style:vertical-pos="from-top"/>
    </style:style>
    <style:style style:family="graphic" style:name="a27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9fae0" draw:opacity="70.98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style:wrap="run-through" style:run-through="foreground" draw:fill="solid" draw:fill-color="#c2f1c8" draw:opacity="47%" draw:stroke="none" style:horizontal-rel="paragraph" style:vertical-rel="paragraph" style:horizontal-pos="from-left" style:vertical-pos="from-top"/>
    </style:style>
    <style:style style:family="graphic" style:name="a12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9fae0" draw:opacity="70.98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>
      <style:graphic-properties style:wrap="run-through" style:run-through="foreground" draw:fill="solid" draw:fill-color="#f6c6ad" draw:opacity="33%" draw:stroke="none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8333in" svg:stroke-color="#156082" draw:marker-start="a15" draw:marker-end="a1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solid" draw:fill-color="#595959" draw:opacity="85%" draw:stroke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foreground" draw:fill="solid" draw:fill-color="#595959" draw:opacity="100%" draw:stroke="none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wrap="run-through" style:run-through="foreground" draw:fill="solid" draw:fill-color="#84e291" draw:opacity="47%" draw:stroke="none" style:horizontal-rel="paragraph" style:vertical-rel="paragraph" style:horizontal-pos="from-left" style:vertical-pos="from-top"/>
    </style:style>
    <style:style style:family="graphic" style:name="a6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b8d4f0" draw:opacity="70.98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style:wrap="run-through" style:run-through="foreground" draw:fill="solid" draw:fill-color="#c2f1c8" draw:opacity="47%" draw:stroke="none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solid" draw:fill-color="#f2aa84" draw:opacity="33%" draw:stroke="none" style:horizontal-rel="paragraph" style:vertical-rel="paragraph" style:horizontal-pos="from-left" style:vertical-pos="from-top"/>
    </style:style>
    <style:style style:family="graphic" style:name="a30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b8d4f0" draw:opacity="70.98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filterObjects</text:span><text:span text:style-name="T3">(</text:span><text:span text:style-name="T4">"</text:span><text:span text:style-name="T5">all</text:span><text:span text:style-name="T6">"</text:span><text:span text:style-name="T7">)</text:span><text:span text:style-name="T8">;</text:span></text:p>
      <text:p text:style-name="P9"/>
      <text:p text:style-name="P10"><text:span text:style-name="T11">function</text:span><text:span text:style-name="T12"><text:s/></text:span><text:span text:style-name="T13">filterObjects</text:span><text:span text:style-name="T14">(</text:span><text:span text:style-name="T15">c</text:span><text:span text:style-name="T16">)</text:span><text:span text:style-name="T17"><text:s/></text:span><text:span text:style-name="T18">{</text:span></text:p>
      <text:p text:style-name="P19"><text:span text:style-name="T20"><draw:frame draw:z-index="251660288" draw:id="id0" draw:style-name="a0" draw:name="Textfeld 3" text:anchor-type="paragraph" svg:x="0.5in" svg:y="0.10069in" svg:width="11in" svg:height="3.88889in" style:rel-width="scale" style:rel-height="scale"><draw:text-box><text:p text:style-name="P21">Yageeba</text:p><text:p text:style-name="P22">DIE ENTWICKLUNG EINER WEBSEITE</text:p></draw:text-box><svg:title/><svg:desc/></draw:frame></text:span><text:span text:style-name="T23">   <text:s/></text:span><text:span text:style-name="T24">var</text:span><text:span text:style-name="T25"><text:s/></text:span><text:span text:style-name="T26">x</text:span><text:span text:style-name="T27">,</text:span><text:span text:style-name="T28"><text:s/></text:span><text:span text:style-name="T29">i</text:span><text:span text:style-name="T30">;</text:span></text:p>
      <text:p text:style-name="P31"/>
      <text:p text:style-name="P32"><text:span text:style-name="T33">   <text:s/></text:span><text:span text:style-name="T34">x</text:span><text:span text:style-name="T35"><text:s/></text:span><text:span text:style-name="T36">=</text:span><text:span text:style-name="T37"><text:s/></text:span><text:span text:style-name="T38">document</text:span><text:span text:style-name="T39">.</text:span><text:span text:style-name="T40">getElementsByClassName</text:span><text:span text:style-name="T41">(</text:span><text:span text:style-name="T42">"</text:span><text:span text:style-name="T43">box</text:span><text:span text:style-name="T44">"</text:span><text:span text:style-name="T45">)</text:span><text:span text:style-name="T46">;</text:span></text:p>
      <text:p text:style-name="P47"><text:span text:style-name="T48">   <text:s/></text:span><text:span text:style-name="T49">if</text:span><text:span text:style-name="T50"><text:s/>(</text:span><text:span text:style-name="T51">c</text:span><text:span text:style-name="T52"><text:s/></text:span><text:span text:style-name="T53">==</text:span><text:span text:style-name="T54"><text:s/></text:span><text:span text:style-name="T55">"</text:span><text:span text:style-name="T56">all</text:span><text:span text:style-name="T57">"</text:span><text:span text:style-name="T58">)<text:s/></text:span><text:span text:style-name="T59">c</text:span><text:span text:style-name="T60"><text:s/></text:span><text:span text:style-name="T61">=</text:span><text:span text:style-name="T62"><text:s/></text:span><text:span text:style-name="T63">"</text:span><text:span text:style-name="T64"><text:s/></text:span><text:span text:style-name="T65">"</text:span><text:span text:style-name="T66">;</text:span></text:p>
      <text:p text:style-name="P67"><text:span text:style-name="T68">   <text:s/></text:span><text:span text:style-name="T69">for</text:span><text:span text:style-name="T70"><text:s/>(</text:span><text:span text:style-name="T71">i</text:span><text:span text:style-name="T72"><text:s/></text:span><text:span text:style-name="T73">=</text:span><text:span text:style-name="T74"><text:s/></text:span><text:span text:style-name="T75">0</text:span><text:span text:style-name="T76">;</text:span><text:span text:style-name="T77"><text:s/></text:span><text:span text:style-name="T78">i</text:span><text:span text:style-name="T79"><text:s/></text:span><text:span text:style-name="T80">&lt;</text:span><text:span text:style-name="T81"><text:s/></text:span><text:span text:style-name="T82">x</text:span><text:span text:style-name="T83">.</text:span><text:span text:style-name="T84">length</text:span><text:span text:style-name="T85">;</text:span><text:span text:style-name="T86"><text:s/></text:span><text:span text:style-name="T87">i</text:span><text:span text:style-name="T88">++</text:span><text:span text:style-name="T89">)<text:s/></text:span><text:span text:style-name="T90">{</text:span></text:p>
      <text:p text:style-name="P91"><text:span text:style-name="T92">       <text:s/></text:span><text:span text:style-name="T93">removeClass</text:span><text:span text:style-name="T94">(</text:span><text:span text:style-name="T95">x</text:span><text:span text:style-name="T96">[</text:span><text:span text:style-name="T97">i</text:span><text:span text:style-name="T98">]</text:span><text:span text:style-name="T99">,</text:span><text:span text:style-name="T100"><text:s/></text:span><text:span text:style-name="T101">"</text:span><text:span text:style-name="T102">show</text:span><text:span text:style-name="T103">"</text:span><text:span text:style-name="T104">)</text:span><text:span text:style-name="T105">;</text:span></text:p>
      <text:p text:style-name="P106"><text:span text:style-name="T107">       <text:s/></text:span><text:span text:style-name="T108">if</text:span><text:span text:style-name="T109"><text:s/>(</text:span><text:span text:style-name="T110">x</text:span><text:span text:style-name="T111">[</text:span><text:span text:style-name="T112">i</text:span><text:span text:style-name="T113">]</text:span><text:span text:style-name="T114">.</text:span><text:span text:style-name="T115">className</text:span><text:span text:style-name="T116">.</text:span><text:span text:style-name="T117">indexOf</text:span><text:span text:style-name="T118">(</text:span><text:span text:style-name="T119">c</text:span><text:span text:style-name="T120">)<text:s/></text:span><text:span text:style-name="T121">&gt;</text:span><text:span text:style-name="T122"><text:s/></text:span><text:span text:style-name="T123">-</text:span><text:span text:style-name="T124">1</text:span><text:span text:style-name="T125">)<text:s/></text:span><text:span text:style-name="T126">addClass</text:span><text:span text:style-name="T127">(</text:span><text:span text:style-name="T128">x</text:span><text:span text:style-name="T129">[</text:span><text:span text:style-name="T130">i</text:span><text:span text:style-name="T131">]</text:span><text:span text:style-name="T132">,</text:span><text:span text:style-name="T133"><text:s/></text:span><text:span text:style-name="T134">"</text:span><text:span text:style-name="T135">show</text:span><text:span text:style-name="T136">"</text:span><text:span text:style-name="T137">)</text:span><text:span text:style-name="T138">;</text:span></text:p>
      <text:p text:style-name="P139"><text:span text:style-name="T140">   <text:s/></text:span><text:span text:style-name="T141">}</text:span></text:p>
      <text:p text:style-name="P142"><text:span text:style-name="T143">}</text:span></text:p>
      <text:p text:style-name="P144"/>
      <text:p text:style-name="P145"><text:span text:style-name="T146">function</text:span><text:span text:style-name="T147"><text:s/></text:span><text:span text:style-name="T148">addClass</text:span><text:span text:style-name="T149">(</text:span><text:span text:style-name="T150">name</text:span><text:span text:style-name="T151">,</text:span><text:span text:style-name="T152"><text:s/></text:span><text:span text:style-name="T153">element</text:span><text:span text:style-name="T154">)</text:span><text:span text:style-name="T155"><text:s/></text:span><text:span text:style-name="T156">{</text:span></text:p>
      <text:p text:style-name="P157"><text:span text:style-name="T158">   <text:s/></text:span><text:span text:style-name="T159">var</text:span><text:span text:style-name="T160"><text:s/></text:span><text:span text:style-name="T161">i</text:span><text:span text:style-name="T162">,</text:span><text:span text:style-name="T163"><text:s/></text:span><text:span text:style-name="T164">arr1</text:span><text:span text:style-name="T165">,</text:span><text:span text:style-name="T166"><text:s/></text:span><text:span text:style-name="T167">arr2</text:span><text:span text:style-name="T168">;</text:span></text:p>
      <text:p text:style-name="P169"><text:span text:style-name="T170">   <text:s/></text:span><text:span text:style-name="T171">arr1</text:span><text:span text:style-name="T172"><text:s/></text:span><text:span text:style-name="T173">=</text:span><text:span text:style-name="T174"><text:s/></text:span><text:span text:style-name="T175">element</text:span><text:span text:style-name="T176">.</text:span><text:span text:style-name="T177">className</text:span><text:span text:style-name="T178">.</text:span><text:span text:style-name="T179">split</text:span><text:span text:style-name="T180">(</text:span><text:span text:style-name="T181">"</text:span><text:span text:style-name="T182"><text:s/></text:span><text:span text:style-name="T183">"</text:span><text:span text:style-name="T184">)</text:span><text:span text:style-name="T185">;</text:span></text:p>
      <text:p text:style-name="P186"><text:span text:style-name="T187">   <text:s/></text:span><text:span text:style-name="T188">arr2</text:span><text:span text:style-name="T189"><text:s/></text:span><text:span text:style-name="T190">=</text:span><text:span text:style-name="T191"><text:s/></text:span><text:span text:style-name="T192">name</text:span><text:span text:style-name="T193">.</text:span><text:span text:style-name="T194">split</text:span><text:span text:style-name="T195">(</text:span><text:span text:style-name="T196">"</text:span><text:span text:style-name="T197"><text:s/></text:span><text:span text:style-name="T198">"</text:span><text:span text:style-name="T199">)</text:span><text:span text:style-name="T200">;</text:span></text:p>
      <text:p text:style-name="P201"><text:span text:style-name="T202">   <text:s/></text:span><text:span text:style-name="T203">for</text:span><text:span text:style-name="T204"><text:s/>(</text:span><text:span text:style-name="T205">i</text:span><text:span text:style-name="T206"><text:s/></text:span><text:span text:style-name="T207">=</text:span><text:span text:style-name="T208"><text:s/></text:span><text:span text:style-name="T209">0</text:span><text:span text:style-name="T210">;</text:span><text:span text:style-name="T211"><text:s/></text:span><text:span text:style-name="T212">i</text:span><text:span text:style-name="T213"><text:s/></text:span><text:span text:style-name="T214">&lt;</text:span><text:span text:style-name="T215"><text:s/></text:span><text:span text:style-name="T216">arr2</text:span><text:span text:style-name="T217">.</text:span><text:span text:style-name="T218">length</text:span><text:span text:style-name="T219">;</text:span><text:span text:style-name="T220"><text:s/></text:span><text:span text:style-name="T221">i</text:span><text:span text:style-name="T222">++</text:span><text:span text:style-name="T223">)<text:s/></text:span><text:span text:style-name="T224">{</text:span></text:p>
      <text:p text:style-name="P225"><text:span text:style-name="T226">       <text:s/></text:span><text:span text:style-name="T227">if</text:span><text:span text:style-name="T228"><text:s/>(</text:span><text:span text:style-name="T229">arr1</text:span><text:span text:style-name="T230">.</text:span><text:span text:style-name="T231">indexOf</text:span><text:span text:style-name="T232">(</text:span><text:span text:style-name="T233">arr2</text:span><text:span text:style-name="T234">[</text:span><text:span text:style-name="T235">i</text:span><text:span text:style-name="T236">])<text:s/></text:span><text:span text:style-name="T237">==</text:span><text:span text:style-name="T238"><text:s/></text:span><text:span text:style-name="T239">-</text:span><text:span text:style-name="T240">1</text:span><text:span text:style-name="T241">)<text:s/></text:span><text:span text:style-name="T242">{</text:span></text:p>
      <text:p text:style-name="P243"><text:span text:style-name="T244"><draw:custom-shape svg:x="-2.27778in" svg:y="0.46181in" svg:width="8.66042in" svg:height="8.66042in" draw:z-index="251659263" draw:id="id1" draw:style-name="a1" draw:name="Ellipse 7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245">           <text:s/></text:span><text:span text:style-name="T246">element</text:span><text:span text:style-name="T247">.</text:span><text:span text:style-name="T248">className<text:s/></text:span><text:span text:style-name="T249">+=</text:span><text:span text:style-name="T250"><text:s/></text:span><text:span text:style-name="T251">"</text:span><text:span text:style-name="T252"><text:s/></text:span><text:span text:style-name="T253">"</text:span><text:span text:style-name="T254"><text:s/></text:span><text:span text:style-name="T255">+</text:span><text:span text:style-name="T256"><text:s/></text:span><text:span text:style-name="T257">arr2</text:span><text:span text:style-name="T258">[</text:span><text:span text:style-name="T259">i</text:span><text:span text:style-name="T260">]</text:span><text:span text:style-name="T261">;</text:span></text:p>
      <text:p text:style-name="P262"><text:span text:style-name="T263">       <text:s/></text:span><text:span text:style-name="T264">}</text:span></text:p>
      <text:p text:style-name="P265"><text:span text:style-name="T266">   <text:s/></text:span><text:span text:style-name="T267">}</text:span></text:p>
      <text:p text:style-name="P268"><text:span text:style-name="T269">}</text:span></text:p>
      <text:p text:style-name="P270"/>
      <text:p text:style-name="P271"><text:span text:style-name="T272">function</text:span><text:span text:style-name="T273"><text:s/></text:span><text:span text:style-name="T274">removeClass</text:span><text:span text:style-name="T275">(</text:span><text:span text:style-name="T276">element</text:span><text:span text:style-name="T277">,</text:span><text:span text:style-name="T278"><text:s/></text:span><text:span text:style-name="T279">name</text:span><text:span text:style-name="T280">)</text:span><text:span text:style-name="T281"><text:s/></text:span><text:span text:style-name="T282">{</text:span></text:p>
      <text:p text:style-name="P283"><text:span text:style-name="T284">   <text:s/></text:span><text:span text:style-name="T285">var</text:span><text:span text:style-name="T286"><text:s/></text:span><text:span text:style-name="T287">i</text:span><text:span text:style-name="T288">,</text:span><text:span text:style-name="T289"><text:s/></text:span><text:span text:style-name="T290">arr1</text:span><text:span text:style-name="T291">,</text:span><text:span text:style-name="T292"><text:s/></text:span><text:span text:style-name="T293">arr2</text:span><text:span text:style-name="T294">;</text:span></text:p>
      <text:p text:style-name="P295"><text:span text:style-name="T296">   <text:s/></text:span><text:span text:style-name="T297">arr1</text:span><text:span text:style-name="T298"><text:s/></text:span><text:span text:style-name="T299">=</text:span><text:span text:style-name="T300"><text:s/></text:span><text:span text:style-name="T301">element</text:span><text:span text:style-name="T302">.</text:span><text:span text:style-name="T303">className</text:span><text:span text:style-name="T304">.</text:span><text:span text:style-name="T305">split</text:span><text:span text:style-name="T306">(</text:span><text:span text:style-name="T307">"</text:span><text:span text:style-name="T308"><text:s/></text:span><text:span text:style-name="T309">"</text:span><text:span text:style-name="T310">)</text:span><text:span text:style-name="T311">;</text:span></text:p>
      <text:p text:style-name="P312"><text:span text:style-name="T313">   <text:s/></text:span><text:span text:style-name="T314">arr2</text:span><text:span text:style-name="T315"><text:s/></text:span><text:span text:style-name="T316">=</text:span><text:span text:style-name="T317"><text:s/></text:span><text:span text:style-name="T318">name</text:span><text:span text:style-name="T319">.</text:span><text:span text:style-name="T320">split</text:span><text:span text:style-name="T321">(</text:span><text:span text:style-name="T322">"</text:span><text:span text:style-name="T323"><text:s/></text:span><text:span text:style-name="T324">"</text:span><text:span text:style-name="T325">)</text:span><text:span text:style-name="T326">;</text:span></text:p>
      <text:p text:style-name="P327"><text:span text:style-name="T328">   <text:s/></text:span><text:span text:style-name="T329">for</text:span><text:span text:style-name="T330"><text:s/>(</text:span><text:span text:style-name="T331">i</text:span><text:span text:style-name="T332"><text:s/></text:span><text:span text:style-name="T333">=</text:span><text:span text:style-name="T334"><text:s/></text:span><text:span text:style-name="T335">0</text:span><text:span text:style-name="T336">;</text:span><text:span text:style-name="T337"><text:s/></text:span><text:span text:style-name="T338">i</text:span><text:span text:style-name="T339"><text:s/></text:span><text:span text:style-name="T340">&lt;</text:span><text:span text:style-name="T341"><text:s/></text:span><text:span text:style-name="T342">arr2</text:span><text:span text:style-name="T343">.</text:span><text:span text:style-name="T344">length</text:span><text:span text:style-name="T345">;</text:span><text:span text:style-name="T346"><text:s/></text:span><text:span text:style-name="T347">i</text:span><text:span text:style-name="T348">++</text:span><text:span text:style-name="T349">)<text:s/></text:span><text:span text:style-name="T350">{</text:span></text:p>
      <text:p text:style-name="P351"><text:span text:style-name="T352">       <text:s/></text:span><text:span text:style-name="T353">while</text:span><text:span text:style-name="T354"><text:s/>(</text:span><text:span text:style-name="T355">arr1</text:span><text:span text:style-name="T356">.</text:span><text:span text:style-name="T357">indexOf</text:span><text:span text:style-name="T358">(</text:span><text:span text:style-name="T359">arr2</text:span><text:span text:style-name="T360">[</text:span><text:span text:style-name="T361">i</text:span><text:span text:style-name="T362">])<text:s/></text:span><text:span text:style-name="T363">&gt;</text:span><text:span text:style-name="T364"><text:s/></text:span><text:span text:style-name="T365">-</text:span><text:span text:style-name="T366">1</text:span><text:span text:style-name="T367">)<text:s/></text:span><text:span text:style-name="T368">{</text:span></text:p>
      <text:p text:style-name="P369"><text:span text:style-name="T370"><draw:frame draw:z-index="251661312" draw:id="id2" draw:style-name="a2" draw:name="Textfeld 4" text:anchor-type="paragraph" svg:x="0.11111in" svg:y="0.14583in" svg:width="5.72153in" svg:height="11.16667in" style:rel-width="scale" style:rel-height="scale"><draw:text-box><text:p text:style-name="P371">+20h programmieren+</text:p><text:p text:style-name="P372">5 Demo Versionen+</text:p><text:p text:style-name="P373">2 Lizenzierte Fotos + 6 Anleitungen</text:p><text:p text:style-name="P374">= Eine Webseite mit kostenlosen Anleitungen</text:p><text:p text:style-name="Standard"/></draw:text-box><svg:title/><svg:desc/></draw:frame></text:span><text:span text:style-name="T375">           <text:s/></text:span><text:span text:style-name="T376">arr1</text:span><text:span text:style-name="T377">.</text:span><text:span text:style-name="T378">splice</text:span><text:span text:style-name="T379">(</text:span><text:span text:style-name="T380">arr1</text:span><text:span text:style-name="T381">.</text:span><text:span text:style-name="T382">indexOf</text:span><text:span text:style-name="T383">(</text:span><text:span text:style-name="T384">arr2</text:span><text:span text:style-name="T385">[</text:span><text:span text:style-name="T386">i</text:span><text:span text:style-name="T387">])</text:span><text:span text:style-name="T388">,</text:span><text:span text:style-name="T389"><text:s/></text:span><text:span text:style-name="T390">1</text:span><text:span text:style-name="T391">)</text:span><text:span text:style-name="T392">;</text:span></text:p>
      <text:p text:style-name="P393"><text:span text:style-name="T394">       <text:s/></text:span><text:span text:style-name="T395">}</text:span></text:p>
      <text:p text:style-name="P396"><text:span text:style-name="T397">   <text:s/></text:span><text:span text:style-name="T398">}</text:span></text:p>
      <text:p text:style-name="P399"><text:span text:style-name="T400">   <text:s/></text:span><text:span text:style-name="T401">element</text:span><text:span text:style-name="T402">.</text:span><text:span text:style-name="T403">className<text:s/></text:span><text:span text:style-name="T404">=</text:span><text:span text:style-name="T405"><text:s/></text:span><text:span text:style-name="T406">arr1</text:span><text:span text:style-name="T407">.</text:span><text:span text:style-name="T408">join</text:span><text:span text:style-name="T409">(</text:span><text:span text:style-name="T410">"</text:span><text:span text:style-name="T411"><text:s/></text:span><text:span text:style-name="T412">"</text:span><text:span text:style-name="T413">)</text:span><text:span text:style-name="T414">;</text:span></text:p>
      <text:p text:style-name="P415"><text:span text:style-name="T416">}</text:span></text:p>
      <text:p text:style-name="P417"/>
      <text:p text:style-name="P418"><text:span text:style-name="T419">&lt;!</text:span><text:span text:style-name="T420">DOCTYPE</text:span><text:span text:style-name="T421"><text:s/></text:span><text:span text:style-name="T422">html</text:span><text:span text:style-name="T423">&gt;</text:span></text:p>
      <text:p text:style-name="P424"><text:span text:style-name="T425">&lt;</text:span><text:span text:style-name="T426">html</text:span><text:span text:style-name="T427"><text:s/></text:span><text:span text:style-name="T428">lang</text:span><text:span text:style-name="T429">=</text:span><text:span text:style-name="T430">"</text:span><text:span text:style-name="T431">en</text:span><text:span text:style-name="T432">"</text:span><text:span text:style-name="T433">&gt;</text:span></text:p>
      <text:p text:style-name="P434"><text:span text:style-name="T435">&lt;</text:span><text:span text:style-name="T436">head</text:span><text:span text:style-name="T437">&gt;</text:span></text:p>
      <text:p text:style-name="P438"><text:span text:style-name="T439">   <text:s/></text:span><text:span text:style-name="T440">&lt;</text:span><text:span text:style-name="T441">html</text:span><text:span text:style-name="T442"><text:s/></text:span><text:span text:style-name="T443">lang</text:span><text:span text:style-name="T444">=</text:span><text:span text:style-name="T445">"</text:span><text:span text:style-name="T446">en</text:span><text:span text:style-name="T447">"</text:span><text:span text:style-name="T448">&gt;</text:span></text:p>
      <text:p text:style-name="P449"><text:span text:style-name="T450">       <text:s/></text:span><text:span text:style-name="T451">&lt;</text:span><text:span text:style-name="T452">head</text:span><text:span text:style-name="T453">&gt;</text:span></text:p>
      <text:p text:style-name="P454"><text:span text:style-name="T455">           <text:s/></text:span><text:span text:style-name="T456">&lt;</text:span><text:span text:style-name="T457">meta</text:span><text:span text:style-name="T458"><text:s/></text:span><text:span text:style-name="T459">charset</text:span><text:span text:style-name="T460">=</text:span><text:span text:style-name="T461">"</text:span><text:span text:style-name="T462">UTF-8</text:span><text:span text:style-name="T463">"</text:span><text:span text:style-name="T464">/&gt;</text:span></text:p>
      <text:p text:style-name="P465"><text:span text:style-name="T466">           <text:s/></text:span><text:span text:style-name="T467">&lt;</text:span><text:span text:style-name="T468">meta</text:span><text:span text:style-name="T469"><text:s/></text:span><text:span text:style-name="T470">http-equiv</text:span><text:span text:style-name="T471">=</text:span><text:span text:style-name="T472">"</text:span><text:span text:style-name="T473">X-UA-Compatible</text:span><text:span text:style-name="T474">"</text:span><text:span text:style-name="T475"><text:s/></text:span><text:span text:style-name="T476">content</text:span><text:span text:style-name="T477">=</text:span><text:span text:style-name="T478">"</text:span><text:span text:style-name="T479">IE=edge</text:span><text:span text:style-name="T480">"</text:span><text:span text:style-name="T481">/&gt;</text:span></text:p>
      <text:p text:style-name="P482"><text:span text:style-name="T483">           <text:s/></text:span><text:span text:style-name="T484">&lt;</text:span><text:span text:style-name="T485">meta</text:span><text:span text:style-name="T486"><text:s/></text:span><text:span text:style-name="T487">name</text:span><text:span text:style-name="T488">=</text:span><text:span text:style-name="T489">"</text:span><text:span text:style-name="T490">viewport</text:span><text:span text:style-name="T491">"</text:span><text:span text:style-name="T492"><text:s/></text:span><text:span text:style-name="T493">content</text:span><text:span text:style-name="T494">=</text:span><text:span text:style-name="T495">"</text:span><text:span text:style-name="T496">width=device-width, initial-scale=1.0</text:span><text:span text:style-name="T497">"</text:span><text:span text:style-name="T498">&gt;</text:span><text:span text:style-name="T499"><text:s/></text:span></text:p>
      <text:p text:style-name="P500"><text:span text:style-name="T501">           <text:s/></text:span><text:span text:style-name="T502">&lt;</text:span><text:span text:style-name="T503">link</text:span><text:span text:style-name="T504"><text:s/></text:span><text:span text:style-name="T505">rel</text:span><text:span text:style-name="T506">=</text:span><text:span text:style-name="T507">"</text:span><text:span text:style-name="T508">stylesheet</text:span><text:span text:style-name="T509">"</text:span><text:span text:style-name="T510"><text:s/></text:span><text:span text:style-name="T511">href</text:span><text:span text:style-name="T512">=</text:span><text:span text:style-name="T513">"</text:span><text:span text:style-name="T514">https://cdnjs.cloudflare.com/ajax/libs/font-awesome/6.0.0-beta3/css/all.min.css</text:span><text:span text:style-name="T515">"</text:span><text:span text:style-name="T516">&gt;</text:span></text:p>
      <text:p text:style-name="P517"><text:span text:style-name="T518">           <text:s/></text:span><text:span text:style-name="T519">&lt;</text:span><text:span text:style-name="T520">link</text:span><text:span text:style-name="T521"><text:s/></text:span><text:span text:style-name="T522">rel</text:span><text:span text:style-name="T523">=</text:span><text:span text:style-name="T524">"</text:span><text:span text:style-name="T525">stylesheet</text:span><text:span text:style-name="T526">"</text:span><text:span text:style-name="T527"><text:s/></text:span><text:span text:style-name="T528">href</text:span><text:span text:style-name="T529">=</text:span><text:span text:style-name="T530">"</text:span><text:span text:style-name="T531">Service O.css</text:span><text:span text:style-name="T532">"</text:span><text:span text:style-name="T533">&gt;</text:span></text:p>
      <text:p text:style-name="P534">         </text:p>
      <text:p text:style-name="P535"><text:span text:style-name="T536">           <text:s/></text:span><text:span text:style-name="T537">&lt;</text:span><text:span text:style-name="T538">title</text:span><text:span text:style-name="T539">&gt;</text:span><text:span text:style-name="T540">DemoVersionBerra</text:span><text:span text:style-name="T541">&lt;/</text:span><text:span text:style-name="T542">title</text:span><text:span text:style-name="T543">&gt;</text:span></text:p>
      <text:p text:style-name="P544"><text:span text:style-name="T545">       <text:s/></text:span><text:span text:style-name="T546">&lt;/</text:span><text:span text:style-name="T547">head</text:span><text:span text:style-name="T548">&gt;</text:span></text:p>
      <text:p text:style-name="P549"><text:span text:style-name="T550">       <text:s/></text:span><text:span text:style-name="T551">&lt;</text:span><text:span text:style-name="T552">body</text:span><text:span text:style-name="T553">&gt;</text:span></text:p>
      <text:p text:style-name="P554"><text:span text:style-name="T555">           <text:s/></text:span><text:span text:style-name="T556">&lt;</text:span><text:span text:style-name="T557">header</text:span><text:span text:style-name="T558">&gt;</text:span></text:p>
      <text:p text:style-name="P559"><text:span text:style-name="T560">               <text:s/></text:span><text:span text:style-name="T561">&lt;</text:span><text:span text:style-name="T562">div</text:span><text:span text:style-name="T563"><text:s/></text:span><text:span text:style-name="T564">class</text:span><text:span text:style-name="T565">=</text:span><text:span text:style-name="T566">"</text:span><text:span text:style-name="T567">navbar</text:span><text:span text:style-name="T568">"</text:span><text:span text:style-name="T569">&gt;</text:span></text:p>
      <text:p text:style-name="P570"><text:span text:style-name="T571">                   <text:s/></text:span><text:span text:style-name="T572">&lt;</text:span><text:span text:style-name="T573">div</text:span><text:span text:style-name="T574"><text:s/></text:span><text:span text:style-name="T575">class</text:span><text:span text:style-name="T576">=</text:span><text:span text:style-name="T577">"</text:span><text:span text:style-name="T578">logo</text:span><text:span text:style-name="T579">"</text:span><text:span text:style-name="T580">&gt;</text:span></text:p>
      <text:p text:style-name="P581"><text:span text:style-name="T582">                       <text:s/></text:span><text:span text:style-name="T583">&lt;</text:span><text:span text:style-name="T584">a</text:span><text:span text:style-name="T585"><text:s/></text:span><text:span text:style-name="T586">href</text:span><text:span text:style-name="T587">=</text:span><text:span text:style-name="T588">"</text:span><text:span text:style-name="T589">#</text:span><text:span text:style-name="T590">"</text:span><text:span text:style-name="T591">&gt;</text:span><text:span text:style-name="T592">Yageeba</text:span><text:span text:style-name="T593">&lt;/</text:span><text:span text:style-name="T594">a</text:span><text:span text:style-name="T595">&gt;</text:span></text:p>
      <text:p text:style-name="P596"><text:span text:style-name="T597">                       <text:s/></text:span><text:span text:style-name="T598">&lt;/</text:span><text:span text:style-name="T599">div</text:span><text:span text:style-name="T600">&gt;</text:span><text:span text:style-name="T601"><text:s/></text:span></text:p>
      <text:p text:style-name="P602"><text:span text:style-name="T603">                       <text:s/></text:span><text:span text:style-name="T604">&lt;</text:span><text:span text:style-name="T605">ul</text:span><text:span text:style-name="T606"><text:s/></text:span><text:span text:style-name="T607">class</text:span><text:span text:style-name="T608">=</text:span><text:span text:style-name="T609">"</text:span><text:span text:style-name="T610">links</text:span><text:span text:style-name="T611">"</text:span><text:span text:style-name="T612">&gt;</text:span></text:p>
      <text:p text:style-name="P613"><text:span text:style-name="T614">                           <text:s/></text:span><text:span text:style-name="T615">&lt;</text:span><text:span text:style-name="T616">p</text:span><text:span text:style-name="T617">&gt;&lt;</text:span><text:span text:style-name="T618">a</text:span><text:span text:style-name="T619"><text:s/></text:span><text:span text:style-name="T620">href</text:span><text:span text:style-name="T621">=</text:span><text:span text:style-name="T622">"</text:span><text:span text:style-name="T623">Seite TR.html</text:span><text:span text:style-name="T624">"</text:span><text:span text:style-name="T625">&gt;</text:span><text:span text:style-name="T626">EV</text:span><text:span text:style-name="T627">&lt;/</text:span><text:span text:style-name="T628">a</text:span><text:span text:style-name="T629">&gt;&lt;/</text:span><text:span text:style-name="T630">p</text:span><text:span text:style-name="T631">&gt;</text:span></text:p>
      <text:p text:style-name="P632"><text:span text:style-name="T633">                           <text:s/></text:span><text:span text:style-name="T634">&lt;</text:span><text:span text:style-name="T635">p</text:span><text:span text:style-name="T636">&gt;&lt;</text:span><text:span text:style-name="T637">a</text:span><text:span text:style-name="T638"><text:s/></text:span><text:span text:style-name="T639">href</text:span><text:span text:style-name="T640">=</text:span><text:span text:style-name="T641">"</text:span><text:span text:style-name="T642">AboutTR.html</text:span><text:span text:style-name="T643">"</text:span><text:span text:style-name="T644">&gt;</text:span><text:span text:style-name="T645">Hakkında</text:span><text:span text:style-name="T646">&lt;/</text:span><text:span text:style-name="T647">a</text:span><text:span text:style-name="T648">&gt;&lt;/</text:span><text:span text:style-name="T649">p</text:span><text:span text:style-name="T650">&gt;</text:span></text:p>
      <text:p text:style-name="P651"><text:span text:style-name="T652">                           <text:s/></text:span><text:span text:style-name="T653">&lt;</text:span><text:span text:style-name="T654">p</text:span><text:span text:style-name="T655">&gt;&lt;</text:span><text:span text:style-name="T656">a</text:span><text:span text:style-name="T657"><text:s/></text:span><text:span text:style-name="T658">href</text:span><text:span text:style-name="T659">=</text:span><text:span text:style-name="T660">"</text:span><text:span text:style-name="T661">Service TR.html</text:span><text:span text:style-name="T662">"</text:span><text:span text:style-name="T663">&gt;</text:span><text:span text:style-name="T664">Hizmetler</text:span><text:span text:style-name="T665">&lt;/</text:span><text:span text:style-name="T666">a</text:span><text:span text:style-name="T667">&gt;&lt;/</text:span><text:span text:style-name="T668">p</text:span><text:span text:style-name="T669">&gt;</text:span></text:p>
      <text:p text:style-name="P670">                         <text:s/></text:p>
      <text:p text:style-name="P671"><text:span text:style-name="T672">                       <text:s/></text:span><text:span text:style-name="T673">&lt;/</text:span><text:span text:style-name="T674">ul</text:span><text:span text:style-name="T675">&gt;</text:span></text:p>
      <text:p text:style-name="P676"/>
      <text:p text:style-name="P677"><text:span text:style-name="T678"><draw:custom-shape svg:x="8.61111in" svg:y="0.17361in" svg:width="4.92014in" svg:height="4.92014in" draw:z-index="251662336" draw:id="id3" draw:style-name="a3" draw:name="Ellipse 8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679">                       <text:s/></text:span><text:span text:style-name="T680">&lt;</text:span><text:span text:style-name="T681">div</text:span><text:span text:style-name="T682"><text:s/></text:span><text:span text:style-name="T683">class</text:span><text:span text:style-name="T684">=</text:span><text:span text:style-name="T685">"</text:span><text:span text:style-name="T686">language-links</text:span><text:span text:style-name="T687">"</text:span><text:span text:style-name="T688">&gt;</text:span></text:p>
      <text:p text:style-name="P689"><text:span text:style-name="T690">                           <text:s/></text:span><text:span text:style-name="T691">&lt;</text:span><text:span text:style-name="T692">a</text:span><text:span text:style-name="T693"><text:s/></text:span><text:span text:style-name="T694">href</text:span><text:span text:style-name="T695">=</text:span><text:span text:style-name="T696">"</text:span><text:span text:style-name="T697">Service O.html</text:span><text:span text:style-name="T698">"</text:span><text:span text:style-name="T699">&gt;</text:span><text:span text:style-name="T700">DE</text:span><text:span text:style-name="T701">&lt;/</text:span><text:span text:style-name="T702">a</text:span><text:span text:style-name="T703">&gt;</text:span></text:p>
      <text:p text:style-name="P704">                       </text:p>
      <text:p text:style-name="P705"><text:span text:style-name="T706">                           <text:s/></text:span><text:span text:style-name="T707">&lt;</text:span><text:span text:style-name="T708">a</text:span><text:span text:style-name="T709"><text:s/></text:span><text:span text:style-name="T710">href</text:span><text:span text:style-name="T711">=</text:span><text:span text:style-name="T712">"</text:span><text:span text:style-name="T713">ServiceEN.html</text:span><text:span text:style-name="T714">"</text:span><text:span text:style-name="T715">&gt;</text:span><text:span text:style-name="T716">/EN</text:span><text:span text:style-name="T717">&lt;/</text:span><text:span text:style-name="T718">a</text:span><text:span text:style-name="T719">&gt;</text:span></text:p>
      <text:p text:style-name="P720"><text:span text:style-name="T721">                           <text:s/></text:span><text:span text:style-name="T722">&lt;</text:span><text:span text:style-name="T723">a</text:span><text:span text:style-name="T724"><text:s/></text:span><text:span text:style-name="T725">href</text:span><text:span text:style-name="T726">=</text:span><text:span text:style-name="T727">"</text:span><text:span text:style-name="T728">Service TR.html</text:span><text:span text:style-name="T729">"</text:span><text:span text:style-name="T730">&gt;</text:span><text:span text:style-name="T731">/TR</text:span><text:span text:style-name="T732">&lt;/</text:span><text:span text:style-name="T733">a</text:span><text:span text:style-name="T734">&gt;</text:span></text:p>
      <text:p text:style-name="P735">                       <text:s/></text:p>
      <text:p text:style-name="P736"><text:span text:style-name="T737">                           <text:s/></text:span><text:span text:style-name="T738">&lt;!-- Weitere Sprachen hinzufügen --&gt;</text:span></text:p>
      <text:p text:style-name="P739"><text:span text:style-name="T740">                       <text:s/></text:span><text:span text:style-name="T741">&lt;/</text:span><text:span text:style-name="T742">div</text:span><text:span text:style-name="T743">&gt;</text:span></text:p>
      <text:p text:style-name="P744"><text:span text:style-name="T745">                   <text:s/></text:span><text:span text:style-name="T746">&lt;/</text:span><text:span text:style-name="T747">div</text:span><text:span text:style-name="T748">&gt;</text:span></text:p>
      <text:p text:style-name="P749">                   </text:p>
      <text:p text:style-name="P750">                 <text:s/></text:p>
      <text:p text:style-name="P751"><text:span text:style-name="T752">                   <text:s/></text:span><text:span text:style-name="T753">&lt;</text:span><text:span text:style-name="T754">div</text:span><text:span text:style-name="T755"><text:s/></text:span><text:span text:style-name="T756">class</text:span><text:span text:style-name="T757">=</text:span><text:span text:style-name="T758">"</text:span><text:span text:style-name="T759">overlay</text:span><text:span text:style-name="T760">"</text:span><text:span text:style-name="T761">&gt;&lt;/</text:span><text:span text:style-name="T762">div</text:span><text:span text:style-name="T763">&gt;</text:span><text:span text:style-name="T764"><text:s/></text:span></text:p>
      <text:p text:style-name="P765"><text:span text:style-name="T766">                   <text:s/></text:span><text:span text:style-name="T767">&lt;</text:span><text:span text:style-name="T768">div</text:span><text:span text:style-name="T769"><text:s/></text:span><text:span text:style-name="T770">class</text:span><text:span text:style-name="T771">=</text:span><text:span text:style-name="T772">"</text:span><text:span text:style-name="T773">toggle-btn</text:span><text:span text:style-name="T774">"</text:span><text:span text:style-name="T775">&gt;</text:span></text:p>
      <text:p text:style-name="P776"><text:span text:style-name="T777">                       <text:s/></text:span><text:span text:style-name="T778">&lt;</text:span><text:span text:style-name="T779">i</text:span><text:span text:style-name="T780"><text:s/></text:span><text:span text:style-name="T781">class</text:span><text:span text:style-name="T782">=</text:span><text:span text:style-name="T783">"</text:span><text:span text:style-name="T784">fas fa-bars</text:span><text:span text:style-name="T785">"</text:span><text:span text:style-name="T786">&gt;&lt;/</text:span><text:span text:style-name="T787">i</text:span><text:span text:style-name="T788">&gt;&lt;</text:span><text:span text:style-name="T789">style</text:span><text:span text:style-name="T790">&gt;</text:span><text:span text:style-name="T791">.</text:span><text:span text:style-name="T792">toggle-btn</text:span><text:span text:style-name="T793"><text:s/></text:span><text:span text:style-name="T794">i</text:span><text:span text:style-name="T795"><text:s/></text:span><text:span text:style-name="T796">{</text:span></text:p>
      <text:p text:style-name="P797"><text:span text:style-name="T798">                           <text:s/></text:span><text:span text:style-name="T799">font-size</text:span><text:span text:style-name="T800">:</text:span><text:span text:style-name="T801"><text:s/></text:span><text:span text:style-name="T802">20px</text:span><text:span text:style-name="T803">;</text:span></text:p>
      <text:p text:style-name="P804"><text:span text:style-name="T805">                           <text:s/></text:span><text:span text:style-name="T806">position</text:span><text:span text:style-name="T807">:</text:span><text:span text:style-name="T808"><text:s/></text:span><text:span text:style-name="T809">absolute</text:span><text:span text:style-name="T810">;}</text:span><text:span text:style-name="T811"><text:s/></text:span><text:span text:style-name="T812">&lt;/</text:span><text:span text:style-name="T813">style</text:span><text:span text:style-name="T814">&gt;</text:span><text:span text:style-name="T815"><text:s/></text:span></text:p>
      <text:p text:style-name="P816">                       <text:s/></text:p>
      <text:p text:style-name="P817"><text:span text:style-name="T818">                   <text:s/></text:span><text:span text:style-name="T819">&lt;/</text:span><text:span text:style-name="T820">div</text:span><text:span text:style-name="T821">&gt;</text:span></text:p>
      <text:p text:style-name="P822"><text:span text:style-name="T823">               <text:s/></text:span><text:span text:style-name="T824">&lt;/</text:span><text:span text:style-name="T825">div</text:span><text:span text:style-name="T826">&gt;</text:span></text:p>
      <text:p text:style-name="P827"><text:span text:style-name="T828">               <text:s/></text:span><text:span text:style-name="T829">&lt;</text:span><text:span text:style-name="T830">ul</text:span><text:span text:style-name="T831"><text:s/></text:span><text:span text:style-name="T832">class</text:span><text:span text:style-name="T833">=</text:span><text:span text:style-name="T834">"</text:span><text:span text:style-name="T835">dropdown-menu</text:span><text:span text:style-name="T836">"</text:span><text:span text:style-name="T837">&gt;</text:span></text:p>
      <text:p text:style-name="P838"><text:span text:style-name="T839">                   <text:s/></text:span><text:span text:style-name="T840">&lt;</text:span><text:span text:style-name="T841">li</text:span><text:span text:style-name="T842">&gt;&lt;</text:span><text:span text:style-name="T843">a</text:span><text:span text:style-name="T844"><text:s/></text:span><text:span text:style-name="T845">href</text:span><text:span text:style-name="T846">=</text:span><text:span text:style-name="T847">"</text:span><text:span text:style-name="T848">Seite TR.html</text:span><text:span text:style-name="T849">"</text:span><text:span text:style-name="T850">&gt;</text:span><text:span text:style-name="T851">EV</text:span><text:span text:style-name="T852">&lt;/</text:span><text:span text:style-name="T853">a</text:span><text:span text:style-name="T854">&gt;&lt;/</text:span><text:span text:style-name="T855">li</text:span><text:span text:style-name="T856">&gt;</text:span></text:p>
      <text:soft-page-break/>
      <text:p text:style-name="P857"><text:span text:style-name="T858">                   <text:s/></text:span><text:span text:style-name="T859">&lt;</text:span><text:span text:style-name="T860">li</text:span><text:span text:style-name="T861">&gt;&lt;</text:span><text:span text:style-name="T862">a</text:span><text:span text:style-name="T863"><text:s/></text:span><text:span text:style-name="T864">href</text:span><text:span text:style-name="T865">=</text:span><text:span text:style-name="T866">"</text:span><text:span text:style-name="T867">AboutTR.html</text:span><text:span text:style-name="T868">"</text:span><text:span text:style-name="T869">&gt;</text:span><text:span text:style-name="T870">Hakkında</text:span><text:span text:style-name="T871">&lt;/</text:span><text:span text:style-name="T872">a</text:span><text:span text:style-name="T873">&gt;&lt;/</text:span><text:span text:style-name="T874">li</text:span><text:span text:style-name="T875">&gt;</text:span></text:p>
      <text:p text:style-name="P876"><text:span text:style-name="T877">                   <text:s/></text:span><text:span text:style-name="T878">&lt;</text:span><text:span text:style-name="T879">li</text:span><text:span text:style-name="T880">&gt;&lt;</text:span><text:span text:style-name="T881">a</text:span><text:span text:style-name="T882"><text:s/></text:span><text:span text:style-name="T883">href</text:span><text:span text:style-name="T884">=</text:span><text:span text:style-name="T885">"</text:span><text:span text:style-name="T886">Service TR.html</text:span><text:span text:style-name="T887">"</text:span><text:span text:style-name="T888">&gt;</text:span><text:span text:style-name="T889">Hizmetler</text:span><text:span text:style-name="T890">&lt;/</text:span><text:span text:style-name="T891">a</text:span><text:span text:style-name="T892">&gt;&lt;/</text:span><text:span text:style-name="T893">li</text:span><text:span text:style-name="T894">&gt;</text:span></text:p>
      <text:p text:style-name="P895">               <text:s/></text:p>
      <text:p text:style-name="P896">                 </text:p>
      <text:p text:style-name="P897"><text:span text:style-name="T898">               <text:s/></text:span><text:span text:style-name="T899">&lt;/</text:span><text:span text:style-name="T900">ul</text:span><text:span text:style-name="T901">&gt;</text:span></text:p>
      <text:p text:style-name="P902"><text:span text:style-name="T903">           <text:s/></text:span><text:span text:style-name="T904">&lt;/</text:span><text:span text:style-name="T905">header</text:span><text:span text:style-name="T906">&gt;</text:span></text:p>
      <text:p text:style-name="P907"><text:span text:style-name="T908">               </text:span><text:span text:style-name="T909">&lt;!-- Kategorienbuttons --&gt;</text:span></text:p>
      <text:p text:style-name="P910"><text:span text:style-name="T911">   <text:s/></text:span><text:span text:style-name="T912">&lt;</text:span><text:span text:style-name="T913">div</text:span><text:span text:style-name="T914"><text:s/></text:span><text:span text:style-name="T915">id</text:span><text:span text:style-name="T916">=</text:span><text:span text:style-name="T917">"</text:span><text:span text:style-name="T918">category-buttons</text:span><text:span text:style-name="T919">"</text:span><text:span text:style-name="T920">&gt;</text:span></text:p>
      <text:p text:style-name="P921"><text:span text:style-name="T922">       <text:s/></text:span><text:span text:style-name="T923">&lt;</text:span><text:span text:style-name="T924">button</text:span><text:span text:style-name="T925"><text:s/></text:span><text:span text:style-name="T926">class</text:span><text:span text:style-name="T927">=</text:span><text:span text:style-name="T928">"</text:span><text:span text:style-name="T929">category-btn active</text:span><text:span text:style-name="T930">"</text:span><text:span text:style-name="T931"><text:s/></text:span><text:span text:style-name="T932">data-category</text:span><text:span text:style-name="T933">=</text:span><text:span text:style-name="T934">"</text:span><text:span text:style-name="T935">all</text:span><text:span text:style-name="T936">"</text:span><text:span text:style-name="T937">&gt;</text:span><text:span text:style-name="T938">Herşey</text:span><text:span text:style-name="T939">&lt;/</text:span><text:span text:style-name="T940">button</text:span><text:span text:style-name="T941">&gt;</text:span></text:p>
      <text:p text:style-name="P942"><text:span text:style-name="T943">       <text:s/></text:span><text:span text:style-name="T944">&lt;</text:span><text:span text:style-name="T945">button</text:span><text:span text:style-name="T946"><text:s/></text:span><text:span text:style-name="T947">class</text:span><text:span text:style-name="T948">=</text:span><text:span text:style-name="T949">"</text:span><text:span text:style-name="T950">category-btn</text:span><text:span text:style-name="T951">"</text:span><text:span text:style-name="T952"><text:s/></text:span><text:span text:style-name="T953">data-category</text:span><text:span text:style-name="T954">=</text:span><text:span text:style-name="T955">"</text:span><text:span text:style-name="T956">E-Mail</text:span><text:span text:style-name="T957">"</text:span><text:span text:style-name="T958">&gt;</text:span><text:span text:style-name="T959">E-Posta</text:span><text:span text:style-name="T960">&lt;/</text:span><text:span text:style-name="T961">button</text:span><text:span text:style-name="T962">&gt;</text:span></text:p>
      <text:p text:style-name="P963"><text:span text:style-name="T964">       <text:s/></text:span><text:span text:style-name="T965">&lt;</text:span><text:span text:style-name="T966">button</text:span><text:span text:style-name="T967"><text:s/></text:span><text:span text:style-name="T968">class</text:span><text:span text:style-name="T969">=</text:span><text:span text:style-name="T970">"</text:span><text:span text:style-name="T971">category-btn</text:span><text:span text:style-name="T972">"</text:span><text:span text:style-name="T973"><text:s/></text:span><text:span text:style-name="T974">data-category</text:span><text:span text:style-name="T975">=</text:span><text:span text:style-name="T976">"</text:span><text:span text:style-name="T977">Netzwerke</text:span><text:span text:style-name="T978">"</text:span><text:span text:style-name="T979">&gt;</text:span><text:span text:style-name="T980">Sosyal-Medya</text:span><text:span text:style-name="T981">&lt;/</text:span><text:span text:style-name="T982">button</text:span><text:span text:style-name="T983">&gt;</text:span></text:p>
      <text:p text:style-name="P984"><text:span text:style-name="T985">   <text:s/></text:span><text:span text:style-name="T986">&lt;/</text:span><text:span text:style-name="T987">div</text:span><text:span text:style-name="T988">&gt;</text:span></text:p>
      <text:p text:style-name="P989"/>
      <text:p text:style-name="P990"><text:span text:style-name="T991">   <text:s/></text:span><text:span text:style-name="T992">&lt;!-- Liste von Elementen --&gt;</text:span></text:p>
      <text:p text:style-name="P993"><text:span text:style-name="T994">   <text:s/></text:span><text:span text:style-name="T995">&lt;</text:span><text:span text:style-name="T996">ul</text:span><text:span text:style-name="T997"><text:s/></text:span><text:span text:style-name="T998">id</text:span><text:span text:style-name="T999">=</text:span><text:span text:style-name="T1000">"</text:span><text:span text:style-name="T1001">item-list</text:span><text:span text:style-name="T1002">"</text:span><text:span text:style-name="T1003">&gt;</text:span></text:p>
      <text:p text:style-name="P1004"><text:span text:style-name="T1005">       <text:s/></text:span><text:span text:style-name="T1006">&lt;</text:span><text:span text:style-name="T1007">li</text:span><text:span text:style-name="T1008"><text:s/></text:span><text:span text:style-name="T1009">class</text:span><text:span text:style-name="T1010">=</text:span><text:span text:style-name="T1011">"</text:span><text:span text:style-name="T1012">Netzwerke</text:span><text:span text:style-name="T1013">"</text:span><text:span text:style-name="T1014">&gt;&lt;</text:span><text:span text:style-name="T1015">p</text:span><text:span text:style-name="T1016">&gt;</text:span><text:span text:style-name="T1017">Başlık:Sosyal ağlar hakkında bilinmesi gerekenler</text:span><text:span text:style-name="T1018">&lt;/</text:span><text:span text:style-name="T1019">p</text:span><text:span text:style-name="T1020">&gt;&lt;</text:span><text:span text:style-name="T1021">p</text:span><text:span text:style-name="T1022">&gt;</text:span><text:span text:style-name="T1023">Kategorie: Genel Bilgiler</text:span><text:span text:style-name="T1024">&lt;/</text:span><text:span text:style-name="T1025">p</text:span><text:span text:style-name="T1026">&gt;&lt;</text:span><text:span text:style-name="T1027">p</text:span><text:span text:style-name="T1028">&gt;</text:span><text:span text:style-name="T1029">Zaman: 30 dakika</text:span><text:span text:style-name="T1030">&lt;/</text:span><text:span text:style-name="T1031">p</text:span><text:span text:style-name="T1032">&gt;&lt;</text:span><text:span text:style-name="T1033">p</text:span><text:span text:style-name="T1034">&gt;</text:span><text:span text:style-name="T1035">Açıklama:  PDF için buraya tıklayın,<text:s/></text:span><text:span text:style-name="T1036">&lt;</text:span><text:span text:style-name="T1037">a</text:span><text:span text:style-name="T1038"><text:s/></text:span><text:span text:style-name="T1039">href</text:span><text:span text:style-name="T1040">=</text:span><text:span text:style-name="T1041">"</text:span><text:span text:style-name="T1042">Übung Pdf.html</text:span><text:span text:style-name="T1043">"</text:span><text:span text:style-name="T1044">&gt;</text:span><text:span text:style-name="T1045"><text:s/>buraya tıklayın</text:span><text:span text:style-name="T1046">&lt;/</text:span><text:span text:style-name="T1047">a</text:span><text:span text:style-name="T1048">&gt;&lt;/</text:span><text:span text:style-name="T1049">p</text:span><text:span text:style-name="T1050">&gt;&lt;</text:span><text:span text:style-name="T1051">br</text:span><text:span text:style-name="T1052">&gt;&lt;/</text:span><text:span text:style-name="T1053">p</text:span><text:span text:style-name="T1054">&gt;&lt;/</text:span><text:span text:style-name="T1055">li</text:span><text:span text:style-name="T1056">&gt;</text:span></text:p>
      <text:p text:style-name="P1057">       </text:p>
      <text:p text:style-name="P1058"><text:span text:style-name="T1059">       <text:s/></text:span><text:span text:style-name="T1060">&lt;</text:span><text:span text:style-name="T1061">li</text:span><text:span text:style-name="T1062"><text:s/></text:span><text:span text:style-name="T1063">class</text:span><text:span text:style-name="T1064">=</text:span><text:span text:style-name="T1065">"</text:span><text:span text:style-name="T1066">Netzwerke</text:span><text:span text:style-name="T1067">"</text:span><text:span text:style-name="T1068">&gt;</text:span><text:span text:style-name="T1069">Başlık: Instagram Hesabı Oluşturma</text:span></text:p>
      <text:p text:style-name="P1070"/>
      <text:p text:style-name="P1071"><text:span text:style-name="T1072">       <text:s/></text:span><text:span text:style-name="T1073">&lt;/</text:span><text:span text:style-name="T1074">p</text:span><text:span text:style-name="T1075">&gt;</text:span><text:span text:style-name="T1076">Kategori: Sosyal Ağlar</text:span><text:span text:style-name="T1077">&lt;</text:span><text:span text:style-name="T1078">p</text:span><text:span text:style-name="T1079">&gt;</text:span><text:span text:style-name="T1080">Zaman: 10 dakika</text:span><text:span text:style-name="T1081">&lt;/</text:span><text:span text:style-name="T1082">p</text:span><text:span text:style-name="T1083">&gt;&lt;</text:span><text:span text:style-name="T1084">p</text:span><text:span text:style-name="T1085">&gt;</text:span><text:span text:style-name="T1086"><text:s/>Açıklama:  PDF için buraya tıklayın,<text:s/></text:span><text:span text:style-name="T1087">&lt;</text:span><text:span text:style-name="T1088">a</text:span><text:span text:style-name="T1089"><text:s/></text:span><text:span text:style-name="T1090">href</text:span><text:span text:style-name="T1091">=</text:span><text:span text:style-name="T1092">"</text:span><text:span text:style-name="T1093">Übung Pdf.html</text:span><text:span text:style-name="T1094">"</text:span><text:span text:style-name="T1095">&gt;</text:span><text:span text:style-name="T1096"><text:s/>buraya tıklayın</text:span><text:span text:style-name="T1097">&lt;/</text:span><text:span text:style-name="T1098">a</text:span><text:span text:style-name="T1099">&gt;&lt;/</text:span><text:span text:style-name="T1100">p</text:span><text:span text:style-name="T1101">&gt;&lt;</text:span><text:span text:style-name="T1102">br</text:span><text:span text:style-name="T1103">&gt;&lt;/</text:span><text:span text:style-name="T1104">li</text:span><text:span text:style-name="T1105">&gt;</text:span></text:p>
      <text:p text:style-name="P1106">     <text:s/></text:p>
      <text:p text:style-name="P1107"><text:span text:style-name="T1108">       <text:s/></text:span><text:span text:style-name="T1109">&lt;</text:span><text:span text:style-name="T1110">li</text:span><text:span text:style-name="T1111"><text:s/></text:span><text:span text:style-name="T1112">class</text:span><text:span text:style-name="T1113">=</text:span><text:span text:style-name="T1114">"</text:span><text:span text:style-name="T1115">E-Mail</text:span><text:span text:style-name="T1116">"</text:span><text:span text:style-name="T1117">&gt;&lt;</text:span><text:span text:style-name="T1118">p</text:span><text:span text:style-name="T1119">&gt;</text:span><text:span text:style-name="T1120">Başlık: Google Hesabı Oluşturma</text:span><text:span text:style-name="T1121">&lt;/</text:span><text:span text:style-name="T1122">p</text:span><text:span text:style-name="T1123">&gt;</text:span><text:span text:style-name="T1124">Kategori: E-Posta</text:span><text:span text:style-name="T1125">&lt;</text:span><text:span text:style-name="T1126">p</text:span><text:span text:style-name="T1127">&gt;</text:span><text:span text:style-name="T1128">Zaman: 10 dakika</text:span><text:span text:style-name="T1129">&lt;/</text:span><text:span text:style-name="T1130">p</text:span><text:span text:style-name="T1131">&gt;&lt;</text:span><text:span text:style-name="T1132">p</text:span><text:span text:style-name="T1133">&gt;</text:span><text:span text:style-name="T1134">Açıklama:  PDF için buraya tıklayın,<text:s/></text:span><text:span text:style-name="T1135">&lt;</text:span><text:span text:style-name="T1136">a</text:span><text:span text:style-name="T1137"><text:s/></text:span><text:span text:style-name="T1138">href</text:span><text:span text:style-name="T1139">=</text:span><text:span text:style-name="T1140">"</text:span><text:span text:style-name="T1141">Übung Pdf.html</text:span><text:span text:style-name="T1142">"</text:span><text:span text:style-name="T1143">&gt;</text:span><text:span text:style-name="T1144"><text:s/>buraya tıklayın</text:span><text:span text:style-name="T1145">&lt;/</text:span><text:span text:style-name="T1146">a</text:span><text:span text:style-name="T1147">&gt;&lt;/</text:span><text:span text:style-name="T1148">p</text:span><text:span text:style-name="T1149">&gt;&lt;</text:span><text:span text:style-name="T1150">br&lt;/li</text:span><text:span text:style-name="T1151">&gt;</text:span></text:p>
      <text:p text:style-name="P1152"><text:span text:style-name="T1153">       <text:s/></text:span><text:span text:style-name="T1154">&lt;</text:span><text:span text:style-name="T1155">li</text:span><text:span text:style-name="T1156"><text:s/></text:span><text:span text:style-name="T1157">class</text:span><text:span text:style-name="T1158">=</text:span><text:span text:style-name="T1159">"</text:span><text:span text:style-name="T1160">E-Mail</text:span><text:span text:style-name="T1161">"</text:span><text:span text:style-name="T1162">&gt;&lt;</text:span><text:span text:style-name="T1163">p</text:span><text:span text:style-name="T1164">&gt;</text:span><text:span text:style-name="T1165">Başlık: Microsoft Hesabı Oluşturma</text:span><text:span text:style-name="T1166">&lt;/</text:span><text:span text:style-name="T1167">p</text:span><text:span text:style-name="T1168">&gt;</text:span><text:span text:style-name="T1169">Kategori: E-Posta</text:span><text:span text:style-name="T1170">&lt;</text:span><text:span text:style-name="T1171">p</text:span><text:span text:style-name="T1172">&gt;</text:span><text:span text:style-name="T1173">Zaman: 10 dakika</text:span><text:span text:style-name="T1174">&lt;/</text:span><text:span text:style-name="T1175">p</text:span><text:span text:style-name="T1176">&gt;&lt;</text:span><text:span text:style-name="T1177">p</text:span><text:span text:style-name="T1178">&gt;</text:span><text:span text:style-name="T1179">Açıklama:  PDF için buraya tıklayın,<text:s/></text:span><text:span text:style-name="T1180">&lt;</text:span><text:span text:style-name="T1181">a</text:span><text:span text:style-name="T1182"><text:s/></text:span><text:span text:style-name="T1183">href</text:span><text:span text:style-name="T1184">=</text:span><text:span text:style-name="T1185">"</text:span><text:span text:style-name="T1186">Übung Pdf.html</text:span><text:span text:style-name="T1187">"</text:span><text:span text:style-name="T1188">&gt;</text:span><text:span text:style-name="T1189"><text:s/>buraya tıklayın</text:span><text:span text:style-name="T1190">&lt;/</text:span><text:span text:style-name="T1191">a</text:span><text:span text:style-name="T1192">&gt;&lt;/</text:span><text:span text:style-name="T1193">p</text:span><text:span text:style-name="T1194">&gt;&lt;</text:span><text:span text:style-name="T1195">br</text:span><text:span text:style-name="T1196">&gt;&lt;/</text:span><text:span text:style-name="T1197">li</text:span><text:span text:style-name="T1198">&gt;</text:span></text:p>
      <text:p text:style-name="P1199">       </text:p>
      <text:p text:style-name="P1200">       <text:s/></text:p>
      <text:p text:style-name="P1201"><text:span text:style-name="T1202">   <text:s/></text:span><text:span text:style-name="T1203">&lt;/</text:span><text:span text:style-name="T1204">ul</text:span><text:span text:style-name="T1205">&gt;</text:span></text:p>
      <text:p text:style-name="P1206">   <text:s/></text:p>
      <text:p text:style-name="P1207"/>
      <text:p text:style-name="P1208"><text:span text:style-name="T1209">   <text:s/></text:span><text:span text:style-name="T1210">&lt;</text:span><text:span text:style-name="T1211">script</text:span><text:span text:style-name="T1212">&gt;</text:span></text:p>
      <text:p text:style-name="P1213"><text:span text:style-name="T1214">       <text:s/></text:span><text:span text:style-name="T1215">// Ereignislistener für Kategorienbuttons</text:span></text:p>
      <text:p text:style-name="P1216"><text:span text:style-name="T1217">       <text:s/></text:span><text:span text:style-name="T1218">document</text:span><text:span text:style-name="T1219">.</text:span><text:span text:style-name="T1220">querySelectorAll</text:span><text:span text:style-name="T1221">(</text:span><text:span text:style-name="T1222">'</text:span><text:span text:style-name="T1223">.category-btn</text:span><text:span text:style-name="T1224">'</text:span><text:span text:style-name="T1225">)</text:span><text:span text:style-name="T1226">.</text:span><text:span text:style-name="T1227">forEach</text:span><text:span text:style-name="T1228">(</text:span><text:span text:style-name="T1229">function</text:span><text:span text:style-name="T1230">(</text:span><text:span text:style-name="T1231">button</text:span><text:span text:style-name="T1232">)</text:span><text:span text:style-name="T1233"><text:s/></text:span><text:span text:style-name="T1234">{</text:span></text:p>
      <text:p text:style-name="P1235"><text:span text:style-name="T1236">           <text:s/></text:span><text:span text:style-name="T1237">button</text:span><text:span text:style-name="T1238">.</text:span><text:span text:style-name="T1239">addEventListener</text:span><text:span text:style-name="T1240">(</text:span><text:span text:style-name="T1241">'</text:span><text:span text:style-name="T1242">click</text:span><text:span text:style-name="T1243">'</text:span><text:span text:style-name="T1244">,</text:span><text:span text:style-name="T1245"><text:s/></text:span><text:span text:style-name="T1246">function</text:span><text:span text:style-name="T1247">()</text:span><text:span text:style-name="T1248"><text:s/></text:span><text:span text:style-name="T1249">{</text:span></text:p>
      <text:p text:style-name="P1250"><text:span text:style-name="T1251">               <text:s/></text:span><text:span text:style-name="T1252">// Entferne die 'active' Klasse von allen Buttons</text:span></text:p>
      <text:p text:style-name="P1253"><text:span text:style-name="T1254">               <text:s/></text:span><text:span text:style-name="T1255">document</text:span><text:span text:style-name="T1256">.</text:span><text:span text:style-name="T1257">querySelectorAll</text:span><text:span text:style-name="T1258">(</text:span><text:span text:style-name="T1259">'</text:span><text:span text:style-name="T1260">.category-btn</text:span><text:span text:style-name="T1261">'</text:span><text:span text:style-name="T1262">)</text:span><text:span text:style-name="T1263">.</text:span><text:span text:style-name="T1264">forEach</text:span><text:span text:style-name="T1265">(</text:span><text:span text:style-name="T1266">function</text:span><text:span text:style-name="T1267">(</text:span><text:span text:style-name="T1268">btn</text:span><text:span text:style-name="T1269">)</text:span><text:span text:style-name="T1270"><text:s/></text:span><text:span text:style-name="T1271">{</text:span></text:p>
      <text:p text:style-name="P1272"><text:span text:style-name="T1273">                   <text:s/></text:span><text:span text:style-name="T1274">btn</text:span><text:span text:style-name="T1275">.</text:span><text:span text:style-name="T1276">classList</text:span><text:span text:style-name="T1277">.</text:span><text:span text:style-name="T1278">remove</text:span><text:span text:style-name="T1279">(</text:span><text:span text:style-name="T1280">'</text:span><text:span text:style-name="T1281">active</text:span><text:span text:style-name="T1282">'</text:span><text:span text:style-name="T1283">)</text:span><text:span text:style-name="T1284">;</text:span></text:p>
      <text:p text:style-name="P1285"><text:span text:style-name="T1286">               <text:s/></text:span><text:span text:style-name="T1287">}</text:span><text:span text:style-name="T1288">)</text:span><text:span text:style-name="T1289">;</text:span></text:p>
      <text:p text:style-name="P1290"><text:span text:style-name="T1291">               <text:s/></text:span><text:span text:style-name="T1292">// Füge 'active' Klasse zum angeklickten Button hinzu</text:span></text:p>
      <text:p text:style-name="P1293"><text:span text:style-name="T1294">               <text:s/></text:span><text:span text:style-name="T1295">this</text:span><text:span text:style-name="T1296">.</text:span><text:span text:style-name="T1297">classList</text:span><text:span text:style-name="T1298">.</text:span><text:span text:style-name="T1299">add</text:span><text:span text:style-name="T1300">(</text:span><text:span text:style-name="T1301">'</text:span><text:span text:style-name="T1302">active</text:span><text:span text:style-name="T1303">'</text:span><text:span text:style-name="T1304">)</text:span><text:span text:style-name="T1305">;</text:span></text:p>
      <text:p text:style-name="P1306"><text:span text:style-name="T1307">               <text:s/></text:span><text:span text:style-name="T1308">// Filtere die Elemente entsprechend der ausgewählten Kategorie</text:span></text:p>
      <text:p text:style-name="P1309"><text:span text:style-name="T1310">               <text:s/></text:span><text:span text:style-name="T1311">var</text:span><text:span text:style-name="T1312"><text:s/></text:span><text:span text:style-name="T1313">category</text:span><text:span text:style-name="T1314"><text:s/></text:span><text:span text:style-name="T1315">=</text:span><text:span text:style-name="T1316"><text:s/></text:span><text:span text:style-name="T1317">this</text:span><text:span text:style-name="T1318">.</text:span><text:span text:style-name="T1319">getAttribute</text:span><text:span text:style-name="T1320">(</text:span><text:span text:style-name="T1321">'</text:span><text:span text:style-name="T1322">data-category</text:span><text:span text:style-name="T1323">'</text:span><text:span text:style-name="T1324">)</text:span><text:span text:style-name="T1325">;</text:span></text:p>
      <text:p text:style-name="P1326"><text:span text:style-name="T1327">               <text:s/></text:span><text:span text:style-name="T1328">filterItems</text:span><text:span text:style-name="T1329">(</text:span><text:span text:style-name="T1330">category</text:span><text:span text:style-name="T1331">)</text:span><text:span text:style-name="T1332">;</text:span></text:p>
      <text:p text:style-name="P1333"><text:span text:style-name="T1334">           <text:s/></text:span><text:span text:style-name="T1335">}</text:span><text:span text:style-name="T1336">)</text:span><text:span text:style-name="T1337">;</text:span></text:p>
      <text:p text:style-name="P1338"><text:span text:style-name="T1339">       <text:s/></text:span><text:span text:style-name="T1340">}</text:span><text:span text:style-name="T1341">)</text:span><text:span text:style-name="T1342">;</text:span></text:p>
      <text:p text:style-name="P1343"/>
      <text:p text:style-name="P1344"><text:span text:style-name="T1345">     <text:s/></text:span></text:p>
      <text:p text:style-name="P1346"><text:span text:style-name="T1347">       <text:s/></text:span><text:span text:style-name="T1348">function</text:span><text:span text:style-name="T1349"><text:s/></text:span><text:span text:style-name="T1350">filterItems</text:span><text:span text:style-name="T1351">(</text:span><text:span text:style-name="T1352">category</text:span><text:span text:style-name="T1353">)</text:span><text:span text:style-name="T1354"><text:s/></text:span><text:span text:style-name="T1355">{</text:span></text:p>
      <text:p text:style-name="P1356"><text:span text:style-name="T1357">           <text:s/></text:span><text:span text:style-name="T1358">var</text:span><text:span text:style-name="T1359"><text:s/></text:span><text:span text:style-name="T1360">items</text:span><text:span text:style-name="T1361"><text:s/></text:span><text:span text:style-name="T1362">=</text:span><text:span text:style-name="T1363"><text:s/></text:span><text:span text:style-name="T1364">document</text:span><text:span text:style-name="T1365">.</text:span><text:span text:style-name="T1366">querySelectorAll</text:span><text:span text:style-name="T1367">(</text:span><text:span text:style-name="T1368">'</text:span><text:span text:style-name="T1369">#item-list li</text:span><text:span text:style-name="T1370">'</text:span><text:span text:style-name="T1371">)</text:span><text:span text:style-name="T1372">;</text:span></text:p>
      <text:p text:style-name="P1373"><text:span text:style-name="T1374">           <text:s/></text:span><text:span text:style-name="T1375">items</text:span><text:span text:style-name="T1376">.</text:span><text:span text:style-name="T1377">forEach</text:span><text:span text:style-name="T1378">(</text:span><text:span text:style-name="T1379">function</text:span><text:span text:style-name="T1380">(</text:span><text:span text:style-name="T1381">item</text:span><text:span text:style-name="T1382">)</text:span><text:span text:style-name="T1383"><text:s/></text:span><text:span text:style-name="T1384">{</text:span></text:p>
      <text:p text:style-name="P1385"><text:span text:style-name="T1386">               <text:s/></text:span><text:span text:style-name="T1387">if</text:span><text:span text:style-name="T1388"><text:s/>(</text:span><text:span text:style-name="T1389">category</text:span><text:span text:style-name="T1390"><text:s/></text:span><text:span text:style-name="T1391">===</text:span><text:span text:style-name="T1392"><text:s/></text:span><text:span text:style-name="T1393">'</text:span><text:span text:style-name="T1394">all</text:span><text:span text:style-name="T1395">'</text:span><text:span text:style-name="T1396"><text:s/></text:span><text:span text:style-name="T1397">||</text:span><text:span text:style-name="T1398"><text:s/></text:span><text:span text:style-name="T1399">item</text:span><text:span text:style-name="T1400">.</text:span><text:span text:style-name="T1401">classList</text:span><text:span text:style-name="T1402">.</text:span><text:span text:style-name="T1403">contains</text:span><text:span text:style-name="T1404">(</text:span><text:span text:style-name="T1405">category</text:span><text:span text:style-name="T1406">))<text:s/></text:span><text:span text:style-name="T1407">{</text:span></text:p>
      <text:p text:style-name="P1408"><text:span text:style-name="T1409">                   <text:s/></text:span><text:span text:style-name="T1410">item</text:span><text:span text:style-name="T1411">.</text:span><text:span text:style-name="T1412">classList</text:span><text:span text:style-name="T1413">.</text:span><text:span text:style-name="T1414">add</text:span><text:span text:style-name="T1415">(</text:span><text:span text:style-name="T1416">'</text:span><text:span text:style-name="T1417">show</text:span><text:span text:style-name="T1418">'</text:span><text:span text:style-name="T1419">)</text:span><text:span text:style-name="T1420">;</text:span></text:p>
      <text:p text:style-name="P1421"/>
      <text:p text:style-name="P1422"/>
      <text:p text:style-name="P1423"/>
      <text:p text:style-name="P1424"/>
      <text:p text:style-name="P1425"/>
      <text:p text:style-name="P1426"/>
      <text:p text:style-name="P1427"/>
      <text:p text:style-name="P1428"/>
      <text:p text:style-name="P1429"/>
      <text:p text:style-name="P1430"/>
      <text:p text:style-name="P1431"/>
      <text:p text:style-name="P1432"/>
      <text:p text:style-name="P1433"/>
      <text:p text:style-name="P1434"/>
      <text:p text:style-name="P1435"/>
      <text:p text:style-name="P1436"/>
      <text:p text:style-name="P1437"/>
      <text:p text:style-name="P1438"/>
      <text:p text:style-name="P1439"/>
      <text:p text:style-name="P1440"/>
      <text:p text:style-name="P1441"/>
      <text:p text:style-name="P1442"/>
      <text:p text:style-name="P1443"/>
      <text:p text:style-name="P1444"/>
      <text:p text:style-name="P1445"/>
      <text:p text:style-name="P1446"/>
      <text:p text:style-name="P1447"/>
      <text:p text:style-name="P1448"/>
      <text:p text:style-name="P1449"/>
      <text:p text:style-name="P1450"/>
      <text:p text:style-name="P1451"/>
      <text:p text:style-name="P1452"/>
      <text:p text:style-name="P1453"/>
      <text:p text:style-name="P1454"/>
      <text:p text:style-name="P1455"/>
      <text:p text:style-name="P1456"/>
      <text:p text:style-name="P1457"/>
      <text:p text:style-name="P1458"/>
      <text:p text:style-name="P1459"/>
      <text:p text:style-name="P1460"/>
      <text:p text:style-name="P1461"/>
      <text:p text:style-name="P1462"/>
      <text:p text:style-name="P1463"/>
      <text:p text:style-name="P1464"/>
      <text:p text:style-name="P1465"/>
      <text:p text:style-name="P1466"/>
      <text:p text:style-name="P1467"/>
      <text:p text:style-name="P1468"/>
      <text:p text:style-name="P1469"/>
      <text:p text:style-name="P1470"/>
      <text:p text:style-name="P1471"/>
      <text:p text:style-name="P1472"/>
      <text:p text:style-name="P1473"/>
      <text:p text:style-name="P1474"/>
      <text:p text:style-name="P1475"/>
      <text:p text:style-name="P1476"/>
      <text:p text:style-name="P1477"/>
      <text:p text:style-name="P1478"/>
      <text:p text:style-name="P1479"><text:span text:style-name="T1480"><draw:frame draw:z-index="251670528" draw:id="id4" draw:style-name="a4" draw:name="Textfeld 4" text:anchor-type="paragraph" svg:x="5.96875in" svg:y="11.54861in" svg:width="8.80208in" svg:height="1.58333in" style:rel-width="scale" style:rel-height="scale"><draw:text-box><text:p text:style-name="P1481">Projektarbeit Schule Herzogenmühle</text:p><text:p text:style-name="P1482">Von Elif Canmaya</text:p></draw:text-box><svg:title/><svg:desc/></draw:frame></text:span><text:span text:style-name="T1483"><draw:custom-shape svg:x="10.45in" svg:y="11.91597in" svg:width="2.75556in" svg:height="2.75556in" draw:z-index="251673600" draw:id="id5" draw:style-name="a5" draw:name="Ellipse 1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484"><draw:frame draw:z-index="251671552" draw:id="id6" draw:style-name="a6" draw:name="Textfeld 3" text:anchor-type="paragraph" svg:x="5.98056in" svg:y="10.29375in" svg:width="7.66667in" svg:height="3.79167in" style:rel-width="scale" style:rel-height="scale"><draw:text-box><text:p text:style-name="P1485">YAGEEBA</text:p><text:p text:style-name="Standard"><text:span text:style-name="T1486"><text:s text:c="18"/></text:span><text:span text:style-name="T1487">DIE ENTWICKLUNG EINER WEBSEITE</text:span></text:p><text:p text:style-name="P1488"><text:s/>Besten Dank<text:s/>an<text:s/>Herr Odermatt</text:p></draw:text-box><svg:title/><svg:desc/></draw:frame></text:span></text:p>
      <text:p text:style-name="P1489"/>
      <text:p text:style-name="P1490"><text:span text:style-name="T1491">               <text:s/></text:span><text:span text:style-name="T1492">}</text:span><text:span text:style-name="T1493"><text:s/></text:span><text:span text:style-name="T1494">else</text:span><text:span text:style-name="T1495"><text:s/></text:span><text:span text:style-name="T1496">{</text:span></text:p>
      <text:p text:style-name="P1497"><text:span text:style-name="T1498">                   <text:s/></text:span><text:span text:style-name="T1499">item</text:span><text:span text:style-name="T1500">.</text:span><text:span text:style-name="T1501">classList</text:span><text:span text:style-name="T1502">.</text:span><text:span text:style-name="T1503">remove</text:span><text:span text:style-name="T1504">(</text:span><text:span text:style-name="T1505">'</text:span><text:span text:style-name="T1506">show</text:span><text:span text:style-name="T1507">'</text:span><text:span text:style-name="T1508">)</text:span><text:span text:style-name="T1509">;</text:span></text:p>
      <text:p text:style-name="P1510"><text:span text:style-name="T1511">               <text:s/></text:span><text:span text:style-name="T1512">}</text:span></text:p>
      <text:p text:style-name="P1513"><text:span text:style-name="T1514">           <text:s/></text:span><text:span text:style-name="T1515">}</text:span><text:span text:style-name="T1516">)</text:span><text:span text:style-name="T1517">;</text:span></text:p>
      <text:p text:style-name="P1518"><text:span text:style-name="T1519"><draw:custom-shape svg:x="0.6375in" svg:y="0.11111in" svg:width="7.0625in" svg:height="7.27083in" draw:z-index="251672576" draw:id="id7" draw:style-name="a7" draw:name="Ellipse 1" text:anchor-type="paragraph"><svg:title/><svg:desc/><text:p text:style-name="P1520">v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521">       <text:s/></text:span><text:span text:style-name="T1522">}</text:span></text:p>
      <text:p text:style-name="P1523"><text:span text:style-name="T1524"><draw:custom-shape svg:x="1.14653in" svg:y="0.18333in" svg:width="2.75556in" svg:height="2.75556in" draw:z-index="251669504" draw:id="id8" draw:style-name="a8" draw:name="Ellipse 1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/text:p>
      <text:p text:style-name="P1525"><text:span text:style-name="T1526">     <text:s/></text:span></text:p>
      <text:p text:style-name="P1527"><text:span text:style-name="T1528">       <text:s/></text:span><text:span text:style-name="T1529">filterItems</text:span><text:span text:style-name="T1530">(</text:span><text:span text:style-name="T1531">'</text:span><text:span text:style-name="T1532">all</text:span><text:span text:style-name="T1533">'</text:span><text:span text:style-name="T1534">)</text:span><text:span text:style-name="T1535">;</text:span></text:p>
      <text:p text:style-name="P1536"><text:span text:style-name="T1537">       </text:span></text:p>
      <text:p text:style-name="P1538"><text:span text:style-name="T1539">       <text:s/></text:span><text:span text:style-name="T1540">const</text:span><text:span text:style-name="T1541"><text:s/></text:span><text:span text:style-name="T1542">toggleBtn</text:span><text:span text:style-name="T1543"><text:s/></text:span><text:span text:style-name="T1544">=</text:span><text:span text:style-name="T1545"><text:s/></text:span><text:span text:style-name="T1546">document</text:span><text:span text:style-name="T1547">.</text:span><text:span text:style-name="T1548">querySelector</text:span><text:span text:style-name="T1549">(</text:span><text:span text:style-name="T1550">'</text:span><text:span text:style-name="T1551">.toggle-btn</text:span><text:span text:style-name="T1552">'</text:span><text:span text:style-name="T1553">)</text:span><text:span text:style-name="T1554">;</text:span></text:p>
      <text:p text:style-name="P1555"><text:span text:style-name="T1556">       <text:s/></text:span><text:span text:style-name="T1557">const</text:span><text:span text:style-name="T1558"><text:s/></text:span><text:span text:style-name="T1559">toggleBtnIcon</text:span><text:span text:style-name="T1560"><text:s/></text:span><text:span text:style-name="T1561">=</text:span><text:span text:style-name="T1562"><text:s/></text:span><text:span text:style-name="T1563">document</text:span><text:span text:style-name="T1564">.</text:span><text:span text:style-name="T1565">querySelector</text:span><text:span text:style-name="T1566">(</text:span><text:span text:style-name="T1567">'</text:span><text:span text:style-name="T1568">.toggle-btn i</text:span><text:span text:style-name="T1569">'</text:span><text:span text:style-name="T1570">)</text:span><text:span text:style-name="T1571">;</text:span><text:span text:style-name="T1572"><text:s/></text:span></text:p>
      <text:p text:style-name="P1573"><text:span text:style-name="T1574">       <text:s/></text:span><text:span text:style-name="T1575">const</text:span><text:span text:style-name="T1576"><text:s/></text:span><text:span text:style-name="T1577">dropDownMenu</text:span><text:span text:style-name="T1578"><text:s/></text:span><text:span text:style-name="T1579">=</text:span><text:span text:style-name="T1580"><text:s/></text:span><text:span text:style-name="T1581">document</text:span><text:span text:style-name="T1582">.</text:span><text:span text:style-name="T1583">querySelector</text:span><text:span text:style-name="T1584">(</text:span><text:span text:style-name="T1585">'</text:span><text:span text:style-name="T1586">.dropdown-menu</text:span><text:span text:style-name="T1587">'</text:span><text:span text:style-name="T1588">)</text:span><text:span text:style-name="T1589">;</text:span><text:span text:style-name="T1590"><text:s/></text:span></text:p>
      <text:p text:style-name="P1591"><text:span text:style-name="T1592"><draw:custom-shape svg:x="4.75in" svg:y="0.02569in" svg:width="4.6875in" svg:height="4.20833in" draw:z-index="251668480" draw:id="id9" draw:style-name="a9" draw:name="Ellipse 1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593"><draw:frame draw:z-index="251674624" draw:id="id10" draw:style-name="a10" draw:name="Textfeld 6" text:anchor-type="paragraph" svg:x="1.74028in" svg:y="0.02222in" svg:width="4.38333in" svg:height="2.52778in" style:rel-width="scale" style:rel-height="scale"><draw:text-box><text:p text:style-name="P1594">Entstanden ist eine Website</text:p><text:p text:style-name="P1595">über Basic Computer Know-How</text:p></draw:text-box><svg:title/><svg:desc/></draw:frame></text:span><text:span text:style-name="T1596">   <text:s/></text:span></text:p>
      <text:p text:style-name="P1597"><text:span text:style-name="T1598">       <text:s/></text:span><text:span text:style-name="T1599">toggleBtn</text:span><text:span text:style-name="T1600">.</text:span><text:span text:style-name="T1601">addEventListener</text:span><text:span text:style-name="T1602">(</text:span><text:span text:style-name="T1603">'</text:span><text:span text:style-name="T1604">click</text:span><text:span text:style-name="T1605">'</text:span><text:span text:style-name="T1606">,</text:span><text:span text:style-name="T1607"><text:s/></text:span><text:span text:style-name="T1608">function</text:span><text:span text:style-name="T1609">()</text:span><text:span text:style-name="T1610"><text:s/></text:span><text:span text:style-name="T1611">{</text:span></text:p>
      <text:p text:style-name="P1612"><text:span text:style-name="T1613">           <text:s/></text:span><text:span text:style-name="T1614">dropDownMenu</text:span><text:span text:style-name="T1615">.</text:span><text:span text:style-name="T1616">classList</text:span><text:span text:style-name="T1617">.</text:span><text:span text:style-name="T1618">toggle</text:span><text:span text:style-name="T1619">(</text:span><text:span text:style-name="T1620">'</text:span><text:span text:style-name="T1621">open</text:span><text:span text:style-name="T1622">'</text:span><text:span text:style-name="T1623">)</text:span><text:span text:style-name="T1624">;</text:span></text:p>
      <text:p text:style-name="P1625"><text:span text:style-name="T1626"><draw:custom-shape svg:x="5.81389in" svg:y="0.09931in" svg:width="2.75556in" svg:height="2.75556in" draw:z-index="251666432" draw:id="id11" draw:style-name="a11" draw:name="Ellipse 1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627"><draw:frame draw:z-index="251667456" draw:id="id12" draw:style-name="a12" draw:name="Textfeld 2" text:anchor-type="paragraph" svg:x="3.45139in" svg:y="0.10764in" svg:width="3.85in" svg:height="6.61667in" style:rel-width="scale" style:rel-height="scale"><draw:text-box><text:p text:style-name="P1628"><text:span text:style-name="T1629">+</text:span><text:span text:style-name="T1630">20<text:s/></text:span><text:span text:style-name="T1631">tu</text:span><text:span text:style-name="T1632">programmiert<text:s/></text:span></text:p><text:p text:style-name="P1633">5 Demoversionen<text:s/></text:p><text:p text:style-name="P1634">15 Glas Honig<text:s/></text:p><text:p text:style-name="P1635">7 Packungen<text:s/></text:p><text:p text:style-name="P1636">Mandeln<text:s/></text:p><text:p text:style-name="P1637">30 YouTube</text:p><text:p text:style-name="P1638">Tutourials<text:s/></text:p><text:p text:style-name="P1639">Clair de lune von Debussy<text:s/></text:p><text:p text:style-name="P1640"/></draw:text-box><svg:title/><svg:desc/></draw:frame></text:span><text:span text:style-name="T1641">           <text:s/></text:span><text:span text:style-name="T1642">const</text:span><text:span text:style-name="T1643"><text:s/></text:span><text:span text:style-name="T1644">isOpen</text:span><text:span text:style-name="T1645"><text:s/></text:span><text:span text:style-name="T1646">=</text:span><text:span text:style-name="T1647"><text:s/></text:span><text:span text:style-name="T1648">dropDownMenu</text:span><text:span text:style-name="T1649">.</text:span><text:span text:style-name="T1650">classList</text:span><text:span text:style-name="T1651">.</text:span><text:span text:style-name="T1652">contains</text:span><text:span text:style-name="T1653">(</text:span><text:span text:style-name="T1654">'</text:span><text:span text:style-name="T1655">open</text:span><text:span text:style-name="T1656">'</text:span><text:span text:style-name="T1657">)</text:span><text:span text:style-name="T1658">;</text:span></text:p>
      <text:p text:style-name="P1659"><text:span text:style-name="T1660">   <text:s/></text:span></text:p>
      <text:p text:style-name="P1661"><text:span text:style-name="T1662"><draw:custom-shape svg:x="4.74583in" svg:y="0.13681in" svg:width="7.0625in" svg:height="7.27083in" draw:z-index="251664384" draw:id="id13" draw:style-name="a13" draw:name="Ellipse 1" text:anchor-type="paragraph"><svg:title/><svg:desc/><text:p text:style-name="P1663">v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664">           <text:s/></text:span><text:span text:style-name="T1665">toggleBtnIcon</text:span><text:span text:style-name="T1666">.</text:span><text:span text:style-name="T1667">className</text:span><text:span text:style-name="T1668"><text:s/></text:span><text:span text:style-name="T1669">=</text:span><text:span text:style-name="T1670"><text:s/></text:span><text:span text:style-name="T1671">isOpen</text:span></text:p>
      <text:p text:style-name="P1672"><text:span text:style-name="T1673">               <text:s/></text:span><text:span text:style-name="T1674">?</text:span><text:span text:style-name="T1675"><text:s/></text:span><text:span text:style-name="T1676">'</text:span><text:span text:style-name="T1677">fas fa-times</text:span><text:span text:style-name="T1678">'</text:span></text:p>
      <text:p text:style-name="P1679"><text:span text:style-name="T1680"><draw:custom-shape svg:x="6.27778in" svg:y="0.175in" svg:width="3.34583in" svg:height="3.34583in" draw:z-index="251665408" draw:id="id14" draw:style-name="a14" draw:name="Ellipse 1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681">               <text:s/></text:span><text:span text:style-name="T1682">:</text:span><text:span text:style-name="T1683"><text:s/></text:span><text:span text:style-name="T1684">'</text:span><text:span text:style-name="T1685">fas fa-bars</text:span><text:span text:style-name="T1686">'</text:span><text:span text:style-name="T1687">;</text:span></text:p>
      <text:p text:style-name="P1688"><text:span text:style-name="T1689">       <text:s/></text:span><text:span text:style-name="T1690">}</text:span><text:span text:style-name="T1691">)</text:span><text:span text:style-name="T1692">;</text:span></text:p>
      <text:p text:style-name="P1693"><text:span text:style-name="T1694">   <text:s/></text:span><text:span text:style-name="T1695">&lt;/</text:span><text:span text:style-name="T1696">script</text:span><text:span text:style-name="T1697">&gt;</text:span></text:p>
      <text:p text:style-name="P1698"> <text:s/></text:p>
      <text:p text:style-name="P1699"><text:span text:style-name="T1700">&lt;/</text:span><text:span text:style-name="T1701">body</text:span><text:span text:style-name="T1702">&gt;</text:span></text:p>
      <text:p text:style-name="P1703"><text:span text:style-name="T1704">   <text:s/></text:span><text:span text:style-name="T1705">&lt;</text:span><text:span text:style-name="T1706">style</text:span><text:span text:style-name="T1707">&gt;</text:span></text:p>
      <text:p text:style-name="P1708"><text:span text:style-name="T1709">   <text:s/></text:span></text:p>
      <text:p text:style-name="P1710"><text:span text:style-name="T1711">       <text:s/></text:span><text:span text:style-name="T1712">#</text:span><text:span text:style-name="T1713">category-buttons</text:span><text:span text:style-name="T1714"><text:s/></text:span><text:span text:style-name="T1715">{</text:span></text:p>
      <text:p text:style-name="P1716"><text:span text:style-name="T1717">           <text:s/></text:span><text:span text:style-name="T1718">margin-bottom</text:span><text:span text:style-name="T1719">:</text:span><text:span text:style-name="T1720"><text:s/></text:span><text:span text:style-name="T1721">20px</text:span><text:span text:style-name="T1722">;</text:span></text:p>
      <text:p text:style-name="P1723"><text:span text:style-name="T1724"><draw:connector draw:type="curve" svg:x1="9.25694in" svg:y1="0.04653in" svg:x2="9.18125in" svg:y2="1.57778in" draw:z-index="251675648" draw:id="id15" draw:style-name="a17" draw:name="Verbinder: gekrümmt 7" text:anchor-type="paragraph"><svg:title/><svg:desc/></draw:connector></text:span><text:span text:style-name="T1725">       <text:s/></text:span><text:span text:style-name="T1726">}</text:span></text:p>
      <text:p text:style-name="P1727"><text:span text:style-name="T1728">       <text:s/></text:span><text:span text:style-name="T1729">#</text:span><text:span text:style-name="T1730">category-buttons</text:span><text:span text:style-name="T1731"><text:s/></text:span><text:span text:style-name="T1732">button</text:span><text:span text:style-name="T1733"><text:s/></text:span><text:span text:style-name="T1734">{</text:span></text:p>
      <text:p text:style-name="P1735"><text:span text:style-name="T1736">           <text:s/></text:span><text:span text:style-name="T1737">border</text:span><text:span text:style-name="T1738">:</text:span><text:span text:style-name="T1739"><text:s/></text:span><text:span text:style-name="T1740">2px</text:span><text:span text:style-name="T1741"><text:s/></text:span><text:span text:style-name="T1742">solid</text:span><text:span text:style-name="T1743"><text:s/></text:span><text:span text:style-name="T1744">#</text:span><text:span text:style-name="T1745">007868</text:span><text:span text:style-name="T1746">;</text:span></text:p>
      <text:p text:style-name="P1747"><text:span text:style-name="T1748">   <text:s/></text:span><text:span text:style-name="T1749">padding</text:span><text:span text:style-name="T1750">:</text:span><text:span text:style-name="T1751"><text:s/></text:span><text:span text:style-name="T1752">1em</text:span><text:span text:style-name="T1753"><text:s/></text:span><text:span text:style-name="T1754">2.2em</text:span><text:span text:style-name="T1755">;</text:span></text:p>
      <text:p text:style-name="P1756"><text:span text:style-name="T1757">   <text:s/></text:span><text:span text:style-name="T1758">border-radius</text:span><text:span text:style-name="T1759">:</text:span><text:span text:style-name="T1760"><text:s/></text:span><text:span text:style-name="T1761">3em</text:span><text:span text:style-name="T1762">;</text:span></text:p>
      <text:p text:style-name="P1763"><text:span text:style-name="T1764">   <text:s/></text:span><text:span text:style-name="T1765">background-color</text:span><text:span text:style-name="T1766">:</text:span><text:span text:style-name="T1767"><text:s/></text:span><text:span text:style-name="T1768">transparent</text:span><text:span text:style-name="T1769">;</text:span></text:p>
      <text:p text:style-name="P1770"><text:span text:style-name="T1771">   <text:s/></text:span><text:span text:style-name="T1772">color</text:span><text:span text:style-name="T1773">:</text:span><text:span text:style-name="T1774"><text:s/></text:span><text:span text:style-name="T1775">#</text:span><text:span text:style-name="T1776">17967D</text:span><text:span text:style-name="T1777">;</text:span></text:p>
      <text:p text:style-name="P1778"><text:span text:style-name="T1779">   <text:s/></text:span><text:span text:style-name="T1780">cursor</text:span><text:span text:style-name="T1781">:</text:span><text:span text:style-name="T1782"><text:s/></text:span><text:span text:style-name="T1783">pointer</text:span><text:span text:style-name="T1784">;</text:span></text:p>
      <text:p text:style-name="P1785"><text:span text:style-name="T1786">   <text:s/></text:span><text:span text:style-name="T1787">margin-left</text:span><text:span text:style-name="T1788">:</text:span><text:span text:style-name="T1789"><text:s/></text:span><text:span text:style-name="T1790">10px</text:span><text:span text:style-name="T1791">;</text:span></text:p>
      <text:p text:style-name="P1792"><text:span text:style-name="T1793">     </text:span><text:span text:style-name="T1794">margin-top</text:span><text:span text:style-name="T1795">:</text:span><text:span text:style-name="T1796"><text:s/></text:span><text:span text:style-name="T1797">60px</text:span><text:span text:style-name="T1798">;</text:span></text:p>
      <text:p text:style-name="P1799"><text:span text:style-name="T1800">           <text:s/></text:span></text:p>
      <text:p text:style-name="P1801"><text:span text:style-name="T1802">       <text:s/></text:span><text:span text:style-name="T1803">}</text:span></text:p>
      <text:p text:style-name="P1804"><text:span text:style-name="T1805">       <text:s/></text:span><text:span text:style-name="T1806">#</text:span><text:span text:style-name="T1807">category-buttons</text:span><text:span text:style-name="T1808"><text:s/></text:span><text:span text:style-name="T1809">button</text:span><text:span text:style-name="T1810">.</text:span><text:span text:style-name="T1811">active</text:span><text:span text:style-name="T1812"><text:s/></text:span><text:span text:style-name="T1813">{</text:span></text:p>
      <text:p text:style-name="P1814"><text:span text:style-name="T1815">           </text:span></text:p>
      <text:p text:style-name="P1816"><text:span text:style-name="T1817">           <text:s/></text:span><text:span text:style-name="T1818">background-color</text:span><text:span text:style-name="T1819">:#</text:span><text:span text:style-name="T1820">007868</text:span><text:span text:style-name="T1821">;</text:span></text:p>
      <text:p text:style-name="P1822"><text:span text:style-name="T1823">       <text:s/></text:span><text:span text:style-name="T1824">}</text:span></text:p>
      <text:p text:style-name="P1825"><text:span text:style-name="T1826">       <text:s/></text:span></text:p>
      <text:p text:style-name="P1827"><text:span text:style-name="T1828">       <text:s/></text:span><text:span text:style-name="T1829">#</text:span><text:span text:style-name="T1830">item-list</text:span><text:span text:style-name="T1831"><text:s/></text:span><text:span text:style-name="T1832">{</text:span></text:p>
      <text:p text:style-name="P1833"><text:span text:style-name="T1834">           <text:s/></text:span><text:span text:style-name="T1835">list-style-type</text:span><text:span text:style-name="T1836">:</text:span><text:span text:style-name="T1837"><text:s/></text:span><text:span text:style-name="T1838">none</text:span><text:span text:style-name="T1839">;</text:span></text:p>
      <text:p text:style-name="P1840"><text:span text:style-name="T1841">           <text:s/></text:span><text:span text:style-name="T1842">padding</text:span><text:span text:style-name="T1843">:</text:span><text:span text:style-name="T1844"><text:s/></text:span><text:span text:style-name="T1845">0</text:span><text:span text:style-name="T1846">;</text:span></text:p>
      <text:p text:style-name="P1847"><text:span text:style-name="T1848">       <text:s/></text:span><text:span text:style-name="T1849">}</text:span></text:p>
      <text:p text:style-name="P1850"><text:span text:style-name="T1851">       <text:s/></text:span><text:span text:style-name="T1852">#</text:span><text:span text:style-name="T1853">item-list</text:span><text:span text:style-name="T1854"><text:s/></text:span><text:span text:style-name="T1855">li</text:span><text:span text:style-name="T1856"><text:s/></text:span><text:span text:style-name="T1857">{</text:span></text:p>
      <text:p text:style-name="P1858"><text:span text:style-name="T1859">           <text:s/></text:span><text:span text:style-name="T1860">margin</text:span><text:span text:style-name="T1861">:</text:span><text:span text:style-name="T1862"><text:s/></text:span><text:span text:style-name="T1863">10px</text:span><text:span text:style-name="T1864"><text:s/></text:span><text:span text:style-name="T1865">0</text:span><text:span text:style-name="T1866">;</text:span></text:p>
      <text:p text:style-name="P1867"><text:span text:style-name="T1868">           <text:s/></text:span><text:span text:style-name="T1869">padding</text:span><text:span text:style-name="T1870">:</text:span><text:span text:style-name="T1871"><text:s/></text:span><text:span text:style-name="T1872">10px</text:span><text:span text:style-name="T1873">;</text:span></text:p>
      <text:soft-page-break/>
      <text:p text:style-name="P1874"><text:span text:style-name="T1875">           <text:s/></text:span><text:span text:style-name="T1876">border</text:span><text:span text:style-name="T1877">:</text:span><text:span text:style-name="T1878"><text:s/></text:span><text:span text:style-name="T1879">1px</text:span><text:span text:style-name="T1880"><text:s/></text:span><text:span text:style-name="T1881">solid</text:span><text:span text:style-name="T1882"><text:s/></text:span><text:span text:style-name="T1883">#</text:span><text:span text:style-name="T1884">eee</text:span><text:span text:style-name="T1885">;</text:span></text:p>
      <text:p text:style-name="P1886"><text:span text:style-name="T1887">           <text:s/></text:span><text:span text:style-name="T1888">border-radius</text:span><text:span text:style-name="T1889">:</text:span><text:span text:style-name="T1890"><text:s/></text:span><text:span text:style-name="T1891">5px</text:span><text:span text:style-name="T1892">;</text:span></text:p>
      <text:p text:style-name="P1893"><text:span text:style-name="T1894">           <text:s/></text:span><text:span text:style-name="T1895">display</text:span><text:span text:style-name="T1896">:</text:span><text:span text:style-name="T1897"><text:s/></text:span><text:span text:style-name="T1898">none</text:span><text:span text:style-name="T1899">;</text:span></text:p>
      <text:p text:style-name="P1900"><text:span text:style-name="T1901">       <text:s/></text:span><text:span text:style-name="T1902">}</text:span></text:p>
      <text:p text:style-name="P1903"><text:span text:style-name="T1904">       <text:s/></text:span><text:span text:style-name="T1905">#</text:span><text:span text:style-name="T1906">item-list</text:span><text:span text:style-name="T1907"><text:s/></text:span><text:span text:style-name="T1908">li</text:span><text:span text:style-name="T1909">.</text:span><text:span text:style-name="T1910">show</text:span><text:span text:style-name="T1911"><text:s/></text:span><text:span text:style-name="T1912">{</text:span></text:p>
      <text:p text:style-name="P1913"><text:span text:style-name="T1914">           <text:s/></text:span><text:span text:style-name="T1915">display</text:span><text:span text:style-name="T1916">:</text:span><text:span text:style-name="T1917"><text:s/></text:span><text:span text:style-name="T1918">block</text:span><text:span text:style-name="T1919">;</text:span><text:span text:style-name="T1920"><text:s/></text:span></text:p>
      <text:p text:style-name="P1921"><text:span text:style-name="T1922">       <text:s/></text:span><text:span text:style-name="T1923">}</text:span></text:p>
      <text:p text:style-name="P1924"><text:span text:style-name="T1925">   <text:s/></text:span><text:span text:style-name="T1926">&lt;/</text:span><text:span text:style-name="T1927">style</text:span><text:span text:style-name="T1928">&gt;</text:span></text:p>
      <text:p text:style-name="P1929"/>
      <text:p text:style-name="P1930"><text:span text:style-name="T1931">&lt;</text:span><text:span text:style-name="T1932">body</text:span><text:span text:style-name="T1933">&gt;</text:span></text:p>
      <text:p text:style-name="P1934"><text:span text:style-name="T1935">   <text:s/></text:span><text:span text:style-name="T1936">&lt;</text:span><text:span text:style-name="T1937">footer</text:span><text:span text:style-name="T1938"><text:s/></text:span><text:span text:style-name="T1939">class</text:span><text:span text:style-name="T1940">=</text:span><text:span text:style-name="T1941">"</text:span><text:span text:style-name="T1942">footer-container</text:span><text:span text:style-name="T1943">"</text:span><text:span text:style-name="T1944">&gt;</text:span></text:p>
      <text:p text:style-name="P1945"><text:span text:style-name="T1946">       <text:s/></text:span><text:span text:style-name="T1947">&lt;</text:span><text:span text:style-name="T1948">div</text:span><text:span text:style-name="T1949"><text:s/></text:span><text:span text:style-name="T1950">class</text:span><text:span text:style-name="T1951">=</text:span><text:span text:style-name="T1952">"</text:span><text:span text:style-name="T1953">footer-links</text:span><text:span text:style-name="T1954">"</text:span><text:span text:style-name="T1955">&gt;</text:span></text:p>
      <text:p text:style-name="P1956"><text:span text:style-name="T1957">           <text:s/></text:span><text:span text:style-name="T1958">&lt;</text:span><text:span text:style-name="T1959">a</text:span><text:span text:style-name="T1960"><text:s/></text:span><text:span text:style-name="T1961">href</text:span><text:span text:style-name="T1962">=</text:span><text:span text:style-name="T1963">"</text:span><text:span text:style-name="T1964">Seite.html</text:span><text:span text:style-name="T1965">"</text:span><text:span text:style-name="T1966">&gt;</text:span><text:span text:style-name="T1967">Home</text:span><text:span text:style-name="T1968">&lt;/</text:span><text:span text:style-name="T1969">a</text:span><text:span text:style-name="T1970">&gt;</text:span></text:p>
      <text:p text:style-name="P1971"><text:span text:style-name="T1972">           <text:s/></text:span><text:span text:style-name="T1973">&lt;</text:span><text:span text:style-name="T1974">a</text:span><text:span text:style-name="T1975"><text:s/></text:span><text:span text:style-name="T1976">href</text:span><text:span text:style-name="T1977">=</text:span><text:span text:style-name="T1978">"</text:span><text:span text:style-name="T1979">about.html</text:span><text:span text:style-name="T1980">"</text:span><text:span text:style-name="T1981">&gt;</text:span><text:span text:style-name="T1982">About</text:span><text:span text:style-name="T1983">&lt;/</text:span><text:span text:style-name="T1984">a</text:span><text:span text:style-name="T1985">&gt;</text:span></text:p>
      <text:p text:style-name="P1986"><text:span text:style-name="T1987">           <text:s/></text:span><text:span text:style-name="T1988">&lt;</text:span><text:span text:style-name="T1989">a</text:span><text:span text:style-name="T1990"><text:s/></text:span><text:span text:style-name="T1991">href</text:span><text:span text:style-name="T1992">=</text:span><text:span text:style-name="T1993">"</text:span><text:span text:style-name="T1994">Service O.html</text:span><text:span text:style-name="T1995">"</text:span><text:span text:style-name="T1996">&gt;</text:span><text:span text:style-name="T1997">Services</text:span><text:span text:style-name="T1998">&lt;/</text:span><text:span text:style-name="T1999">a</text:span><text:span text:style-name="T2000">&gt;</text:span></text:p>
      <text:p text:style-name="P2001"><text:span text:style-name="T2002">           <text:s/></text:span><text:span text:style-name="T2003">&lt;</text:span><text:span text:style-name="T2004">a</text:span><text:span text:style-name="T2005"><text:s/></text:span><text:span text:style-name="T2006">href</text:span><text:span text:style-name="T2007">=</text:span><text:span text:style-name="T2008">"</text:span><text:span text:style-name="T2009">Contact.html</text:span><text:span text:style-name="T2010">"</text:span><text:span text:style-name="T2011">&gt;</text:span><text:span text:style-name="T2012">Contact</text:span><text:span text:style-name="T2013">&lt;/</text:span><text:span text:style-name="T2014">a</text:span><text:span text:style-name="T2015">&gt;</text:span></text:p>
      <text:p text:style-name="P2016"><text:span text:style-name="T2017">       <text:s/></text:span><text:span text:style-name="T2018">&lt;/</text:span><text:span text:style-name="T2019">div</text:span><text:span text:style-name="T2020">&gt;</text:span></text:p>
      <text:p text:style-name="P2021"><text:span text:style-name="T2022">       <text:s/></text:span><text:span text:style-name="T2023">&lt;</text:span><text:span text:style-name="T2024">div</text:span><text:span text:style-name="T2025"><text:s/></text:span><text:span text:style-name="T2026">class</text:span><text:span text:style-name="T2027">=</text:span><text:span text:style-name="T2028">"</text:span><text:span text:style-name="T2029">footer-info</text:span><text:span text:style-name="T2030">"</text:span><text:span text:style-name="T2031">&gt;</text:span></text:p>
      <text:p text:style-name="P2032"><text:span text:style-name="T2033">           <text:s/></text:span><text:span text:style-name="T2034">&lt;</text:span><text:span text:style-name="T2035">p</text:span><text:span text:style-name="T2036">&gt;</text:span><text:span text:style-name="T2037">All rights reserved. Developed by Beray</text:span><text:span text:style-name="T2038">&lt;/</text:span><text:span text:style-name="T2039">p</text:span><text:span text:style-name="T2040">&gt;</text:span></text:p>
      <text:p text:style-name="P2041"><text:span text:style-name="T2042">           <text:s/></text:span><text:span text:style-name="T2043">&lt;</text:span><text:span text:style-name="T2044">p</text:span><text:span text:style-name="T2045">&gt;&lt;</text:span><text:span text:style-name="T2046">i</text:span><text:span text:style-name="T2047"><text:s/></text:span><text:span text:style-name="T2048">class</text:span><text:span text:style-name="T2049">=</text:span><text:span text:style-name="T2050">"</text:span><text:span text:style-name="T2051">far fa-envelope</text:span><text:span text:style-name="T2052">"</text:span><text:span text:style-name="T2053">&gt;&lt;/</text:span><text:span text:style-name="T2054">i</text:span><text:span text:style-name="T2055">&gt;</text:span><text:span text:style-name="T2056"><text:s/>Email: example@example.com</text:span><text:span text:style-name="T2057">&lt;/</text:span><text:span text:style-name="T2058">p</text:span><text:span text:style-name="T2059">&gt;</text:span></text:p>
      <text:p text:style-name="P2060"><text:span text:style-name="T2061">       <text:s/></text:span><text:span text:style-name="T2062">&lt;/</text:span><text:span text:style-name="T2063">div</text:span><text:span text:style-name="T2064">&gt;</text:span></text:p>
      <text:p text:style-name="P2065"><text:span text:style-name="T2066">   <text:s/></text:span><text:span text:style-name="T2067">&lt;/</text:span><text:span text:style-name="T2068">footer</text:span><text:span text:style-name="T2069">&gt;</text:span></text:p>
      <text:p text:style-name="P2070"><text:span text:style-name="T2071">&lt;/</text:span><text:span text:style-name="T2072">html</text:span><text:span text:style-name="T2073">&gt;</text:span></text:p>
      <text:p text:style-name="P2074"/>
      <text:p text:style-name="P2075"/>
      <text:p text:style-name="P2076"/>
      <text:p text:style-name="P2077"/>
      <text:p text:style-name="P2078"/>
      <text:p text:style-name="P2079"/>
      <text:p text:style-name="P2080"/>
      <text:p text:style-name="P2081"/>
      <text:p text:style-name="P2082"/>
      <text:p text:style-name="P2083"/>
      <text:p text:style-name="P2084"/>
      <text:p text:style-name="P2085"/>
      <text:p text:style-name="P2086"/>
      <text:p text:style-name="P2087"/>
      <text:p text:style-name="P2088"/>
      <text:p text:style-name="P2089"/>
      <text:p text:style-name="P2090"/>
      <text:p text:style-name="P2091"/>
      <text:p text:style-name="P2092"/>
      <text:p text:style-name="P2093"/>
      <text:p text:style-name="P2094"/>
      <text:p text:style-name="P2095"/>
      <text:p text:style-name="P2096"/>
      <text:p text:style-name="P2097"/>
      <text:p text:style-name="P2098"/>
      <text:p text:style-name="P2099"/>
      <text:p text:style-name="P2100"/>
      <text:p text:style-name="P2101"/>
      <text:p text:style-name="P2102"/>
      <text:p text:style-name="P2103"/>
      <text:p text:style-name="P2104"/>
      <text:p text:style-name="P2105"/>
      <text:p text:style-name="P2106"/>
      <text:p text:style-name="P2107"/>
      <text:p text:style-name="P2108"/>
      <text:p text:style-name="P2109"/>
      <text:p text:style-name="P2110"/>
      <text:p text:style-name="P2111"/>
      <text:p text:style-name="P2112"/>
      <text:p text:style-name="P2113"/>
      <text:p text:style-name="P2114"/>
      <text:p text:style-name="P2115"/>
      <text:p text:style-name="P2116"/>
      <text:p text:style-name="P2117"/>
      <text:p text:style-name="P2118"/>
      <text:p text:style-name="P2119"/>
      <text:p text:style-name="P2120"/>
      <text:p text:style-name="P2121"/>
      <text:p text:style-name="P2122"/>
      <text:p text:style-name="P2123"/>
      <text:p text:style-name="P2124"/>
      <text:p text:style-name="P2125"/>
      <text:p text:style-name="P2126"/>
      <text:p text:style-name="P2127"/>
      <text:p text:style-name="P2128"/>
      <text:p text:style-name="P2129"/>
      <text:p text:style-name="P2130"/>
      <text:p text:style-name="P2131"/>
      <text:p text:style-name="P2132"/>
      <text:p text:style-name="P2133"/>
      <text:soft-page-break/>
      <text:p text:style-name="P2134"><text:span text:style-name="T2135"><draw:connector draw:type="curve" svg:x1="10.25694in" svg:y1="9.63542in" svg:x2="10.18125in" svg:y2="11.16667in" draw:z-index="251688960" draw:id="id16" draw:style-name="a20" draw:name="Verbinder: gekrümmt 7" text:anchor-type="paragraph"><svg:title/><svg:desc/></draw:connector></text:span><text:span text:style-name="T2136"><draw:frame draw:z-index="251683840" draw:id="id17" draw:style-name="a21" draw:name="Textfeld 4" text:anchor-type="paragraph" svg:x="5.96875in" svg:y="11.54861in" svg:width="8.80208in" svg:height="1.58333in" style:rel-width="scale" style:rel-height="scale"><draw:text-box><text:p text:style-name="P2137">Projektarbeit Schule Herzogenmühle</text:p><text:p text:style-name="P2138">Von Elif Canmaya</text:p></draw:text-box><svg:title/><svg:desc/></draw:frame></text:span><text:span text:style-name="T2139"><draw:custom-shape svg:x="7.83403in" svg:y="6.15764in" svg:width="2.75556in" svg:height="2.75556in" draw:z-index="251682816" draw:id="id18" draw:style-name="a22" draw:name="Ellipse 1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2140"><draw:custom-shape svg:x="9.48611in" svg:y="8.41458in" svg:width="3.34583in" svg:height="3.34583in" draw:z-index="251678720" draw:id="id19" draw:style-name="a23" draw:name="Ellipse 1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2141"><draw:custom-shape svg:x="10.3125in" svg:y="8.90625in" svg:width="4.6875in" svg:height="4.20833in" draw:z-index="251681792" draw:id="id20" draw:style-name="a24" draw:name="Ellipse 1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2142"><draw:custom-shape svg:x="10.08472in" svg:y="10.09444in" svg:width="2.75556in" svg:height="2.75556in" draw:z-index="251679744" draw:id="id21" draw:style-name="a25" draw:name="Ellipse 1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2143"><draw:custom-shape svg:x="10.45in" svg:y="11.91597in" svg:width="2.75556in" svg:height="2.75556in" draw:z-index="251686912" draw:id="id22" draw:style-name="a26" draw:name="Ellipse 1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2144"><draw:frame draw:z-index="251684864" draw:id="id23" draw:style-name="a27" draw:name="Textfeld 3" text:anchor-type="paragraph" svg:x="5.98056in" svg:y="10.29375in" svg:width="7.66667in" svg:height="3.79167in" style:rel-width="scale" style:rel-height="scale"><draw:text-box><text:p text:style-name="P2145">YAGEEBA</text:p><text:p text:style-name="Standard"><text:span text:style-name="T2146"><text:s text:c="18"/></text:span><text:span text:style-name="T2147">DIE ENTWICKLUNG EINER WEBSEITE</text:span></text:p><text:p text:style-name="P2148"><text:s/>Besten Dank<text:s/>an<text:s/>Herr Odermatt</text:p></draw:text-box><svg:title/><svg:desc/></draw:frame></text:span><text:span text:style-name="T2149"><draw:frame draw:z-index="251687936" draw:id="id24" draw:style-name="a28" draw:name="Textfeld 6" text:anchor-type="paragraph" svg:x="7.76111in" svg:y="9.25694in" svg:width="4.38333in" svg:height="2.52778in" style:rel-width="scale" style:rel-height="scale"><draw:text-box><text:p text:style-name="P2150">Entstanden ist eine Website</text:p><text:p text:style-name="P2151">über Basic Computer Know-How</text:p></draw:text-box><svg:title/><svg:desc/></draw:frame></text:span><text:span text:style-name="T2152"><draw:custom-shape svg:x="7.9375in" svg:y="6.78819in" svg:width="7.0625in" svg:height="7.27083in" draw:z-index="251677696" draw:id="id25" draw:style-name="a29" draw:name="Ellipse 1" text:anchor-type="paragraph"><svg:title/><svg:desc/><text:p text:style-name="P2153">v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2154"><draw:frame draw:z-index="251680768" draw:id="id26" draw:style-name="a30" draw:name="Textfeld 2" text:anchor-type="paragraph" svg:x="7.95139in" svg:y="8.30278in" svg:width="3.85in" svg:height="6.61667in" style:rel-width="scale" style:rel-height="scale"><draw:text-box><text:p text:style-name="P2155"><text:span text:style-name="T2156">+</text:span><text:span text:style-name="T2157">20<text:s/></text:span><text:span text:style-name="T2158">tu</text:span><text:span text:style-name="T2159">programmiert<text:s/></text:span></text:p><text:p text:style-name="P2160">5 Demoversionen<text:s/></text:p><text:p text:style-name="P2161">15 Glas Honig<text:s/></text:p><text:p text:style-name="P2162">7 Packungen<text:s/></text:p><text:p text:style-name="P2163">Mandeln<text:s/></text:p><text:p text:style-name="P2164">30 YouTube</text:p><text:p text:style-name="P2165">Tutourials<text:s/></text:p><text:p text:style-name="P2166">Clair de lune von Debussy<text:s/></text:p><text:p text:style-name="P2167"/></draw:text-box><svg:title/><svg:desc/></draw:frame></text:span><text:span text:style-name="T2168"><draw:custom-shape svg:x="7.95in" svg:y="6.45in" svg:width="7.0625in" svg:height="7.27083in" draw:z-index="251685888" draw:id="id27" draw:style-name="a31" draw:name="Ellipse 1" text:anchor-type="paragraph"><svg:title/><svg:desc/><text:p text:style-name="P2169">v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/text:p>
      <text:p text:style-name="P21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  <style:font-face style:name="Cascadia Code SemiBold" svg:font-family="Cascadia Code SemiBold" style:font-family-generic="modern" style:font-pitch="fixed" svg:panose-1="2 11 6 9 2 0 0 2 0 4"/>
    <style:font-face style:name="Cascadia Code Light" svg:font-family="Cascadia Code Light" style:font-family-generic="modern" style:font-pitch="fixed" svg:panose-1="2 11 6 9 2 0 0 2 0 4"/>
    <style:font-face style:name="Cascadia Code SemiLight" svg:font-family="Cascadia Code SemiLight" style:font-family-generic="modern" style:font-pitch="fixed" svg:panose-1="2 11 6 9 2 0 0 2 0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  <draw:marker draw:name="a15" svg:viewBox="0 0 20 30" svg:d="m10 0-10 30h20z"/>
    <draw:marker draw:name="a16" svg:viewBox="0 0 20 30" svg:d="m10 0-10 30h20z"/>
    <draw:marker draw:name="a18" svg:viewBox="0 0 20 30" svg:d="m10 0-10 30h20z"/>
    <draw:marker draw:name="a19" svg:viewBox="0 0 20 30" svg:d="m10 0-10 30h20z"/>
  </office:styles>
  <office:automatic-styles>
    <style:page-layout style:name="PL0">
      <style:page-layout-properties fo:page-width="11.693in" fo:page-height="16.5354in" style:print-orientation="portrait" fo:margin-top="0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anmaya Elif (KfK)</meta:initial-creator>
    <dc:creator>Canmaya Elif (KfK)</dc:creator>
    <meta:creation-date>2024-05-13T16:34:00Z</meta:creation-date>
    <dc:date>2024-05-16T19:53:00Z</dc:date>
    <meta:print-date>2024-05-13T16:59:00Z</meta:print-date>
    <meta:template xlink:href="Normal" xlink:type="simple"/>
    <meta:editing-cycles>2</meta:editing-cycles>
    <meta:editing-duration>PT0S</meta:editing-duration>
    <meta:document-statistic meta:page-count="5" meta:paragraph-count="15" meta:word-count="1031" meta:character-count="7518" meta:row-count="54" meta:non-whitespace-character-count="6502"/>
  </office:meta>
</office:document-meta>
</file>